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Disk_20_File">
      <style:graphic-properties fo:padding-bottom="-0.508cm"/>
    </style:style>
    <style:style style:name="gr2" style:family="graphic" style:parent-style-name="Disk_20_File">
      <style:graphic-properties fo:padding-bottom="-0.813cm"/>
    </style:style>
    <style:style style:name="gr3" style:family="graphic" style:parent-style-name="Disk_20_File">
      <style:graphic-properties fo:padding-bottom="-0.711cm"/>
    </style:style>
    <style:style style:name="gr4" style:family="graphic" style:parent-style-name="headline1">
      <style:graphic-properties draw:auto-grow-width="true" fo:min-height="0.511cm"/>
    </style:style>
    <style:style style:name="gr5" style:family="graphic" style:parent-style-name="standard">
      <style:graphic-properties draw:stroke="dash" draw:stroke-dash="Fine_20_Dashed" draw:textarea-horizontal-align="center" draw:textarea-vertical-align="middle"/>
    </style:style>
    <style:style style:name="gr6" style:family="graphic" style:parent-style-name="title">
      <style:graphic-properties draw:auto-grow-width="true" fo:min-height="0.875cm"/>
    </style:style>
    <style:style style:name="gr7" style:family="graphic" style:parent-style-name="Disk_20_File">
      <style:graphic-properties fo:padding-bottom="-0.508cm"/>
    </style:style>
    <style:style style:name="gr8" style:family="graphic" style:parent-style-name="Disk_20_File">
      <style:graphic-properties fo:padding-bottom="-0.813cm"/>
    </style:style>
    <style:style style:name="gr9" style:family="graphic" style:parent-style-name="Disk_20_File">
      <style:graphic-properties fo:padding-bottom="-0.711cm"/>
    </style:style>
    <style:style style:name="gr10" style:family="graphic" style:parent-style-name="headline1">
      <style:graphic-properties draw:auto-grow-width="true" fo:min-height="0.875cm"/>
    </style:style>
    <style:style style:name="gr11" style:family="graphic" style:parent-style-name="standard">
      <style:graphic-properties draw:fill="solid" draw:fill-color="#b3b3b3" draw:textarea-horizontal-align="justify" draw:textarea-vertical-align="middle" draw:auto-grow-height="false"/>
    </style:style>
    <style:style style:name="gr12" style:family="graphic" style:parent-style-name="standard">
      <style:graphic-properties draw:fill="solid" draw:fill-color="#47b8b8" draw:textarea-horizontal-align="justify" draw:textarea-vertical-align="bottom" draw:auto-grow-height="false" fo:padding-bottom="-0.711cm"/>
    </style:style>
    <style:style style:name="gr13" style:family="graphic" style:parent-style-name="standard">
      <style:graphic-properties draw:fill="solid" draw:fill-color="#94bd5e" draw:textarea-horizontal-align="justify" draw:textarea-vertical-align="bottom" draw:auto-grow-height="false" fo:padding-bottom="-0.508cm"/>
    </style:style>
    <style:style style:name="gr14" style:family="graphic" style:parent-style-name="standard">
      <style:graphic-properties draw:fill="solid" draw:fill-color="#47b8b8" draw:textarea-horizontal-align="justify" draw:textarea-vertical-align="middle" draw:auto-grow-height="false"/>
    </style:style>
    <style:style style:name="gr15" style:family="graphic" style:parent-style-name="standard">
      <style:graphic-properties draw:fill="solid" draw:fill-color="#94bd5e" draw:textarea-horizontal-align="justify" draw:textarea-vertical-align="bottom" draw:auto-grow-height="false" fo:padding-bottom="-0.889cm"/>
    </style:style>
    <style:style style:name="gr16" style:family="graphic" style:parent-style-name="standard">
      <style:graphic-properties draw:fill="solid" draw:fill-color="#cccc00" draw:textarea-horizontal-align="justify" draw:textarea-vertical-align="middle" draw:auto-grow-height="false"/>
    </style:style>
    <style:style style:name="gr17" style:family="graphic" style:parent-style-name="Process_20_Line">
      <style:graphic-properties draw:marker-start="Arrow" draw:marker-end=""/>
    </style:style>
    <style:style style:name="gr18" style:family="graphic" style:parent-style-name="standard">
      <style:graphic-properties draw:textarea-horizontal-align="justify" draw:textarea-vertical-align="bottom" draw:auto-grow-height="false" fo:padding-bottom="-0.508cm" draw:shadow="visible" draw:shadow-offset-x="0.051cm" draw:shadow-offset-y="0.051cm"/>
    </style:style>
    <style:style style:name="gr19" style:family="graphic" style:parent-style-name="standard">
      <style:graphic-properties draw:textarea-horizontal-align="center"/>
    </style:style>
    <style:style style:name="gr20" style:family="graphic" style:parent-style-name="standard">
      <style:graphic-properties draw:fill="solid" draw:fill-color="#666666" draw:textarea-horizontal-align="justify" draw:textarea-vertical-align="middle" draw:auto-grow-height="false"/>
    </style:style>
    <style:style style:name="gr21" style:family="graphic" style:parent-style-name="standard">
      <style:graphic-properties draw:stroke="dash" draw:stroke-dash="Ultrafine_20_Dashed" draw:marker-end="Rounded_20_short_20_Arrow" draw:textarea-horizontal-align="center"/>
    </style:style>
    <style:style style:name="gr22" style:family="graphic" style:parent-style-name="standard">
      <style:graphic-properties draw:marker-end="Double_20_Arrow" draw:textarea-horizontal-align="center"/>
    </style:style>
    <style:style style:name="gr23" style:family="graphic" style:parent-style-name="standard">
      <style:graphic-properties draw:fill="solid" draw:fill-color="#cccccc" draw:textarea-horizontal-align="justify" draw:textarea-vertical-align="middle" draw:auto-grow-height="false"/>
    </style:style>
    <style:style style:name="gr24" style:family="graphic" style:parent-style-name="standard">
      <style:graphic-properties draw:fill="solid" draw:fill-color="#e6e6ff" draw:textarea-horizontal-align="right" draw:textarea-vertical-align="top" draw:auto-grow-height="false"/>
    </style:style>
    <style:style style:name="gr25" style:family="graphic" style:parent-style-name="standard">
      <style:graphic-properties svg:stroke-width="0.051cm" draw:marker-start="" draw:marker-start-width="0.381cm" draw:marker-end="" draw:marker-end-width="0.381cm" draw:fill="solid" draw:fill-color="#ffffff" draw:textarea-vertical-align="middle" draw:auto-grow-height="false" fo:min-height="0.749cm" fo:min-width="0.499cm" fo:padding-top="0.025cm" fo:padding-bottom="0.025cm" fo:padding-left="0.025cm" fo:padding-right="0.025cm"/>
    </style:style>
    <style:style style:name="gr26" style:family="graphic" style:parent-style-name="standard">
      <style:graphic-properties draw:marker-start="Arrow" draw:marker-end="" draw:marker-end-width="0.3cm" draw:textarea-horizontal-align="center"/>
    </style:style>
    <style:style style:name="gr27" style:family="graphic" style:parent-style-name="standard">
      <style:graphic-properties draw:fill="solid" draw:fill-color="#ffffff" draw:fill-gradient-name="Gradient_20_1" draw:fill-hatch-name="Hatch_20_2" draw:fill-hatch-solid="false" draw:textarea-horizontal-align="justify" draw:textarea-vertical-align="bottom" draw:auto-grow-height="false" fo:padding-bottom="-0.381cm" draw:shadow="visible" draw:shadow-offset-x="0.051cm" draw:shadow-offset-y="0.051cm"/>
    </style:style>
    <style:style style:name="gr28" style:family="graphic" style:parent-style-name="standard">
      <style:graphic-properties draw:fill="hatch" draw:fill-color="#ffffff" draw:fill-gradient-name="Gradient_20_1" draw:fill-hatch-name="Hatch_20_2" draw:fill-hatch-solid="false" draw:textarea-horizontal-align="justify" draw:textarea-vertical-align="bottom" draw:auto-grow-height="false" fo:padding-bottom="0cm" fo:padding-right="-1.651cm"/>
    </style:style>
    <style:style style:name="gr29" style:family="graphic" style:parent-style-name="standard">
      <style:graphic-properties svg:stroke-width="0.051cm" draw:marker-start="" draw:marker-start-width="0.381cm" draw:marker-end="" draw:marker-end-width="0.381cm" draw:fill="solid" draw:fill-color="#ffffff" draw:textarea-vertical-align="middle" draw:auto-grow-height="false" fo:min-height="0.749cm" fo:min-width="0.499cm" fo:padding-top="0.025cm" fo:padding-bottom="0.025cm" fo:padding-left="0.025cm" fo:padding-right="0.025cm"/>
    </style:style>
    <style:style style:name="gr30" style:family="graphic" style:parent-style-name="standard">
      <style:graphic-properties draw:fill="solid" draw:fill-color="#94bd5e" draw:textarea-horizontal-align="justify" draw:textarea-vertical-align="middle" draw:auto-grow-height="false"/>
    </style:style>
    <style:style style:name="gr31" style:family="graphic" style:parent-style-name="standard">
      <style:graphic-properties draw:fill="solid" draw:fill-color="#e6e64c" draw:textarea-horizontal-align="justify" draw:textarea-vertical-align="middle" draw:auto-grow-height="false"/>
    </style:style>
    <style:style style:name="gr32" style:family="graphic" style:parent-style-name="standard">
      <style:graphic-properties draw:fill-color="#ffffff" draw:textarea-horizontal-align="justify" draw:textarea-vertical-align="middle" draw:auto-grow-height="false" draw:shadow="visible" draw:shadow-offset-x="0.051cm" draw:shadow-offset-y="0.051cm"/>
    </style:style>
    <style:style style:name="gr33" style:family="graphic" style:parent-style-name="standard">
      <style:graphic-properties draw:marker-end="Arrow" draw:marker-end-width="0.3cm" draw:textarea-horizontal-align="center"/>
    </style:style>
    <style:style style:name="gr34" style:family="graphic" style:parent-style-name="standard">
      <style:graphic-properties draw:stroke="none" svg:stroke-color="#000000" draw:fill="none" draw:fill-color="#ffffff" fo:min-height="1.016cm"/>
    </style:style>
    <style:style style:name="gr35" style:family="graphic" style:parent-style-name="Disk_20_File">
      <style:graphic-properties fo:padding-bottom="-1.016cm"/>
    </style:style>
    <style:style style:name="gr36" style:family="graphic" style:parent-style-name="standard">
      <style:graphic-properties draw:stroke="dash" draw:stroke-dash="Fine_20_Dashed" draw:textarea-horizontal-align="center"/>
    </style:style>
    <style:style style:name="gr37" style:family="graphic" style:parent-style-name="headline1">
      <style:graphic-properties draw:auto-grow-width="true" fo:min-height="0.508cm"/>
    </style:style>
    <style:style style:name="gr38" style:family="graphic" style:parent-style-name="headline1">
      <style:graphic-properties draw:auto-grow-width="true" fo:min-height="0.621cm"/>
    </style:style>
    <style:style style:name="gr39" style:family="graphic" style:parent-style-name="standard">
      <style:graphic-properties draw:stroke="none" svg:stroke-color="#000000" draw:fill="none" draw:fill-color="#ffffff" fo:min-height="0.762cm"/>
    </style:style>
    <style:style style:name="gr40" style:family="graphic" style:parent-style-name="standard">
      <style:graphic-properties draw:fill="none" draw:textarea-horizontal-align="left" draw:textarea-vertical-align="top" draw:auto-grow-height="false"/>
    </style:style>
    <style:style style:name="gr41" style:family="graphic" style:parent-style-name="standard">
      <style:graphic-properties draw:fill="solid" draw:fill-color="#94bd5e" draw:textarea-horizontal-align="justify" draw:textarea-vertical-align="bottom" draw:auto-grow-height="false" fo:padding-bottom="-0.635cm"/>
    </style:style>
    <style:style style:name="gr42" style:family="graphic" style:parent-style-name="standard">
      <style:graphic-properties draw:stroke="none" svg:stroke-color="#000000" draw:fill="none" draw:fill-color="#ffffff" draw:textarea-vertical-align="middle" fo:min-height="0.889cm" fo:padding-bottom="-0.127cm"/>
    </style:style>
    <style:style style:name="gr43" style:family="graphic" style:parent-style-name="standard">
      <style:graphic-properties draw:marker-start="Arrow" draw:marker-end="" draw:marker-end-width="0.3cm" draw:textarea-horizontal-align="center"/>
    </style:style>
    <style:style style:name="gr44" style:family="graphic" style:parent-style-name="standard">
      <style:graphic-properties draw:stroke="none" svg:stroke-color="#000000" draw:fill="none" draw:fill-color="#ffffff" draw:textarea-vertical-align="middle" fo:min-height="0.444cm" fo:padding-bottom="0.127cm"/>
    </style:style>
    <style:style style:name="gr45" style:family="graphic" style:parent-style-name="standard">
      <style:graphic-properties draw:stroke="none" svg:stroke-color="#000000" draw:fill="none" draw:fill-color="#ffffff" fo:min-height="1.27cm"/>
    </style:style>
    <style:style style:name="gr46" style:family="graphic" style:parent-style-name="standard">
      <style:graphic-properties draw:stroke="none" svg:stroke-color="#000000" draw:fill="none" draw:fill-color="#ffffff" fo:min-height="0.508cm"/>
    </style:style>
    <style:style style:name="gr47" style:family="graphic" style:parent-style-name="standard">
      <style:graphic-properties draw:textarea-horizontal-align="justify" draw:textarea-vertical-align="middle" draw:auto-grow-height="false" fo:padding-bottom="0cm" draw:shadow="visible" draw:shadow-offset-x="0.051cm" draw:shadow-offset-y="0.051cm"/>
    </style:style>
    <style:style style:name="gr48" style:family="graphic" style:parent-style-name="standard">
      <style:graphic-properties draw:fill="solid" draw:textarea-horizontal-align="left" draw:textarea-vertical-align="top" draw:auto-grow-height="false" fo:padding-top="0.381cm" fo:padding-left="0.102cm" draw:shadow="visible" draw:shadow-offset-x="0.102cm" draw:shadow-offset-y="0.102cm"/>
    </style:style>
    <style:style style:name="gr49" style:family="graphic" style:parent-style-name="standard">
      <style:graphic-properties draw:fill="solid" draw:fill-color="#9966cc" draw:textarea-horizontal-align="left" draw:textarea-vertical-align="top" draw:auto-grow-height="false" fo:padding-top="0.102cm" fo:padding-left="0.102cm"/>
    </style:style>
    <style:style style:name="gr50" style:family="graphic" style:parent-style-name="standard">
      <style:graphic-properties draw:fill="solid" draw:fill-color="#cccccc" draw:textarea-horizontal-align="justify" draw:textarea-vertical-align="middle" draw:auto-grow-height="false"/>
    </style:style>
    <style:style style:name="gr51" style:family="graphic" style:parent-style-name="standard">
      <style:graphic-properties draw:fill="solid" draw:fill-color="#e6e6ff" draw:textarea-horizontal-align="right" draw:textarea-vertical-align="bottom" draw:auto-grow-height="false"/>
    </style:style>
    <style:style style:name="gr52" style:family="graphic" style:parent-style-name="standard">
      <style:graphic-properties draw:stroke="dash" draw:stroke-dash="Ultrafine_20_Dashed" draw:marker-end="Rounded_20_short_20_Arrow" draw:textarea-horizontal-align="center"/>
    </style:style>
    <style:style style:name="gr53" style:family="graphic" style:parent-style-name="standard">
      <style:graphic-properties draw:marker-end="Double_20_Arrow" draw:textarea-horizontal-align="center"/>
    </style:style>
    <style:style style:name="gr54" style:family="graphic" style:parent-style-name="standard">
      <style:graphic-properties draw:stroke="dash" draw:stroke-dash="Ultrafine_20_Dashed" draw:marker-start="Rounded_20_short_20_Arrow" draw:marker-end="" draw:textarea-horizontal-align="center"/>
    </style:style>
    <style:style style:name="gr55" style:family="graphic" style:parent-style-name="standard">
      <style:graphic-properties draw:fill="solid" draw:fill-color="#e6e6ff" draw:textarea-horizontal-align="left" draw:textarea-vertical-align="bottom" draw:auto-grow-height="false"/>
    </style:style>
    <style:style style:name="gr56" style:family="graphic" style:parent-style-name="standard">
      <style:graphic-properties svg:stroke-width="0.051cm" draw:marker-start="" draw:marker-start-width="0.381cm" draw:marker-end="" draw:marker-end-width="0.381cm" draw:fill="solid" draw:fill-color="#99ccff" draw:textarea-vertical-align="middle" draw:auto-grow-height="false" fo:min-height="0.749cm" fo:min-width="0.499cm" fo:padding-top="0.025cm" fo:padding-bottom="0.025cm" fo:padding-left="0.025cm" fo:padding-right="0.025cm"/>
    </style:style>
    <style:style style:name="gr57" style:family="graphic" style:parent-style-name="standard">
      <style:graphic-properties draw:marker-start="Arrow" draw:marker-end="" draw:marker-end-width="0.3cm" draw:fill="solid" draw:fill-color="#99ccff" draw:textarea-horizontal-align="center"/>
    </style:style>
    <style:style style:name="gr58" style:family="graphic" style:parent-style-name="standard">
      <style:graphic-properties draw:fill="hatch" draw:fill-color="#ffffff" draw:fill-gradient-name="Gradient_20_1" draw:fill-hatch-name="Hatch_20_2" draw:fill-hatch-solid="false" draw:textarea-horizontal-align="right" draw:textarea-vertical-align="bottom" draw:auto-grow-height="false" fo:padding-bottom="0cm" fo:padding-right="-1.651cm"/>
    </style:style>
    <style:style style:name="gr59" style:family="graphic" style:parent-style-name="standard">
      <style:graphic-properties draw:fill="hatch" draw:fill-color="#ffffff" draw:fill-gradient-name="Gradient_20_1" draw:fill-hatch-name="Hatch_20_2" draw:fill-hatch-solid="false" draw:textarea-horizontal-align="justify" draw:textarea-vertical-align="bottom" draw:auto-grow-height="false" fo:padding-bottom="0cm" fo:padding-right="-1.905cm"/>
    </style:style>
    <style:style style:name="gr60" style:family="graphic" style:parent-style-name="standard">
      <style:graphic-properties draw:fill="solid" draw:fill-color="#99ccff" draw:textarea-horizontal-align="justify" draw:textarea-vertical-align="middle" draw:auto-grow-height="false" draw:shadow="visible" draw:shadow-offset-x="0.051cm" draw:shadow-offset-y="0.051cm"/>
    </style:style>
    <style:style style:name="gr61" style:family="graphic" style:parent-style-name="standard">
      <style:graphic-properties draw:fill="solid" draw:fill-color="#99ccff" draw:textarea-horizontal-align="justify" draw:textarea-vertical-align="middle" draw:auto-grow-height="false"/>
    </style:style>
    <style:style style:name="gr62" style:family="graphic" style:parent-style-name="standard">
      <style:graphic-properties draw:stroke="none" svg:stroke-color="#000000" draw:fill="none" draw:fill-color="#ffffff" fo:min-height="2.032cm"/>
    </style:style>
    <style:style style:name="gr63" style:family="graphic" style:parent-style-name="standard">
      <style:graphic-properties draw:marker-end="Arrow" draw:marker-end-width="0.3cm" draw:textarea-horizontal-align="center"/>
    </style:style>
    <style:style style:name="gr64" style:family="graphic" style:parent-style-name="standard">
      <style:graphic-properties draw:fill="solid" draw:fill-color="#e6e6ff" draw:textarea-horizontal-align="right" draw:textarea-vertical-align="top" draw:auto-grow-height="false"/>
    </style:style>
    <style:style style:name="gr65" style:family="graphic" style:parent-style-name="standard">
      <style:graphic-properties draw:textarea-vertical-align="middle" draw:auto-grow-height="false" fo:min-height="0.749cm" fo:min-width="0.49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9pt" style:font-size-asian="18pt" style:font-size-complex="18pt"/>
    </style:style>
    <style:style style:name="P3" style:family="paragraph">
      <style:paragraph-properties fo:margin-left="0cm" fo:margin-right="0cm" fo:text-indent="0cm"/>
      <style:text-properties fo:font-size="12pt" style:font-size-asian="18pt" style:font-size-complex="18pt"/>
    </style:style>
    <style:style style:name="P4" style:family="paragraph">
      <style:paragraph-properties fo:text-align="center"/>
      <style:text-properties fo:font-size="9pt" style:font-size-asian="18pt" style:font-size-complex="18pt"/>
    </style:style>
    <style:style style:name="P5" style:family="paragraph">
      <style:paragraph-properties fo:margin-left="0cm" fo:margin-right="0cm" fo:text-indent="0cm"/>
      <style:text-properties fo:font-size="18pt" style:font-size-asian="18pt" style:font-size-complex="18pt"/>
    </style:style>
    <style:style style:name="P6" style:family="paragraph">
      <style:text-properties fo:font-size="9pt" style:font-size-asian="18pt" style:font-size-complex="18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size="9pt" style:font-size-asian="18pt" style:font-size-complex="18pt"/>
    </style:style>
    <style:style style:name="P9" style:family="paragraph">
      <style:paragraph-properties fo:margin-left="0cm" fo:margin-right="0cm" fo:text-align="center" fo:text-indent="0cm"/>
      <style:text-properties fo:color="#ffffff" fo:font-size="9pt" style:font-size-asian="18pt" style:font-size-complex="18pt"/>
    </style:style>
    <style:style style:name="P10" style:family="paragraph">
      <style:paragraph-properties fo:text-align="center"/>
    </style:style>
    <style:style style:name="P11" style:family="paragraph">
      <style:paragraph-properties fo:margin-left="0cm" fo:margin-right="0cm" fo:text-indent="0cm"/>
      <style:text-properties fo:color="#ff3366" fo:font-size="14pt" style:font-size-asian="14pt" style:font-size-complex="14pt"/>
    </style:style>
    <style:style style:name="P12" style:family="paragraph">
      <style:paragraph-properties fo:margin-left="0cm" fo:margin-right="0cm" fo:text-indent="0cm"/>
      <style:text-properties style:text-position="0% 100%" fo:font-size="9pt" style:font-size-asian="18pt" style:font-size-complex="18pt"/>
    </style:style>
    <style:style style:name="P13" style:family="paragraph">
      <style:paragraph-properties fo:margin-left="0cm" fo:margin-right="0cm" fo:text-indent="0cm"/>
      <style:text-properties fo:color="#ff0000" style:font-size-asian="18pt" style:font-size-complex="18pt"/>
    </style:style>
    <style:style style:name="P14" style:family="paragraph">
      <style:paragraph-properties fo:margin-left="0cm" fo:margin-right="0cm" fo:text-indent="0cm"/>
      <style:text-properties fo:color="#ff0000"/>
    </style:style>
    <style:style style:name="P15" style:family="paragraph">
      <style:paragraph-properties fo:margin-left="0cm" fo:margin-right="0cm" fo:text-align="center" fo:text-indent="0cm"/>
      <style:text-properties fo:color="#ffffff"/>
    </style:style>
    <style:style style:name="P16" style:family="paragraph">
      <style:paragraph-properties fo:margin-left="0cm" fo:margin-right="0cm" fo:text-align="center" fo:text-indent="0cm">
        <style:tab-stops/>
      </style:paragraph-properties>
    </style:style>
    <style:style style:name="P17" style:family="paragraph">
      <style:paragraph-properties fo:margin-left="0cm" fo:margin-right="0cm" fo:text-align="center" fo:text-indent="0cm"/>
      <style:text-properties fo:color="#000000" fo:font-size="9pt" style:font-size-asian="18pt" style:font-size-complex="18pt"/>
    </style:style>
    <style:style style:name="P18" style:family="paragraph">
      <style:paragraph-properties fo:margin-left="0cm" fo:margin-right="0cm" fo:text-indent="0cm"/>
      <style:text-properties fo:font-size="28pt" style:font-size-asian="28pt" style:font-size-complex="28pt"/>
    </style:style>
    <style:style style:name="P19" style:family="paragraph">
      <style:paragraph-properties fo:margin-left="0cm" fo:margin-right="0cm" text:enable-numbering="true" fo:text-indent="0cm"/>
    </style:style>
    <style:style style:name="P20" style:family="paragraph">
      <style:paragraph-properties fo:margin-left="0cm" fo:margin-right="0cm" fo:text-align="end" fo:text-indent="0cm"/>
    </style:style>
    <style:style style:name="T1" style:family="text">
      <style:text-properties fo:font-size="9pt" style:font-size-asian="18pt" style:font-size-complex="18pt"/>
    </style:style>
    <style:style style:name="T2" style:family="text">
      <style:text-properties fo:font-size="12pt" style:font-size-asian="18pt" style:font-size-complex="18pt"/>
    </style:style>
    <style:style style:name="T3" style:family="text">
      <style:text-properties fo:font-size="18pt" style:font-size-asian="18pt" style:font-size-complex="18pt"/>
    </style:style>
    <style:style style:name="T4" style:family="text">
      <style:text-properties fo:color="#ffffff" fo:font-size="9pt" style:font-size-asian="18pt" style:font-size-complex="18pt"/>
    </style:style>
    <style:style style:name="T5" style:family="text">
      <style:text-properties fo:color="#ff3366" fo:font-size="14pt" style:font-size-asian="14pt" style:font-size-complex="14pt"/>
    </style:style>
    <style:style style:name="T6" style:family="text">
      <style:text-properties style:text-position="0% 100%" fo:font-size="9pt" style:font-size-asian="12pt" style:font-size-complex="12pt"/>
    </style:style>
    <style:style style:name="T7" style:family="text">
      <style:text-properties style:text-position="0% 100%" fo:font-size="9pt" style:font-size-asian="18pt" style:font-size-complex="18pt"/>
    </style:style>
    <style:style style:name="T8" style:family="text">
      <style:text-properties fo:color="#ff0000" style:font-size-asian="18pt" style:font-size-complex="18pt"/>
    </style:style>
    <style:style style:name="T9" style:family="text">
      <style:text-properties fo:color="#ff0000"/>
    </style:style>
    <style:style style:name="T10" style:family="text">
      <style:text-properties fo:color="#ffffff"/>
    </style:style>
    <style:style style:name="T11" style:family="text">
      <style:text-properties fo:color="#000000" fo:font-size="9pt" style:font-size-asian="18pt" style:font-size-complex="18pt"/>
    </style:style>
    <style:style style:name="T12" style:family="text">
      <style:text-properties fo:font-size="28pt" style:font-size-asian="28pt" style:font-size-complex="2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0.752cm" svg:height="0.762cm" svg:x="4.82cm" svg:y="3.794cm">
          <text:p text:style-name="P1"><text:span text:style-name="T1">Produc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2" draw:text-style-name="P2" draw:layer="layout" svg:width="0.508cm" svg:height="0.81cm" svg:x="2.778cm" svg:y="3.746cm">
          <text:p text:style-name="P1"><text:span text:style-name="T1">Source</text:span></text:p>
          <draw:enhanced-geometry svg:viewBox="0 0 21600 21600" draw:mirror-vertical="false" draw:mirror-horizontal="false" draw:glue-points="10800 0 0 10800 10800 21600 21600 10800" draw:text-areas="0 0 21600 ?f11" draw:type="paper" draw:modifiers="14550.9829619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Disk_20_File" draw:text-style-name="P2" draw:layer="layout" svg:width="0.7cm" svg:height="0.81cm" svg:x="9.382cm" svg:y="3.54cm">
          <text:p text:style-name="P1"><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2" draw:layer="layout" svg:width="0.726cm" svg:height="0.81cm" svg:x="7.386cm" svg:y="3.492cm">
          <text:p text:style-name="P1"><text:span text:style-name="T1">Packetfi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 draw:text-style-name="P3" draw:layer="layout" svg:width="1.581cm" svg:height="0.511cm" svg:x="16.851cm" svg:y="5.315cm">
          <draw:text-box>
            <text:p text:style-name="P1"><text:span text:style-name="T2">Heading</text:span></text:p>
          </draw:text-box>
        </draw:frame>
        <draw:line draw:style-name="gr5" draw:text-style-name="P4" draw:layer="layout" svg:x1="5.648cm" svg:y1="10.514cm" svg:x2="5.648cm" svg:y2="15.086cm">
          <text:p text:style-name="P1"/>
        </draw:line>
        <draw:frame draw:style-name="gr6" draw:text-style-name="P5" draw:layer="layout" svg:width="1.204cm" svg:height="0.875cm" svg:x="9.407cm" svg:y="2.041cm">
          <draw:text-box>
            <text:p text:style-name="P1"><text:span text:style-name="T3">Title</text:span></text:p>
          </draw:text-box>
        </draw:frame>
        <draw:line draw:style-name="Process_20_Line" draw:text-style-name="P2" draw:layer="layout" svg:x1="1.834cm" svg:y1="10.857cm" svg:x2="4.891cm" svg:y2="10.857cm">
          <text:p text:style-name="P1"><text:span text:style-name="T1">Text</text:span></text:p>
        </draw:line>
        <draw:custom-shape draw:style-name="Disk_20_File" draw:text-style-name="P2" draw:layer="layout" svg:width="0.789cm" svg:height="0.683cm" svg:x="12.149cm" svg:y="3.619cm">
          <text:p text:style-name="P1"><text:span text:style-name="T1">Client packet</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7" draw:text-style-name="P2" draw:layer="layout" svg:width="0.731cm" svg:height="0.826cm" svg:x="4.908cm" svg:y="6.695cm">
            <text:p text:style-name="P1"/>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2" draw:layer="layout" svg:width="0.731cm" svg:height="0.825cm" svg:x="4.859cm" svg:y="6.737cm">
            <text:p text:style-name="P1"/>
            <draw:enhanced-geometry svg:viewBox="0 0 21600 21600" draw:text-areas="4230 4230 21600 21600" draw:type="flowchart-internal-storage" draw:enhanced-path="M 0 0 L 21600 0 21600 21600 0 21600 Z N M 4230 0 L 4230 21600 N M 0 4230 L 21600 4230 N"/>
          </draw:custom-shape>
          <draw:custom-shape draw:style-name="gr1" draw:text-style-name="P2" draw:layer="layout" svg:width="0.731cm" svg:height="0.826cm" svg:x="4.81cm" svg:y="6.778cm">
            <text:p text:style-name="P1"><text:span text:style-name="T1">Products</text:span></text:p>
            <draw:enhanced-geometry svg:viewBox="0 0 21600 21600" draw:text-areas="4230 4230 21600 21600" draw:type="flowchart-internal-storage" draw:enhanced-path="M 0 0 L 21600 0 21600 21600 0 21600 Z N M 4230 0 L 4230 21600 N M 0 4230 L 21600 4230 N"/>
          </draw:custom-shape>
        </draw:g>
        <draw:g>
          <draw:custom-shape draw:style-name="gr8" draw:text-style-name="P2" draw:layer="layout" svg:width="0.573cm" svg:height="0.826cm" svg:x="2.713cm" svg:y="6.695cm">
            <text:p text:style-name="P1"/>
            <draw:enhanced-geometry svg:viewBox="0 0 21600 21600" draw:mirror-vertical="false" draw:mirror-horizontal="false" draw:glue-points="10800 0 0 10800 10800 21600 21600 10800" draw:text-areas="0 0 21600 ?f11" draw:type="paper" draw:modifiers="14550.9829619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2" draw:layer="layout" svg:width="0.574cm" svg:height="0.827cm" svg:x="2.674cm" svg:y="6.736cm">
            <text:p text:style-name="P1"/>
            <draw:enhanced-geometry svg:viewBox="0 0 21600 21600" draw:mirror-vertical="false" draw:mirror-horizontal="false" draw:glue-points="10800 0 0 10800 10800 21600 21600 10800" draw:text-areas="0 0 21600 ?f11" draw:type="paper" draw:modifiers="14550.9829619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2" draw:layer="layout" svg:width="0.573cm" svg:height="0.826cm" svg:x="2.636cm" svg:y="6.778cm">
            <text:p text:style-name="P1"><text:span text:style-name="T1">Sources</text:span></text:p>
            <draw:enhanced-geometry svg:viewBox="0 0 21600 21600" draw:mirror-vertical="false" draw:mirror-horizontal="false" draw:glue-points="10800 0 0 10800 10800 21600 21600 10800" draw:text-areas="0 0 21600 ?f11" draw:type="paper" draw:modifiers="14550.9829619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Disk_20_File" draw:text-style-name="P6" draw:layer="layout" svg:width="0.685cm" svg:height="0.826cm" svg:x="9.713cm" svg:y="6.695cm">
            <text:p text:style-name="P1"/>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Disk_20_File" draw:text-style-name="P6" draw:layer="layout" svg:width="0.685cm" svg:height="0.827cm" svg:x="9.667cm" svg:y="6.736cm">
            <text:p text:style-name="P1"/>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Disk_20_File" draw:text-style-name="P2" draw:layer="layout" svg:width="0.685cm" svg:height="0.826cm" svg:x="9.621cm" svg:y="6.778cm">
            <text:p text:style-name="P1"><text:span text:style-name="T1">Databa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custom-shape draw:style-name="gr9" draw:text-style-name="P2" draw:layer="layout" svg:width="0.708cm" svg:height="0.826cm" svg:x="7.404cm" svg:y="6.695cm">
              <text:p text:style-name="P1"/>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2" draw:layer="layout" svg:width="0.709cm" svg:height="0.827cm" svg:x="7.356cm" svg:y="6.736cm">
              <text:p text:style-name="P1"/>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3" draw:text-style-name="P2" draw:layer="layout" svg:width="0.708cm" svg:height="0.826cm" svg:x="7.309cm" svg:y="6.778cm">
            <text:p text:style-name="P1"><text:span text:style-name="T1">Packetfil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Disk_20_File" draw:text-style-name="P6" draw:layer="layout" svg:width="0.787cm" svg:height="0.69cm" svg:x="12.151cm" svg:y="6.822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Disk_20_File" draw:text-style-name="P6" draw:layer="layout" svg:width="0.786cm" svg:height="0.69cm" svg:x="12.112cm" svg:y="6.868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Disk_20_File" draw:text-style-name="P2" draw:layer="layout" svg:width="0.787cm" svg:height="0.69cm" svg:x="12.072cm" svg:y="6.914cm">
            <text:p text:style-name="P1"><text:span text:style-name="T1">Client Packets</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0" draw:text-style-name="P3" draw:layer="layout" svg:width="1.581cm" svg:height="0.875cm" draw:transform="rotate (-1.57079632679579) translate (18.106cm 6.863cm)">
          <draw:text-box>
            <text:p text:style-name="P1"><text:span text:style-name="T2">Heading</text:span></text:p>
          </draw:text-box>
        </draw:frame>
        <draw:custom-shape draw:style-name="gr11" draw:text-style-name="P8" draw:layer="layout" svg:width="1.778cm" svg:height="0.762cm" svg:x="7.35cm" svg:y="10.144cm">
          <text:p text:style-name="P7"><text:span text:style-name="T1">Process</text:span></text:p>
          <draw:enhanced-geometry svg:viewBox="0 0 21600 21600" draw:type="rectangle" draw:enhanced-path="M 0 0 L 21600 0 21600 21600 0 21600 0 0 Z N"/>
        </draw:custom-shape>
        <draw:custom-shape draw:style-name="gr12" draw:text-style-name="P8" draw:layer="layout" svg:width="0.762cm" svg:height="1.016cm" svg:x="2.27cm" svg:y="16.494cm">
          <text:p text:style-name="P7"><text:span text:style-name="T1">Confi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3" draw:text-style-name="P8" draw:layer="layout" svg:width="1.27cm" svg:height="1.27cm" svg:x="7.858cm" svg:y="16.494cm">
            <text:p text:style-name="P7"><text:span text:style-name="T1">Asset</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14" draw:text-style-name="P4" draw:layer="layout" svg:width="0.423cm" svg:height="0.635cm" svg:x="8.142cm" svg:y="16.654cm">
            <text:p text:style-name="P1"/>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 draw:text-style-name="P8" draw:layer="layout" svg:width="1.524cm" svg:height="1.27cm" svg:x="4.556cm" svg:y="16.24cm">
            <text:p text:style-name="P7"><text:span text:style-name="T1">Edit Request</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4" draw:text-style-name="P4" draw:layer="layout" svg:width="0.508cm" svg:height="0.725cm" svg:x="4.895cm" svg:y="16.603cm">
            <text:p text:style-name="P1"/>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 draw:text-style-name="P8" draw:layer="layout" svg:width="2.794cm" svg:height="2.032cm" svg:x="11.414cm" svg:y="15.986cm">
          <text:p text:style-name="P7"><text:span text:style-name="T1">Worker Proces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7" draw:text-style-name="P2" draw:layer="layout" svg:x1="1.762cm" svg:y1="12.176cm" svg:x2="4.819cm" svg:y2="12.176cm">
          <text:p text:style-name="P1"><text:span text:style-name="T1">Text</text:span></text:p>
        </draw:line>
        <draw:g>
          <draw:custom-shape draw:style-name="gr18" draw:text-style-name="P8" draw:layer="layout" svg:width="1.016cm" svg:height="1.016cm" svg:x="15.732cm" svg:y="16.24cm">
            <text:p text:style-name="P7"><text:span text:style-name="T1">Dialog</text:span></text:p>
            <draw:enhanced-geometry svg:viewBox="0 0 21600 21600" draw:type="rectangle" draw:enhanced-path="M 0 0 L 21600 0 21600 21600 0 21600 0 0 Z N"/>
          </draw:custom-shape>
          <draw:line draw:style-name="gr19" draw:text-style-name="P4" draw:layer="layout" svg:x1="15.732cm" svg:y1="16.341cm" svg:x2="16.748cm" svg:y2="16.341cm">
            <text:p text:style-name="P1"/>
          </draw:line>
          <draw:line draw:style-name="gr19" draw:text-style-name="P4" draw:layer="layout" svg:x1="16.647cm" svg:y1="16.24cm" svg:x2="16.647cm" svg:y2="16.341cm">
            <text:p text:style-name="P1"/>
          </draw:line>
        </draw:g>
        <draw:custom-shape draw:style-name="gr20" draw:text-style-name="P9" draw:layer="layout" svg:width="2.032cm" svg:height="0.762cm" svg:x="7.35cm" svg:y="11.414cm">
          <text:p text:style-name="P7"><text:span text:style-name="T4">Composite</text:span></text:p>
          <text:p text:style-name="P7"><text:span text:style-name="T4">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10.652cm" svg:y1="10.652cm" svg:x2="13.477cm" svg:y2="10.938cm">
          <text:p text:style-name="P1"/>
        </draw:connector>
        <draw:connector draw:style-name="gr22" draw:text-style-name="P10" draw:layer="layout" draw:type="line" svg:x1="10.626cm" svg:y1="11.845cm" svg:x2="13.322cm" svg:y2="12.182cm">
          <text:p text:style-name="P1"/>
        </draw:connector>
        <draw:custom-shape draw:style-name="gr23" draw:text-style-name="P7" draw:layer="layout" svg:width="2.032cm" svg:height="0.762cm" svg:x="7.35cm" svg:y="12.938cm">
          <text:p text:style-name="P7">Leaf Plug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4.826cm" svg:height="1.27cm" svg:x="11.414cm" svg:y="12.43cm">
          <text:p text:style-name="P7">Plugin group</text:p>
          <draw:enhanced-geometry svg:viewBox="0 0 21600 21600" draw:type="rectangle" draw:enhanced-path="M 0 0 L 21600 0 21600 21600 0 21600 0 0 Z N"/>
        </draw:custom-shape>
        <draw:g>
          <draw:custom-shape draw:style-name="gr25" draw:text-style-name="P7" draw:layer="layout" svg:width="2.032cm" svg:height="2.032cm" svg:x="1.762cm" svg:y="19.796cm">
            <text:p text:style-name="P7">Thread</text:p>
            <draw:enhanced-geometry svg:viewBox="0 0 21600 21600" draw:glue-points="10800 0 3160 3160 0 10800 3160 18440 10800 21600 18440 18440 21600 10800 18440 3160" draw:text-areas="3200 3200 18400 18400" draw:type="ellipse"/>
          </draw:custom-shape>
          <draw:line draw:style-name="gr26" draw:text-style-name="P10" draw:layer="layout" svg:x1="3.794cm" svg:y1="20.685cm" svg:x2="3.794cm" svg:y2="20.939cm">
            <text:p text:style-name="P1"/>
          </draw:line>
        </draw:g>
        <draw:g>
          <draw:custom-shape draw:style-name="gr27" draw:text-style-name="P7" draw:layer="layout" svg:width="0.508cm" svg:height="1.524cm" svg:x="8.62cm" svg:y="20.05cm">
            <text:p text:style-name="P1"/>
            <draw:enhanced-geometry svg:viewBox="0 0 21600 21600" draw:type="rectangle" draw:enhanced-path="M 0 0 L 21600 0 21600 21600 0 21600 0 0 Z N"/>
          </draw:custom-shape>
          <draw:custom-shape draw:style-name="gr28" draw:text-style-name="P7" draw:layer="layout" svg:width="0.508cm" svg:height="1.524cm" svg:x="8.62cm" svg:y="20.05cm">
            <text:p text:style-name="P7">Queue</text:p>
            <draw:enhanced-geometry svg:viewBox="0 0 21600 21600" draw:type="rectangle" draw:enhanced-path="M 0 0 L 21600 0 21600 21600 0 21600 0 0 Z N"/>
          </draw:custom-shape>
        </draw:g>
        <draw:g>
          <draw:g>
            <draw:custom-shape draw:style-name="gr29" draw:text-style-name="P7" draw:layer="layout" svg:width="2.032cm" svg:height="2.032cm" svg:x="5.318cm" svg:y="19.542cm">
              <text:p text:style-name="P1"/>
              <draw:enhanced-geometry svg:viewBox="0 0 21600 21600" draw:glue-points="10800 0 3160 3160 0 10800 3160 18440 10800 21600 18440 18440 21600 10800 18440 3160" draw:text-areas="3200 3200 18400 18400" draw:type="ellipse"/>
            </draw:custom-shape>
            <draw:line draw:style-name="gr26" draw:text-style-name="P10" draw:layer="layout" svg:x1="7.35cm" svg:y1="20.431cm" svg:x2="7.35cm" svg:y2="20.685cm">
              <text:p text:style-name="P1"/>
            </draw:line>
          </draw:g>
          <draw:g>
            <draw:custom-shape draw:style-name="gr29" draw:text-style-name="P7" draw:layer="layout" svg:width="2.032cm" svg:height="2.032cm" svg:x="5.064cm" svg:y="19.796cm">
              <text:p text:style-name="P1"/>
              <draw:enhanced-geometry svg:viewBox="0 0 21600 21600" draw:glue-points="10800 0 3160 3160 0 10800 3160 18440 10800 21600 18440 18440 21600 10800 18440 3160" draw:text-areas="3200 3200 18400 18400" draw:type="ellipse"/>
            </draw:custom-shape>
            <draw:line draw:style-name="gr26" draw:text-style-name="P10" draw:layer="layout" svg:x1="7.096cm" svg:y1="20.685cm" svg:x2="7.096cm" svg:y2="20.939cm">
              <text:p text:style-name="P1"/>
            </draw:line>
          </draw:g>
          <draw:g>
            <draw:custom-shape draw:style-name="gr25" draw:text-style-name="P7" draw:layer="layout" svg:width="2.032cm" svg:height="2.032cm" svg:x="4.81cm" svg:y="20.05cm">
              <text:p text:style-name="P7">Threads</text:p>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26" draw:text-style-name="P10" draw:layer="layout" svg:x1="6.842cm" svg:y1="20.939cm" svg:x2="6.842cm" svg:y2="21.193cm">
              <text:p text:style-name="P1"/>
            </draw:line>
          </draw:g>
        </draw:g>
        <draw:custom-shape draw:style-name="gr30" draw:text-style-name="P10" draw:layer="layout" svg:width="2.54cm" svg:height="1.016cm" svg:x="11.16cm" svg:y="19.796cm">
          <text:p text:style-name="P7">Actor&lt;Tile&gt;</text:p>
          <text:p text:style-name="P7">(common)</text:p>
          <draw:enhanced-geometry svg:viewBox="0 0 21600 21600" draw:type="rectangle" draw:enhanced-path="M 0 0 L 21600 0 21600 21600 0 21600 0 0 Z N"/>
        </draw:custom-shape>
        <draw:custom-shape draw:style-name="gr31" draw:text-style-name="P7" draw:layer="layout" svg:width="2.54cm" svg:height="1.016cm" svg:x="11.16cm" svg:y="21.066cm">
          <text:p text:style-name="P7">Actor&lt;Tile&gt;</text:p>
          <text:p text:style-name="P7">(blend &amp; merge)</text:p>
          <draw:enhanced-geometry svg:viewBox="0 0 21600 21600" draw:type="rectangle" draw:enhanced-path="M 0 0 L 21600 0 21600 21600 0 21600 0 0 Z N"/>
        </draw:custom-shape>
        <draw:custom-shape draw:style-name="gr32" draw:text-style-name="P10" draw:layer="layout" svg:width="1.27cm" svg:height="1.016cm" svg:x="14.716cm" svg:y="19.796cm">
          <text:p text:style-name="P7">Object</text:p>
          <draw:enhanced-geometry svg:viewBox="0 0 21600 21600" draw:type="rectangle" draw:enhanced-path="M 0 0 L 21600 0 21600 21600 0 21600 0 0 Z N"/>
        </draw:custom-shape>
        <draw:g>
          <draw:custom-shape draw:style-name="gr32" draw:text-style-name="P10" draw:layer="layout" svg:width="1.27cm" svg:height="1.016cm" svg:x="16.748cm" svg:y="19.796cm">
            <text:p text:style-name="P7">Object</text:p>
            <draw:enhanced-geometry svg:viewBox="0 0 21600 21600" draw:type="rectangle" draw:enhanced-path="M 0 0 L 21600 0 21600 21600 0 21600 0 0 Z N"/>
          </draw:custom-shape>
          <draw:custom-shape draw:style-name="gr32" draw:text-style-name="P10" draw:layer="layout" svg:width="1.27cm" svg:height="1.016cm" svg:x="16.82cm" svg:y="19.723cm">
            <text:p text:style-name="P7">Object</text:p>
            <draw:enhanced-geometry svg:viewBox="0 0 21600 21600" draw:type="rectangle" draw:enhanced-path="M 0 0 L 21600 0 21600 21600 0 21600 0 0 Z N"/>
          </draw:custom-shape>
          <draw:custom-shape draw:style-name="gr32" draw:text-style-name="P10" draw:layer="layout" svg:width="1.27cm" svg:height="1.016cm" svg:x="16.894cm" svg:y="19.645cm">
            <text:p text:style-name="P7">Objects</text:p>
            <draw:enhanced-geometry svg:viewBox="0 0 21600 21600" draw:type="rectangle" draw:enhanced-path="M 0 0 L 21600 0 21600 21600 0 21600 0 0 Z N"/>
          </draw:custom-shape>
        </draw:g>
      </draw:page>
      <draw:page draw:name="page2" draw:style-name="dp1" draw:master-page-name="Default">
        <office:forms form:automatic-focus="false" form:apply-design-mode="false"/>
        <draw:custom-shape draw:style-name="gr11" draw:text-style-name="P8" draw:id="id5" draw:layer="layout" svg:width="1.778cm" svg:height="0.762cm" svg:x="10.398cm" svg:y="3.466cm">
          <text:p text:style-name="P7"><text:span text:style-name="T1">Enterprise</text:span></text:p>
          <text:p text:style-name="P7"><text:span text:style-name="T1">Client</text:span></text:p>
          <draw:enhanced-geometry svg:viewBox="0 0 21600 21600" draw:type="rectangle" draw:enhanced-path="M 0 0 L 21600 0 21600 21600 0 21600 0 0 Z N"/>
        </draw:custom-shape>
        <draw:custom-shape draw:style-name="gr11" draw:text-style-name="P8" draw:id="id4" draw:layer="layout" svg:width="1.778cm" svg:height="0.762cm" svg:x="7.858cm" svg:y="3.466cm">
          <text:p text:style-name="P7"><text:span text:style-name="T1">Enterprise</text:span></text:p>
          <text:p text:style-name="P7"><text:span text:style-name="T1">Server</text:span></text:p>
          <draw:enhanced-geometry svg:viewBox="0 0 21600 21600" draw:mirror-horizontal="false" draw:mirror-vertical="false" draw:type="rectangle" draw:enhanced-path="M 0 0 L 21600 0 21600 21600 0 21600 0 0 Z N"/>
        </draw:custom-shape>
        <draw:custom-shape draw:style-name="gr11" draw:text-style-name="P8" draw:id="id2" draw:layer="layout" svg:width="1.778cm" svg:height="0.715cm" svg:x="3.54cm" svg:y="3.49cm">
          <text:p text:style-name="P7"><text:span text:style-name="T1">Enterprise</text:span></text:p>
          <text:p text:style-name="P7"><text:span text:style-name="T1">Fusion</text:span></text:p>
          <draw:enhanced-geometry svg:viewBox="0 0 21600 21600" draw:type="rectangle" draw:enhanced-path="M 0 0 L 21600 0 21600 21600 0 21600 0 0 Z N"/>
        </draw:custom-shape>
        <draw:connector draw:style-name="gr33" draw:text-style-name="P4" draw:layer="layout" svg:x1="2.666cm" svg:y1="3.847cm" svg:x2="3.54cm" svg:y2="3.847cm" draw:start-shape="id1" draw:start-glue-point="1" draw:end-shape="id2" draw:end-glue-point="3">
          <text:p text:style-name="P1"/>
        </draw:connector>
        <draw:connector draw:style-name="gr33" draw:text-style-name="P4" draw:layer="layout" svg:x1="5.318cm" svg:y1="3.847cm" svg:x2="6.334cm" svg:y2="3.846cm" draw:start-shape="id2" draw:start-glue-point="1" draw:end-shape="id3" draw:end-glue-point="6">
          <text:p text:style-name="P1"/>
        </draw:connector>
        <draw:connector draw:style-name="gr33" draw:text-style-name="P4" draw:layer="layout" svg:x1="7.034cm" svg:y1="3.846cm" svg:x2="7.858cm" svg:y2="3.847cm" draw:start-shape="id3" draw:start-glue-point="8" draw:end-shape="id4" draw:end-glue-point="3">
          <text:p text:style-name="P1"/>
        </draw:connector>
        <draw:connector draw:style-name="gr33" draw:text-style-name="P4" draw:layer="layout" svg:x1="9.636cm" svg:y1="3.847cm" svg:x2="10.398cm" svg:y2="3.847cm" draw:start-shape="id4" draw:start-glue-point="1" draw:end-shape="id5" draw:end-glue-point="3">
          <text:p text:style-name="P1"/>
        </draw:connector>
        <draw:frame draw:style-name="gr34" draw:text-style-name="P11" draw:layer="layout" svg:width="7.112cm" svg:height="1.016cm" svg:x="11.922cm" svg:y="1.254cm">
          <draw:text-box>
            <text:p text:style-name="P1"><text:span text:style-name="T5">GEEnterpriseLevel0.png</text:span></text:p>
          </draw:text-box>
        </draw:frame>
        <draw:custom-shape draw:style-name="Disk_20_File" draw:text-style-name="P2" draw:id="id3" draw:layer="layout" svg:width="0.7cm" svg:height="0.81cm" svg:x="6.334cm" svg:y="3.442cm">
          <text:p text:style-name="P1"><text:span text:style-name="T1">GE 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id="id1">
          <draw:custom-shape draw:style-name="gr8" draw:text-style-name="P2" draw:layer="layout" svg:width="0.573cm" svg:height="0.826cm" svg:x="2.093cm" svg:y="3.393cm">
            <text:p text:style-name="P1"/>
            <draw:enhanced-geometry svg:viewBox="0 0 21600 21600" draw:mirror-vertical="false" draw:mirror-horizontal="false" draw:glue-points="10800 0 0 10800 10800 21600 21600 10800" draw:text-areas="0 0 21600 ?f11" draw:type="paper" draw:modifiers="14550.9829619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2" draw:layer="layout" svg:width="0.574cm" svg:height="0.827cm" svg:x="2.054cm" svg:y="3.434cm">
            <text:p text:style-name="P1"/>
            <draw:enhanced-geometry svg:viewBox="0 0 21600 21600" draw:mirror-vertical="false" draw:mirror-horizontal="false" draw:glue-points="10800 0 0 10800 10800 21600 21600 10800" draw:text-areas="0 0 21600 ?f11" draw:type="paper" draw:modifiers="14550.9829619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5" draw:text-style-name="P2" draw:layer="layout" svg:width="0.573cm" svg:height="0.826cm" svg:x="2.016cm" svg:y="3.476cm">
            <text:p text:style-name="P1"><text:span text:style-name="T1">GIS</text:span></text:p>
            <text:p text:style-name="P1"><text:span text:style-name="T1">Source Files</text:span></text:p>
            <draw:enhanced-geometry svg:viewBox="0 0 21600 21600" draw:mirror-vertical="false" draw:mirror-horizontal="false" draw:glue-points="10800 0 0 10800 10800 21600 21600 10800" draw:text-areas="0 0 21600 ?f11" draw:type="paper" draw:modifiers="14550.9829619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page>
      <draw:page draw:name="page3" draw:style-name="dp1" draw:master-page-name="Default">
        <office:forms form:automatic-focus="false" form:apply-design-mode="false"/>
        <draw:g>
          <draw:line draw:style-name="Process_20_Line" draw:text-style-name="P12" draw:layer="layout" svg:x1="4.048cm" svg:y1="5.064cm" svg:x2="5.47cm" svg:y2="5.064cm">
            <text:p text:style-name="P1"><text:span text:style-name="T6">convert</text:span></text:p>
          </draw:line>
          <draw:g>
            <draw:custom-shape draw:style-name="gr8" draw:text-style-name="P2" draw:layer="layout" svg:width="0.672cm" svg:height="0.923cm" svg:x="2.868cm" svg:y="4.556cm">
              <text:p text:style-name="P1"/>
              <draw:enhanced-geometry svg:viewBox="0 0 21600 21600" draw:mirror-vertical="false" draw:mirror-horizontal="false" draw:glue-points="10800 0 0 10800 10800 21600 21600 10800" draw:text-areas="0 0 21600 ?f11" draw:type="paper" draw:modifiers="14550.9829619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2" draw:layer="layout" svg:width="0.672cm" svg:height="0.924cm" svg:x="2.823cm" svg:y="4.602cm">
              <text:p text:style-name="P1"/>
              <draw:enhanced-geometry svg:viewBox="0 0 21600 21600" draw:mirror-vertical="false" draw:mirror-horizontal="false" draw:glue-points="10800 0 0 10800 10800 21600 21600 10800" draw:text-areas="0 0 21600 ?f11" draw:type="paper" draw:modifiers="14550.9829619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2" draw:layer="layout" svg:width="0.672cm" svg:height="0.923cm" svg:x="2.778cm" svg:y="4.649cm">
              <text:p text:style-name="P1"><text:span text:style-name="T1">Incompatible sources</text:span></text:p>
              <draw:enhanced-geometry svg:viewBox="0 0 21600 21600" draw:mirror-vertical="false" draw:mirror-horizontal="false" draw:glue-points="10800 0 0 10800 10800 21600 21600 10800" draw:text-areas="0 0 21600 ?f11" draw:type="paper" draw:modifiers="14550.9829619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8" draw:text-style-name="P2" draw:layer="layout" svg:width="0.672cm" svg:height="0.923cm" svg:x="5.916cm" svg:y="4.556cm">
              <text:p text:style-name="P1"/>
              <draw:enhanced-geometry svg:viewBox="0 0 21600 21600" draw:mirror-vertical="false" draw:mirror-horizontal="false" draw:glue-points="10800 0 0 10800 10800 21600 21600 10800" draw:text-areas="0 0 21600 ?f11" draw:type="paper" draw:modifiers="14550.9829619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2" draw:layer="layout" svg:width="0.672cm" svg:height="0.924cm" svg:x="5.871cm" svg:y="4.602cm">
              <text:p text:style-name="P1"/>
              <draw:enhanced-geometry svg:viewBox="0 0 21600 21600" draw:mirror-vertical="false" draw:mirror-horizontal="false" draw:glue-points="10800 0 0 10800 10800 21600 21600 10800" draw:text-areas="0 0 21600 ?f11" draw:type="paper" draw:modifiers="14550.9829619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2" draw:layer="layout" svg:width="0.672cm" svg:height="0.923cm" svg:x="5.826cm" svg:y="4.649cm">
              <text:p text:style-name="P1"><text:span text:style-name="T1">Sources</text:span></text:p>
              <draw:enhanced-geometry svg:viewBox="0 0 21600 21600" draw:mirror-vertical="false" draw:mirror-horizontal="false" draw:glue-points="10800 0 0 10800 10800 21600 21600 10800" draw:text-areas="0 0 21600 ?f11" draw:type="paper" draw:modifiers="14550.9829619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g>
          <draw:custom-shape draw:style-name="Disk_20_File" draw:text-style-name="P6" draw:layer="layout" svg:width="0.785cm" svg:height="0.672cm" svg:x="5.143cm" svg:y="12.176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Disk_20_File" draw:text-style-name="P6" draw:layer="layout" svg:width="0.786cm" svg:height="0.672cm" svg:x="5.103cm" svg:y="12.221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Disk_20_File" draw:text-style-name="P2" draw:layer="layout" svg:width="0.785cm" svg:height="0.672cm" svg:x="5.064cm" svg:y="12.266cm">
            <text:p text:style-name="P1"><text:span text:style-name="T1">Client packets</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Disk_20_File" draw:text-style-name="P2" draw:layer="layout" svg:width="0.762cm" svg:height="0.762cm" svg:x="1.762cm" svg:y="10.144cm">
          <text:p text:style-name="P1"><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7" draw:text-style-name="P12" draw:layer="layout" svg:x1="3.032cm" svg:y1="7.096cm" svg:x2="5.318cm" svg:y2="6.08cm">
          <text:p text:style-name="P1"><text:span text:style-name="T7">import</text:span></text:p>
        </draw:line>
        <draw:line draw:style-name="gr17" draw:text-style-name="P12" draw:layer="layout" svg:x1="2.778cm" svg:y1="10.398cm" svg:x2="8.874cm" svg:y2="8.874cm">
          <text:p text:style-name="P1"><text:span text:style-name="T7">publish</text:span></text:p>
        </draw:line>
        <draw:line draw:style-name="Process_20_Line" draw:text-style-name="P12" draw:layer="layout" svg:x1="3.032cm" svg:y1="11.16cm" svg:x2="4.81cm" svg:y2="12.43cm">
          <text:p text:style-name="P1"><text:span text:style-name="T7">serve</text:span></text:p>
        </draw:line>
        <draw:line draw:style-name="gr36" draw:text-style-name="P10" draw:layer="layout" svg:x1="1.254cm" svg:y1="6.588cm" svg:x2="11.414cm" svg:y2="6.588cm">
          <text:p text:style-name="P1"/>
        </draw:line>
        <draw:line draw:style-name="gr36" draw:text-style-name="P10" draw:layer="layout" svg:x1="1.254cm" svg:y1="11.668cm" svg:x2="10.906cm" svg:y2="11.668cm">
          <text:p text:style-name="P1"/>
        </draw:line>
        <draw:line draw:style-name="gr36" draw:text-style-name="P10" draw:layer="layout" svg:x1="1.254cm" svg:y1="9.382cm" svg:x2="10.906cm" svg:y2="9.382cm">
          <text:p text:style-name="P1"/>
        </draw:line>
        <draw:frame draw:style-name="gr37" draw:text-style-name="P3" draw:layer="layout" svg:width="2.076cm" svg:height="0.508cm" draw:transform="rotate (-1.57079632679579) translate (10.997cm 4.316cm)">
          <draw:text-box>
            <text:p text:style-name="P1"><text:span text:style-name="T2">Pre-Fusion</text:span></text:p>
          </draw:text-box>
        </draw:frame>
        <draw:frame draw:style-name="gr38" draw:text-style-name="P3" draw:layer="layout" svg:width="1.276cm" svg:height="0.621cm" draw:transform="rotate (-1.57079632679579) translate (11.019cm 7.344cm)">
          <draw:text-box>
            <text:p text:style-name="P1"><text:span text:style-name="T2">Fusion</text:span></text:p>
          </draw:text-box>
        </draw:frame>
        <draw:frame draw:style-name="gr37" draw:text-style-name="P3" draw:layer="layout" svg:width="1.247cm" svg:height="0.508cm" draw:transform="rotate (-1.57079632679579) translate (11.019cm 9.913cm)">
          <draw:text-box>
            <text:p text:style-name="P1"><text:span text:style-name="T2">Server</text:span></text:p>
          </draw:text-box>
        </draw:frame>
        <draw:frame draw:style-name="gr37" draw:text-style-name="P3" draw:layer="layout" svg:width="1.086cm" svg:height="0.508cm" draw:transform="rotate (-1.57079632679579) translate (11.019cm 12.176cm)">
          <draw:text-box>
            <text:p text:style-name="P1"><text:span text:style-name="T2">Client</text:span></text:p>
          </draw:text-box>
        </draw:frame>
        <draw:line draw:style-name="Process_20_Line" draw:text-style-name="P12" draw:layer="layout" svg:x1="6.334cm" svg:y1="12.43cm" svg:x2="8.62cm" svg:y2="12.43cm">
          <text:p text:style-name="P1"><text:span text:style-name="T7">render</text:span></text:p>
        </draw:line>
        <draw:g>
          <draw:line draw:style-name="Process_20_Line" draw:text-style-name="P12" draw:layer="layout" svg:x1="2.88cm" svg:y1="7.858cm" svg:x2="5.928cm" svg:y2="7.858cm">
            <text:p text:style-name="P1"><text:span text:style-name="T6">blend/fuse/render/etc.</text:span></text:p>
          </draw:line>
          <draw:line draw:style-name="Process_20_Line" draw:text-style-name="P12" draw:layer="layout" svg:x1="7.276cm" svg:y1="7.858cm" svg:x2="8.874cm" svg:y2="7.858cm">
            <text:p text:style-name="P1"><text:span text:style-name="T6">index</text:span></text:p>
          </draw:line>
          <draw:g>
            <draw:custom-shape draw:style-name="gr7" draw:text-style-name="P2" draw:layer="layout" svg:width="0.672cm" svg:height="0.923cm" svg:x="1.954cm" svg:y="7.35cm">
              <text:p text:style-name="P1"/>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2" draw:layer="layout" svg:width="0.672cm" svg:height="0.924cm" svg:x="1.909cm" svg:y="7.396cm">
              <text:p text:style-name="P1"/>
              <draw:enhanced-geometry svg:viewBox="0 0 21600 21600" draw:text-areas="4230 4230 21600 21600" draw:type="flowchart-internal-storage" draw:enhanced-path="M 0 0 L 21600 0 21600 21600 0 21600 Z N M 4230 0 L 4230 21600 N M 0 4230 L 21600 4230 N"/>
            </draw:custom-shape>
            <draw:custom-shape draw:style-name="gr1" draw:text-style-name="P2" draw:layer="layout" svg:width="0.672cm" svg:height="0.923cm" svg:x="1.864cm" svg:y="7.443cm">
              <text:p text:style-name="P1"><text:span text:style-name="T1">Products</text:span></text:p>
              <draw:enhanced-geometry svg:viewBox="0 0 21600 21600" draw:text-areas="4230 4230 21600 21600" draw:type="flowchart-internal-storage" draw:enhanced-path="M 0 0 L 21600 0 21600 21600 0 21600 Z N M 4230 0 L 4230 21600 N M 0 4230 L 21600 4230 N"/>
            </draw:custom-shape>
          </draw:g>
          <draw:custom-shape draw:style-name="Disk_20_File" draw:text-style-name="P2" draw:layer="layout" svg:width="0.66cm" svg:height="0.762cm" svg:x="9.128cm" svg:y="7.477cm">
            <text:p text:style-name="P1"><text:span text:style-name="T1">Database</text:span></text:p>
            <draw:enhanced-geometry svg:viewBox="0 0 88 21600" draw:glue-points="44 ?f6 44 0 0 10800 44 21600 88 10800" draw:text-areas="0 ?f6 88 ?f3" draw:type="can" draw:modifiers="4246.395806028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9" draw:text-style-name="P2" draw:layer="layout" svg:width="0.672cm" svg:height="0.923cm" svg:x="6.272cm" svg:y="7.35cm">
                <text:p text:style-name="P1"/>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2" draw:layer="layout" svg:width="0.672cm" svg:height="0.924cm" svg:x="6.227cm" svg:y="7.396cm">
                <text:p text:style-name="P1"/>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3" draw:text-style-name="P2" draw:layer="layout" svg:width="0.672cm" svg:height="0.923cm" svg:x="6.182cm" svg:y="7.443cm">
              <text:p text:style-name="P1"><text:span text:style-name="T1">Packetfil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34" draw:text-style-name="P11" draw:layer="layout" svg:width="7.112cm" svg:height="1.016cm" svg:x="1.508cm" svg:y="2.271cm">
          <draw:text-box>
            <text:p text:style-name="P1"><text:span text:style-name="T5">GEEnterpriseDataLevel1.png</text:span></text:p>
          </draw:text-box>
        </draw:frame>
      </draw:page>
      <draw:page draw:name="page4" draw:style-name="dp1" draw:master-page-name="Default">
        <office:forms form:automatic-focus="false" form:apply-design-mode="false"/>
        <draw:frame draw:style-name="gr39" draw:text-style-name="P13" draw:layer="layout" svg:width="9.906cm" svg:height="0.762cm" svg:x="1.508cm" svg:y="2.271cm">
          <draw:text-box>
            <text:p text:style-name="P1"><text:span text:style-name="T8">GEEnterprisePluginFrameworkOverview.png</text:span></text:p>
          </draw:text-box>
        </draw:frame>
        <draw:custom-shape draw:style-name="gr40" draw:text-style-name="P8" draw:layer="layout" svg:width="8.636cm" svg:height="2.286cm" svg:x="1.762cm" svg:y="3.286cm">
          <text:p text:style-name="P7"><text:span text:style-name="T1">User Interface</text:span></text:p>
          <draw:enhanced-geometry svg:viewBox="0 0 21600 21600" draw:type="rectangle" draw:enhanced-path="M 0 0 L 21600 0 21600 21600 0 21600 0 0 Z N"/>
        </draw:custom-shape>
        <draw:custom-shape draw:style-name="gr12" draw:text-style-name="P8" draw:layer="layout" svg:width="0.508cm" svg:height="0.762cm" svg:x="5.826cm" svg:y="4.048cm">
          <text:p text:style-name="P7"><text:span text:style-name="T1">Asset Confi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Process_20_Line" draw:text-style-name="P6" draw:layer="layout" svg:x1="4.048cm" svg:y1="5.064cm" svg:x2="5.572cm" svg:y2="4.556cm">
          <text:p text:style-name="P1"/>
        </draw:line>
        <draw:g>
          <draw:custom-shape draw:style-name="gr41" draw:text-style-name="P8" draw:layer="layout" svg:width="1.27cm" svg:height="1.016cm" svg:x="8.62cm" svg:y="3.794cm">
            <text:p text:style-name="P7"><text:span text:style-name="T1">Edit Request</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4" draw:text-style-name="P4" draw:layer="layout" svg:width="0.423cm" svg:height="0.581cm" svg:x="8.903cm" svg:y="4.084cm">
            <text:p text:style-name="P1"/>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line draw:style-name="Process_20_Line" draw:text-style-name="P2" draw:layer="layout" svg:x1="6.842cm" svg:y1="4.302cm" svg:x2="8.366cm" svg:y2="4.302cm">
          <text:p text:style-name="P1"><text:span text:style-name="T1">Bundled In</text:span></text:p>
        </draw:line>
        <draw:custom-shape draw:style-name="gr40" draw:text-style-name="P8" draw:layer="layout" svg:width="8.636cm" svg:height="5.675cm" svg:x="1.762cm" svg:y="5.739cm">
          <text:p text:style-name="P7"><text:span text:style-name="T1">gesystemmanager</text:span></text:p>
          <draw:enhanced-geometry svg:viewBox="0 0 21600 21600" draw:type="rectangle" draw:enhanced-path="M 0 0 L 21600 0 21600 21600 0 21600 0 0 Z N"/>
        </draw:custom-shape>
        <draw:custom-shape draw:style-name="gr40" draw:text-style-name="P8" draw:layer="layout" svg:width="7.62cm" svg:height="2.54cm" svg:x="2.016cm" svg:y="6.334cm">
          <text:p text:style-name="P7"><text:span text:style-name="T1">Plugin</text:span></text:p>
          <draw:enhanced-geometry svg:viewBox="0 0 21600 21600" draw:type="rectangle" draw:enhanced-path="M 0 0 L 21600 0 21600 21600 0 21600 0 0 Z N"/>
        </draw:custom-shape>
        <draw:g>
          <draw:custom-shape draw:style-name="gr13" draw:text-style-name="P8" draw:layer="layout" svg:width="1.524cm" svg:height="1.27cm" svg:x="5.826cm" svg:y="9.382cm">
            <text:p text:style-name="P7"><text:span text:style-name="T1">Asset</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14" draw:text-style-name="P4" draw:layer="layout" svg:width="0.508cm" svg:height="0.635cm" svg:x="6.165cm" svg:y="9.541cm">
            <text:p text:style-name="P1"/>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line draw:style-name="Process_20_Line" draw:text-style-name="P6" draw:layer="layout" svg:x1="7.35cm" svg:y1="8.366cm" svg:x2="7.096cm" svg:y2="9.128cm">
          <text:p text:style-name="P1"/>
        </draw:line>
        <draw:frame draw:style-name="gr42" draw:text-style-name="P2" draw:layer="layout" svg:width="3.048cm" svg:height="0.762cm" svg:x="7.35cm" svg:y="8.366cm">
          <draw:text-box>
            <text:p text:style-name="P1"><text:span text:style-name="T1">Save (HandleEditRequest)</text:span></text:p>
          </draw:text-box>
        </draw:frame>
        <draw:line draw:style-name="gr33" draw:text-style-name="P4" draw:layer="layout" svg:x1="5.826cm" svg:y1="9.128cm" svg:x2="3.794cm" svg:y2="7.35cm">
          <text:p text:style-name="P1"/>
        </draw:line>
        <draw:line draw:style-name="gr33" draw:text-style-name="P4" draw:layer="layout" svg:x1="3.286cm" svg:y1="8.62cm" svg:x2="5.064cm" svg:y2="11.922cm">
          <text:p text:style-name="P1"/>
        </draw:line>
        <draw:custom-shape draw:style-name="gr40" draw:text-style-name="P8" draw:layer="layout" svg:width="8.636cm" svg:height="2.032cm" svg:x="1.762cm" svg:y="11.668cm">
          <text:p text:style-name="P7"><text:span text:style-name="T1">geresourceprovider</text:span></text:p>
          <draw:enhanced-geometry svg:viewBox="0 0 21600 21600" draw:type="rectangle" draw:enhanced-path="M 0 0 L 21600 0 21600 21600 0 21600 0 0 Z N"/>
        </draw:custom-shape>
        <draw:line draw:style-name="gr33" draw:text-style-name="P4" draw:layer="layout" svg:x1="4.81cm" svg:y1="12.684cm" svg:x2="3.54cm" svg:y2="13.954cm">
          <text:p text:style-name="P1"/>
        </draw:line>
        <draw:custom-shape draw:style-name="gr16" draw:text-style-name="P8" draw:layer="layout" svg:width="3.048cm" svg:height="1.27cm" svg:x="4.302cm" svg:y="13.954cm">
          <text:p text:style-name="P7"><text:span text:style-name="T1">Worker Proces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2" draw:layer="layout" svg:width="0.508cm" svg:height="0.762cm" svg:x="7.858cm" svg:y="14.208cm">
          <text:p text:style-name="P1"><text:span text:style-name="T1">Output</text:span></text:p>
          <draw:enhanced-geometry svg:viewBox="0 0 21600 21600" draw:text-areas="4230 4230 21600 21600" draw:type="flowchart-internal-storage" draw:enhanced-path="M 0 0 L 21600 0 21600 21600 0 21600 Z N M 4230 0 L 4230 21600 N M 0 4230 L 21600 4230 N"/>
        </draw:custom-shape>
        <draw:line draw:style-name="gr43" draw:text-style-name="P8" draw:layer="layout" svg:x1="7.858cm" svg:y1="6.842cm" svg:x2="8.62cm" svg:y2="5.318cm">
          <text:p text:style-name="P7"><text:span text:style-name="T1">sends</text:span></text:p>
        </draw:line>
        <draw:frame draw:style-name="gr44" draw:text-style-name="P2" draw:layer="layout" svg:width="1.778cm" svg:height="0.571cm" svg:x="4.302cm" svg:y="7.35cm">
          <draw:text-box>
            <text:p text:style-name="P1"><text:span text:style-name="T1">Convert to</text:span></text:p>
          </draw:text-box>
        </draw:frame>
        <draw:frame draw:style-name="gr45" draw:text-style-name="P1" draw:layer="layout" svg:width="4.572cm" svg:height="1.27cm" svg:x="3.286cm" svg:y="23.735cm">
          <draw:text-box>
            <text:p text:style-name="P1"/>
          </draw:text-box>
        </draw:frame>
        <draw:frame draw:style-name="gr46" draw:text-style-name="P2" draw:layer="layout" svg:width="2.286cm" svg:height="0.508cm" svg:x="2.27cm" svg:y="9.89cm">
          <draw:text-box>
            <text:p text:style-name="P1"><text:span text:style-name="T1">submit task</text:span></text:p>
          </draw:text-box>
        </draw:frame>
        <draw:line draw:style-name="Process_20_Line" draw:text-style-name="P6" draw:layer="layout" svg:x1="4.048cm" svg:y1="4.048cm" svg:x2="5.572cm" svg:y2="4.302cm">
          <text:p text:style-name="P1"/>
        </draw:line>
        <draw:custom-shape draw:style-name="gr11" draw:text-style-name="P8" draw:layer="layout" svg:width="1.778cm" svg:height="0.508cm" svg:x="2.016cm" svg:y="3.794cm">
          <text:p text:style-name="P7"><text:span text:style-name="T1">cmdline app</text:span></text:p>
          <draw:enhanced-geometry svg:viewBox="0 0 21600 21600" draw:type="rectangle" draw:enhanced-path="M 0 0 L 21600 0 21600 21600 0 21600 0 0 Z N"/>
        </draw:custom-shape>
        <draw:g>
          <draw:custom-shape draw:style-name="gr47" draw:text-style-name="P8" draw:layer="layout" svg:width="0.762cm" svg:height="0.762cm" svg:x="2.27cm" svg:y="4.556cm">
            <text:p text:style-name="P7"><text:span text:style-name="T1">GUI</text:span></text:p>
            <draw:enhanced-geometry svg:viewBox="0 0 21600 21600" draw:type="rectangle" draw:enhanced-path="M 0 0 L 21600 0 21600 21600 0 21600 0 0 Z N"/>
          </draw:custom-shape>
          <draw:line draw:style-name="gr19" draw:text-style-name="P4" draw:layer="layout" svg:x1="2.27cm" svg:y1="4.633cm" svg:x2="3.032cm" svg:y2="4.633cm">
            <text:p text:style-name="P1"/>
          </draw:line>
          <draw:line draw:style-name="gr19" draw:text-style-name="P4" draw:layer="layout" svg:x1="2.956cm" svg:y1="4.556cm" svg:x2="2.956cm" svg:y2="4.633cm">
            <text:p text:style-name="P1"/>
          </draw:line>
        </draw:g>
        <draw:frame draw:style-name="gr46" draw:text-style-name="P2" draw:layer="layout" svg:width="1.27cm" svg:height="0.508cm" svg:x="4.048cm" svg:y="4.302cm">
          <draw:text-box>
            <text:p text:style-name="P1"><text:span text:style-name="T1">create</text:span></text:p>
          </draw:text-box>
        </draw:frame>
        <draw:g>
          <draw:custom-shape draw:style-name="gr41" draw:text-style-name="P8" draw:layer="layout" svg:width="1.27cm" svg:height="1.016cm" svg:x="7.096cm" svg:y="6.842cm">
            <text:p text:style-name="P7"><text:span text:style-name="T1">Edit Request</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4" draw:text-style-name="P4" draw:layer="layout" svg:width="0.423cm" svg:height="0.581cm" svg:x="7.379cm" svg:y="7.132cm">
            <text:p text:style-name="P1"/>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2" draw:text-style-name="P8" draw:layer="layout" svg:width="0.508cm" svg:height="0.762cm" svg:x="3.032cm" svg:y="7.096cm">
          <text:p text:style-name="P7"><text:span text:style-name="T1">Process Confi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8" draw:layer="layout" svg:width="0.508cm" svg:height="0.762cm" svg:x="5.318cm" svg:y="12.176cm">
          <text:p text:style-name="P7"><text:span text:style-name="T1">Process Confi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8" draw:layer="layout" svg:width="0.508cm" svg:height="0.762cm" svg:x="2.778cm" svg:y="14.208cm">
          <text:p text:style-name="P7"><text:span text:style-name="T1">Process Confi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page>
      <draw:page draw:name="page5" draw:style-name="dp1" draw:master-page-name="Default">
        <office:forms form:automatic-focus="false" form:apply-design-mode="false"/>
        <draw:custom-shape draw:style-name="gr48" draw:text-style-name="P7" draw:layer="layout" svg:width="8.128cm" svg:height="5.334cm" svg:x="2.524cm" svg:y="3.032cm">
          <text:p text:style-name="P7">XYZAsset : public AssetDerived&lt;&gt; : public AssetBase</text:p>
          <draw:enhanced-geometry svg:viewBox="0 0 21600 21600" draw:type="rectangle" draw:enhanced-path="M 0 0 L 21600 0 21600 21600 0 21600 0 0 Z N"/>
        </draw:custom-shape>
        <draw:line draw:style-name="gr19" draw:text-style-name="P10" draw:layer="layout" svg:x1="2.524cm" svg:y1="3.286cm" svg:x2="10.652cm" svg:y2="3.286cm">
          <text:p text:style-name="P1"/>
        </draw:line>
        <draw:line draw:style-name="gr19" draw:text-style-name="P10" draw:layer="layout" svg:x1="10.398cm" svg:y1="3.032cm" svg:x2="10.398cm" svg:y2="3.286cm">
          <text:p text:style-name="P1"/>
        </draw:line>
        <draw:custom-shape draw:style-name="gr49" draw:text-style-name="P7" draw:layer="layout" svg:width="7.62cm" svg:height="4.064cm" svg:x="2.778cm" svg:y="4.048cm">
          <text:p text:style-name="P7">XYZAssetWidget : public XYZWidgetBase,</text:p>
          <text:p text:style-name="P7"><text:s text:c="31"/>public AssetWidgetBase</text:p>
          <draw:enhanced-geometry svg:viewBox="0 0 21600 21600" draw:type="rectangle" draw:enhanced-path="M 0 0 L 21600 0 21600 21600 0 21600 0 0 Z N"/>
        </draw:custom-shape>
        <draw:frame draw:style-name="gr39" draw:text-style-name="P14" draw:layer="layout" svg:width="10.668cm" svg:height="0.762cm" svg:x="1.762cm" svg:y="1.762cm">
          <draw:text-box>
            <text:p text:style-name="P1"><text:span text:style-name="T9">GEEnterpriseGUIAssetEditorLayout.png</text:span></text:p>
          </draw:text-box>
        </draw:frame>
      </draw:page>
      <draw:page draw:name="page6" draw:style-name="dp1" draw:master-page-name="Default">
        <office:forms form:automatic-focus="false" form:apply-design-mode="false"/>
        <draw:custom-shape draw:style-name="gr24" draw:text-style-name="P7" draw:layer="layout" svg:width="10.668cm" svg:height="1.524cm" svg:x="2.524cm" svg:y="15.986cm">
          <text:p text:style-name="P7">RasterProduct::HandleImportRequest()</text:p>
          <draw:enhanced-geometry svg:viewBox="0 0 21600 21600" draw:type="rectangle" draw:enhanced-path="M 0 0 L 21600 0 21600 21600 0 21600 0 0 Z N"/>
        </draw:custom-shape>
        <draw:custom-shape draw:style-name="gr50" draw:text-style-name="P7" draw:layer="layout" svg:width="1.778cm" svg:height="0.762cm" svg:x="2.676cm" svg:y="16.545cm">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7" draw:layer="layout" svg:width="7.366cm" svg:height="3.556cm" svg:x="5.572cm" svg:y="10.652cm">
          <text:p text:style-name="P7">CombinedRP::UpdateChildren()</text:p>
          <draw:enhanced-geometry svg:viewBox="0 0 21600 21600" draw:type="rectangle" draw:enhanced-path="M 0 0 L 21600 0 21600 21600 0 21600 0 0 Z N"/>
        </draw:custom-shape>
        <draw:custom-shape draw:style-name="gr51" draw:text-style-name="P7" draw:layer="layout" svg:width="8.128cm" svg:height="1.524cm" svg:x="4.81cm" svg:y="8.366cm">
          <text:p text:style-name="P7">RasterProduct::UpdateChildren()</text:p>
          <draw:enhanced-geometry svg:viewBox="0 0 21600 21600" draw:type="rectangle" draw:enhanced-path="M 0 0 L 21600 0 21600 21600 0 21600 0 0 Z N"/>
        </draw:custom-shape>
        <draw:custom-shape draw:style-name="gr24" draw:text-style-name="P7" draw:layer="layout" svg:width="10.668cm" svg:height="1.524cm" svg:x="2.27cm" svg:y="6.08cm">
          <text:p text:style-name="P7">RasterProduct::HandleImportRequest()</text:p>
          <draw:enhanced-geometry svg:viewBox="0 0 21600 21600" draw:type="rectangle" draw:enhanced-path="M 0 0 L 21600 0 21600 21600 0 21600 0 0 Z N"/>
        </draw:custom-shape>
        <draw:frame draw:style-name="gr39" draw:text-style-name="P14" draw:layer="layout" svg:width="10.668cm" svg:height="0.762cm" svg:x="1.508cm" svg:y="5.064cm">
          <draw:text-box>
            <text:p text:style-name="P1"><text:span text:style-name="T9">GEEnterprisePluginRasterImport-1.png</text:span></text:p>
          </draw:text-box>
        </draw:frame>
        <draw:custom-shape draw:style-name="gr23" draw:text-style-name="P7" draw:id="id11" draw:layer="layout" svg:width="1.778cm" svg:height="0.762cm" svg:x="9.89cm" svg:y="11.16cm">
          <text:p text:style-name="P7">KRMP</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10" draw:layer="layout" svg:width="1.778cm" svg:height="0.762cm" svg:x="6.08cm" svg:y="13.192cm">
          <text:p text:style-name="P7">Maskge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7" draw:layer="layout" svg:width="1.778cm" svg:height="0.762cm" svg:x="6.08cm" svg:y="11.16cm">
          <text:p text:style-name="P7">KR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8" draw:layer="layout" svg:width="2.032cm" svg:height="0.762cm" svg:x="5.953cm" svg:y="8.874cm">
          <text:p text:style-name="P7"><text:span text:style-name="T10">CombinedR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6" draw:layer="layout" svg:width="1.778cm" svg:height="0.762cm" svg:x="2.524cm" svg:y="6.588cm">
          <text:p text:style-name="P7">Sour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9" draw:layer="layout" svg:width="2.286cm" svg:height="0.762cm" svg:x="5.826cm" svg:y="6.588cm">
          <text:p text:style-name="P7"><text:span text:style-name="T10">RasterProdu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draw:line-skew="-0.635cm" svg:x1="4.302cm" svg:y1="6.969cm" svg:x2="6.08cm" svg:y2="11.541cm" draw:start-shape="id6" draw:start-glue-point="1" draw:end-shape="id7" draw:end-glue-point="3">
          <text:p text:style-name="P1"/>
        </draw:connector>
        <draw:connector draw:style-name="gr21" draw:text-style-name="P10" draw:layer="layout" draw:type="curve" svg:x1="4.366cm" svg:y1="6.969cm" svg:x2="5.953cm" svg:y2="9.255cm" draw:end-shape="id8" draw:end-glue-point="3">
          <text:p text:style-name="P1"/>
        </draw:connector>
        <draw:connector draw:style-name="gr21" draw:text-style-name="P10" draw:layer="layout" draw:type="curve" svg:x1="4.429cm" svg:y1="6.969cm" svg:x2="5.826cm" svg:y2="6.969cm" draw:end-shape="id9" draw:end-glue-point="3">
          <text:p text:style-name="P1"/>
        </draw:connector>
        <draw:connector draw:style-name="gr21" draw:text-style-name="P10" draw:layer="layout" draw:type="curve" svg:x1="6.969cm" svg:y1="11.922cm" svg:x2="6.969cm" svg:y2="13.192cm" draw:start-shape="id7" draw:start-glue-point="2" draw:end-shape="id10" draw:end-glue-point="0">
          <text:p text:style-name="P1"/>
        </draw:connector>
        <draw:connector draw:style-name="gr21" draw:text-style-name="P10" draw:layer="layout" draw:type="curve" svg:x1="7.858cm" svg:y1="13.573cm" svg:x2="9.89cm" svg:y2="11.541cm" draw:start-shape="id10" draw:start-glue-point="1" draw:end-shape="id11" draw:end-glue-point="3">
          <text:p text:style-name="P1"/>
        </draw:connector>
        <draw:connector draw:style-name="gr21" draw:text-style-name="P10" draw:layer="layout" draw:type="curve" svg:x1="7.858cm" svg:y1="11.541cm" svg:x2="9.89cm" svg:y2="11.541cm" draw:start-shape="id7" draw:start-glue-point="1" draw:end-shape="id11" draw:end-glue-point="3">
          <text:p text:style-name="P1"/>
        </draw:connector>
        <draw:frame draw:style-name="gr39" draw:text-style-name="P14" draw:layer="layout" svg:width="10.668cm" svg:height="0.762cm" svg:x="1.254cm" svg:y="1.508cm">
          <draw:text-box>
            <text:p text:style-name="P1"><text:span text:style-name="T9">GEEnterprisePluginLegend.png</text:span></text:p>
          </draw:text-box>
        </draw:frame>
        <draw:custom-shape draw:style-name="gr20" draw:text-style-name="P9" draw:layer="layout" svg:width="2.032cm" svg:height="0.762cm" svg:x="1.508cm" svg:y="2.27cm">
          <text:p text:style-name="P7"><text:span text:style-name="T4">Composite</text:span></text:p>
          <text:p text:style-name="P7"><text:span text:style-name="T4">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layer="layout" svg:width="2.032cm" svg:height="0.762cm" svg:x="1.508cm" svg:y="3.286cm">
          <text:p text:style-name="P7">Leaf Plug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2" draw:text-style-name="P16" draw:layer="layout" draw:type="curve" draw:line-skew="-0.123cm" svg:x1="4.048cm" svg:y1="2.27cm" svg:x2="5.162cm" svg:y2="4.059cm">
          <text:p text:style-name="P16">Input</text:p>
        </draw:connector>
        <draw:connector draw:style-name="gr22" draw:text-style-name="P10" draw:layer="layout" draw:type="line" svg:x1="6.969cm" svg:y1="9.636cm" svg:x2="10.779cm" svg:y2="11.16cm" draw:start-shape="id8" draw:start-glue-point="2" draw:end-shape="id11" draw:end-glue-point="0">
          <text:p text:style-name="P1"/>
        </draw:connector>
        <draw:connector draw:style-name="gr22" draw:text-style-name="P10" draw:layer="layout" draw:type="line" svg:x1="6.969cm" svg:y1="9.636cm" svg:x2="6.969cm" svg:y2="11.16cm" draw:start-shape="id8" draw:start-glue-point="2" draw:end-shape="id7" draw:end-glue-point="0">
          <text:p text:style-name="P1"/>
        </draw:connector>
        <draw:connector draw:style-name="gr22" draw:text-style-name="P10" draw:layer="layout" draw:type="line" svg:x1="6.969cm" svg:y1="7.35cm" svg:x2="6.969cm" svg:y2="8.874cm" draw:start-shape="id9" draw:start-glue-point="2" draw:end-shape="id8" draw:end-glue-point="0">
          <text:p text:style-name="P1"/>
        </draw:connector>
        <draw:connector draw:style-name="gr53" draw:text-style-name="P10" draw:layer="layout" draw:type="line" svg:x1="5.794cm" svg:y1="2.321cm" svg:x2="5.826cm" svg:y2="4.048cm">
          <text:p text:style-name="P7"><text:s text:c="10"/>Child</text:p>
        </draw:connector>
        <draw:custom-shape draw:style-name="gr51" draw:text-style-name="P7" draw:layer="layout" svg:width="3.556cm" svg:height="1.27cm" svg:x="7.096cm" svg:y="2.27cm">
          <text:p text:style-name="P7">Method that creates</text:p>
          <text:p text:style-name="P7">the enclosed plugns</text:p>
          <draw:enhanced-geometry svg:viewBox="0 0 21600 21600" draw:type="rectangle" draw:enhanced-path="M 0 0 L 21600 0 21600 21600 0 21600 0 0 Z N"/>
        </draw:custom-shape>
        <draw:custom-shape draw:style-name="gr51" draw:text-style-name="P7" draw:layer="layout" svg:width="10.668cm" svg:height="3.556cm" svg:x="2.524cm" svg:y="20.558cm">
          <text:p text:style-name="P7">CombinedRP::UpdateChildren()</text:p>
          <draw:enhanced-geometry svg:viewBox="0 0 21600 21600" draw:type="rectangle" draw:enhanced-path="M 0 0 L 21600 0 21600 21600 0 21600 0 0 Z N"/>
        </draw:custom-shape>
        <draw:custom-shape draw:style-name="gr51" draw:text-style-name="P7" draw:layer="layout" svg:width="8.128cm" svg:height="1.524cm" svg:x="5.064cm" svg:y="18.272cm">
          <text:p text:style-name="P7">RasterProduct::UpdateChildren()</text:p>
          <draw:enhanced-geometry svg:viewBox="0 0 21600 21600" draw:type="rectangle" draw:enhanced-path="M 0 0 L 21600 0 21600 21600 0 21600 0 0 Z N"/>
        </draw:custom-shape>
        <draw:frame draw:style-name="gr39" draw:text-style-name="P14" draw:layer="layout" svg:width="10.668cm" svg:height="0.762cm" svg:x="1.762cm" svg:y="14.97cm">
          <draw:text-box>
            <text:p text:style-name="P1"><text:span text:style-name="T9">GEEnterprisePluginRasterImport-3.png</text:span></text:p>
          </draw:text-box>
        </draw:frame>
        <draw:custom-shape draw:style-name="gr23" draw:text-style-name="P7" draw:id="id18" draw:layer="layout" svg:width="1.778cm" svg:height="0.762cm" svg:x="10.144cm" svg:y="21.066cm">
          <text:p text:style-name="P7">KRMP</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17" draw:layer="layout" svg:width="1.778cm" svg:height="0.762cm" svg:x="6.334cm" svg:y="23.098cm">
          <text:p text:style-name="P7">Maskge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16" draw:layer="layout" svg:width="1.778cm" svg:height="0.762cm" svg:x="6.334cm" svg:y="21.066cm">
          <text:p text:style-name="P7">KR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14" draw:layer="layout" svg:width="2.032cm" svg:height="0.762cm" svg:x="6.207cm" svg:y="18.78cm">
          <text:p text:style-name="P7"><text:span text:style-name="T10">CombinedR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12" draw:layer="layout" svg:width="1.778cm" svg:height="0.762cm" svg:x="2.778cm" svg:y="16.494cm">
          <text:p text:style-name="P7">Source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15" draw:layer="layout" svg:width="2.286cm" svg:height="0.762cm" svg:x="6.08cm" svg:y="16.494cm">
          <text:p text:style-name="P7"><text:span text:style-name="T10">RasterProdu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4.556cm" svg:y1="16.875cm" svg:x2="3.032cm" svg:y2="21.447cm" draw:start-shape="id12" draw:start-glue-point="1" draw:end-shape="id13" draw:end-glue-point="3">
          <text:p text:style-name="P1"/>
        </draw:connector>
        <draw:connector draw:style-name="gr21" draw:text-style-name="P10" draw:layer="layout" draw:type="curve" svg:x1="4.62cm" svg:y1="16.875cm" svg:x2="6.207cm" svg:y2="19.161cm" draw:end-shape="id14" draw:end-glue-point="3">
          <text:p text:style-name="P1"/>
        </draw:connector>
        <draw:connector draw:style-name="gr21" draw:text-style-name="P10" draw:layer="layout" draw:type="curve" svg:x1="4.683cm" svg:y1="16.875cm" svg:x2="6.08cm" svg:y2="16.875cm" draw:end-shape="id15" draw:end-glue-point="3">
          <text:p text:style-name="P1"/>
        </draw:connector>
        <draw:connector draw:style-name="gr21" draw:text-style-name="P10" draw:layer="layout" draw:type="curve" svg:x1="7.223cm" svg:y1="21.828cm" svg:x2="7.223cm" svg:y2="23.098cm" draw:start-shape="id16" draw:start-glue-point="2" draw:end-shape="id17" draw:end-glue-point="0">
          <text:p text:style-name="P1"/>
        </draw:connector>
        <draw:connector draw:style-name="gr21" draw:text-style-name="P10" draw:layer="layout" draw:type="curve" svg:x1="8.112cm" svg:y1="23.479cm" svg:x2="10.144cm" svg:y2="21.447cm" draw:start-shape="id17" draw:start-glue-point="1" draw:end-shape="id18" draw:end-glue-point="3">
          <text:p text:style-name="P1"/>
        </draw:connector>
        <draw:connector draw:style-name="gr21" draw:text-style-name="P10" draw:layer="layout" draw:type="curve" svg:x1="8.112cm" svg:y1="21.447cm" svg:x2="10.144cm" svg:y2="21.447cm" draw:start-shape="id16" draw:start-glue-point="1" draw:end-shape="id18" draw:end-glue-point="3">
          <text:p text:style-name="P1"/>
        </draw:connector>
        <draw:connector draw:style-name="gr22" draw:text-style-name="P10" draw:layer="layout" draw:type="line" svg:x1="7.223cm" svg:y1="19.542cm" svg:x2="11.033cm" svg:y2="21.066cm" draw:start-shape="id14" draw:start-glue-point="2" draw:end-shape="id18" draw:end-glue-point="0">
          <text:p text:style-name="P1"/>
        </draw:connector>
        <draw:connector draw:style-name="gr22" draw:text-style-name="P10" draw:layer="layout" draw:type="line" svg:x1="7.223cm" svg:y1="19.542cm" svg:x2="7.223cm" svg:y2="21.066cm" draw:start-shape="id14" draw:start-glue-point="2" draw:end-shape="id16" draw:end-glue-point="0">
          <text:p text:style-name="P1"/>
        </draw:connector>
        <draw:connector draw:style-name="gr22" draw:text-style-name="P10" draw:layer="layout" draw:type="line" svg:x1="7.223cm" svg:y1="17.256cm" svg:x2="7.223cm" svg:y2="18.78cm" draw:start-shape="id15" draw:start-glue-point="2" draw:end-shape="id14" draw:end-glue-point="0">
          <text:p text:style-name="P1"/>
        </draw:connector>
        <draw:custom-shape draw:style-name="gr23" draw:text-style-name="P7" draw:id="id13" draw:layer="layout" svg:width="1.778cm" svg:height="0.762cm" svg:x="3.032cm" svg:y="21.066cm">
          <text:p text:style-name="P7">Mosa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4.81cm" svg:y1="21.447cm" svg:x2="6.334cm" svg:y2="21.447cm" draw:start-shape="id13" draw:start-glue-point="1" draw:end-shape="id16" draw:end-glue-point="3">
          <text:p text:style-name="P1"/>
        </draw:connector>
      </draw:page>
      <draw:page draw:name="page7" draw:style-name="dp1" draw:master-page-name="Default">
        <office:forms form:automatic-focus="false" form:apply-design-mode="false"/>
        <draw:custom-shape draw:style-name="gr51" draw:text-style-name="P7" draw:layer="layout" svg:width="7.366cm" svg:height="2.286cm" svg:x="5.318cm" svg:y="7.858cm">
          <text:p text:style-name="P7">CombinedRP::UpdateChildren()</text:p>
          <draw:enhanced-geometry svg:viewBox="0 0 21600 21600" draw:type="rectangle" draw:enhanced-path="M 0 0 L 21600 0 21600 21600 0 21600 0 0 Z N"/>
        </draw:custom-shape>
        <draw:custom-shape draw:style-name="gr51" draw:text-style-name="P7" draw:layer="layout" svg:width="8.128cm" svg:height="1.524cm" svg:x="4.556cm" svg:y="5.572cm">
          <text:p text:style-name="P7">RasterProduct::UpdateChildren()</text:p>
          <draw:enhanced-geometry svg:viewBox="0 0 21600 21600" draw:type="rectangle" draw:enhanced-path="M 0 0 L 21600 0 21600 21600 0 21600 0 0 Z N"/>
        </draw:custom-shape>
        <draw:custom-shape draw:style-name="gr24" draw:text-style-name="P7" draw:layer="layout" svg:width="10.668cm" svg:height="2.54cm" svg:x="2.016cm" svg:y="2.27cm">
          <text:p text:style-name="P7">RasterProduct::HandleImportRequest()</text:p>
          <draw:enhanced-geometry svg:viewBox="0 0 21600 21600" draw:type="rectangle" draw:enhanced-path="M 0 0 L 21600 0 21600 21600 0 21600 0 0 Z N"/>
        </draw:custom-shape>
        <draw:frame draw:style-name="gr39" draw:text-style-name="P14" draw:layer="layout" svg:width="10.668cm" svg:height="0.762cm" svg:x="1.254cm" svg:y="1.254cm">
          <draw:text-box>
            <text:p text:style-name="P1"><text:span text:style-name="T9">GEEnterprisePluginRasterImport-2.png</text:span></text:p>
          </draw:text-box>
        </draw:frame>
        <draw:custom-shape draw:style-name="gr23" draw:text-style-name="P7" draw:id="id22" draw:layer="layout" svg:width="1.778cm" svg:height="0.762cm" svg:x="9.636cm" svg:y="8.366cm">
          <text:p text:style-name="P7">KRMP</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21" draw:layer="layout" svg:width="1.778cm" svg:height="0.762cm" svg:x="5.826cm" svg:y="8.366cm">
          <text:p text:style-name="P7">KR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23" draw:layer="layout" svg:width="2.032cm" svg:height="0.762cm" svg:x="5.699cm" svg:y="6.08cm">
          <text:p text:style-name="P7"><text:span text:style-name="T10">CombinedR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19" draw:layer="layout" svg:width="1.778cm" svg:height="0.762cm" svg:x="2.27cm" svg:y="2.778cm">
          <text:p text:style-name="P7">Sour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20" draw:layer="layout" svg:width="2.286cm" svg:height="0.762cm" svg:x="5.572cm" svg:y="2.778cm">
          <text:p text:style-name="P7"><text:span text:style-name="T10">RasterProdu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4.048cm" svg:y1="3.159cm" svg:x2="5.572cm" svg:y2="3.159cm" draw:start-shape="id19" draw:start-glue-point="1" draw:end-shape="id20" draw:end-glue-point="3">
          <text:p text:style-name="P1"/>
        </draw:connector>
        <draw:connector draw:style-name="gr21" draw:text-style-name="P10" draw:layer="layout" draw:type="curve" svg:x1="7.604cm" svg:y1="8.747cm" svg:x2="9.636cm" svg:y2="8.747cm" draw:start-shape="id21" draw:start-glue-point="1" draw:end-shape="id22" draw:end-glue-point="3">
          <text:p text:style-name="P1"/>
        </draw:connector>
        <draw:connector draw:style-name="gr22" draw:text-style-name="P10" draw:layer="layout" draw:type="line" svg:x1="6.715cm" svg:y1="6.842cm" svg:x2="10.525cm" svg:y2="8.366cm" draw:start-shape="id23" draw:start-glue-point="2" draw:end-shape="id22" draw:end-glue-point="0">
          <text:p text:style-name="P1"/>
        </draw:connector>
        <draw:connector draw:style-name="gr22" draw:text-style-name="P10" draw:layer="layout" draw:type="line" svg:x1="6.715cm" svg:y1="6.842cm" svg:x2="6.715cm" svg:y2="8.366cm" draw:start-shape="id23" draw:start-glue-point="2" draw:end-shape="id21" draw:end-glue-point="0">
          <text:p text:style-name="P1"/>
        </draw:connector>
        <draw:connector draw:style-name="gr22" draw:text-style-name="P10" draw:layer="layout" draw:type="line" svg:x1="6.715cm" svg:y1="3.54cm" svg:x2="6.715cm" svg:y2="6.08cm" draw:start-shape="id20" draw:start-glue-point="2" draw:end-shape="id23" draw:end-glue-point="0">
          <text:p text:style-name="P1"/>
        </draw:connector>
        <draw:custom-shape draw:style-name="gr23" draw:text-style-name="P7" draw:id="id24" draw:layer="layout" svg:width="1.778cm" svg:height="0.762cm" svg:x="2.27cm" svg:y="3.794cm">
          <text:p text:style-name="P7">Mask</text:p>
          <text:p text:style-name="P7">Sour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4.048cm" svg:y1="4.175cm" svg:x2="5.572cm" svg:y2="3.159cm" draw:start-shape="id24" draw:start-glue-point="1" draw:end-shape="id20" draw:end-glue-point="3">
          <text:p text:style-name="P1"/>
        </draw:connector>
        <draw:connector draw:style-name="gr21" draw:text-style-name="P10" draw:layer="layout" draw:type="curve" svg:x1="4.048cm" svg:y1="3.159cm" svg:x2="5.699cm" svg:y2="6.461cm" draw:end-shape="id23" draw:end-glue-point="3">
          <text:p text:style-name="P1"/>
        </draw:connector>
        <draw:connector draw:style-name="gr21" draw:text-style-name="P10" draw:layer="layout" draw:type="curve" svg:x1="4.048cm" svg:y1="4.175cm" svg:x2="5.699cm" svg:y2="6.461cm" draw:start-shape="id24" draw:start-glue-point="1" draw:end-shape="id23" draw:end-glue-point="3">
          <text:p text:style-name="P1"/>
        </draw:connector>
        <draw:connector draw:style-name="gr54" draw:text-style-name="P10" draw:layer="layout" draw:type="curve" svg:x1="5.826cm" svg:y1="8.747cm" svg:x2="2.27cm" svg:y2="3.159cm" draw:start-shape="id21" draw:start-glue-point="3" draw:end-shape="id19" draw:end-glue-point="3">
          <text:p text:style-name="P1"/>
        </draw:connector>
        <draw:connector draw:style-name="gr54" draw:text-style-name="P10" draw:layer="layout" draw:type="curve" draw:line-skew="0.11cm" svg:x1="10.525cm" svg:y1="9.128cm" svg:x2="2.27cm" svg:y2="4.175cm" draw:start-shape="id22" draw:start-glue-point="2" draw:end-shape="id24" draw:end-glue-point="3">
          <text:p text:style-name="P1"/>
        </draw:connector>
        <draw:custom-shape draw:style-name="gr51" draw:text-style-name="P7" draw:layer="layout" svg:width="8.636cm" svg:height="1.524cm" svg:x="4.048cm" svg:y="17.256cm">
          <text:p text:style-name="P7">CombinedRP::UpdateChildren()</text:p>
          <draw:enhanced-geometry svg:viewBox="0 0 21600 21600" draw:type="rectangle" draw:enhanced-path="M 0 0 L 21600 0 21600 21600 0 21600 0 0 Z N"/>
        </draw:custom-shape>
        <draw:custom-shape draw:style-name="gr51" draw:text-style-name="P7" draw:layer="layout" svg:width="8.128cm" svg:height="1.524cm" svg:x="4.556cm" svg:y="14.97cm">
          <text:p text:style-name="P7">RasterProduct::UpdateChildren()</text:p>
          <draw:enhanced-geometry svg:viewBox="0 0 21600 21600" draw:type="rectangle" draw:enhanced-path="M 0 0 L 21600 0 21600 21600 0 21600 0 0 Z N"/>
        </draw:custom-shape>
        <draw:custom-shape draw:style-name="gr24" draw:text-style-name="P7" draw:layer="layout" svg:width="10.668cm" svg:height="1.524cm" svg:x="2.016cm" svg:y="12.684cm">
          <text:p text:style-name="P7">RasterProduct::HandleImportRequest()</text:p>
          <draw:enhanced-geometry svg:viewBox="0 0 21600 21600" draw:type="rectangle" draw:enhanced-path="M 0 0 L 21600 0 21600 21600 0 21600 0 0 Z N"/>
        </draw:custom-shape>
        <draw:frame draw:style-name="gr39" draw:text-style-name="P14" draw:layer="layout" svg:width="10.668cm" svg:height="0.762cm" svg:x="1.254cm" svg:y="11.668cm">
          <draw:text-box>
            <text:p text:style-name="P1"><text:span text:style-name="T9">GEEnterprisePluginRasterImport-4.png</text:span></text:p>
          </draw:text-box>
        </draw:frame>
        <draw:custom-shape draw:style-name="gr20" draw:text-style-name="P15" draw:id="id25" draw:layer="layout" svg:width="2.032cm" svg:height="0.762cm" svg:x="5.699cm" svg:y="15.478cm">
          <text:p text:style-name="P7"><text:span text:style-name="T10">CombinedR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27" draw:layer="layout" svg:width="1.778cm" svg:height="0.762cm" svg:x="2.27cm" svg:y="13.192cm">
          <text:p text:style-name="P7">.kip</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26" draw:layer="layout" svg:width="2.286cm" svg:height="0.762cm" svg:x="5.572cm" svg:y="13.192cm">
          <text:p text:style-name="P7"><text:span text:style-name="T10">RasterProdu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4.112cm" svg:y1="13.573cm" svg:x2="5.699cm" svg:y2="15.859cm" draw:end-shape="id25" draw:end-glue-point="3">
          <text:p text:style-name="P1"/>
        </draw:connector>
        <draw:connector draw:style-name="gr21" draw:text-style-name="P10" draw:layer="layout" draw:type="curve" svg:x1="4.175cm" svg:y1="13.573cm" svg:x2="5.572cm" svg:y2="13.573cm" draw:end-shape="id26" draw:end-glue-point="3">
          <text:p text:style-name="P1"/>
        </draw:connector>
        <draw:connector draw:style-name="gr22" draw:text-style-name="P10" draw:layer="layout" draw:type="curve" draw:line-skew="1.244cm" svg:x1="6.715cm" svg:y1="16.24cm" svg:x2="3.159cm" svg:y2="13.954cm" draw:start-shape="id25" draw:start-glue-point="2" draw:end-shape="id27" draw:end-glue-point="2">
          <text:p text:style-name="P1"/>
        </draw:connector>
        <draw:connector draw:style-name="gr22" draw:text-style-name="P10" draw:layer="layout" draw:type="line" svg:x1="6.715cm" svg:y1="13.954cm" svg:x2="6.715cm" svg:y2="15.478cm" draw:start-shape="id26" draw:start-glue-point="2" draw:end-shape="id25" draw:end-glue-point="0">
          <text:p text:style-name="P1"/>
        </draw:connector>
      </draw:page>
      <draw:page draw:name="page8" draw:style-name="dp1" draw:master-page-name="Default">
        <office:forms form:automatic-focus="false" form:apply-design-mode="false"/>
        <draw:custom-shape draw:style-name="gr51" draw:text-style-name="P7" draw:layer="layout" svg:width="9.906cm" svg:height="2.286cm" svg:x="2.778cm" svg:y="7.604cm">
          <text:p text:style-name="P7">CombinedRP::UpdateChildren()</text:p>
          <draw:enhanced-geometry svg:viewBox="0 0 21600 21600" draw:type="rectangle" draw:enhanced-path="M 0 0 L 21600 0 21600 21600 0 21600 0 0 Z N"/>
        </draw:custom-shape>
        <draw:custom-shape draw:style-name="gr51" draw:text-style-name="P7" draw:layer="layout" svg:width="8.128cm" svg:height="1.524cm" svg:x="4.556cm" svg:y="5.572cm">
          <text:p text:style-name="P7">RasterProduct::UpdateChildren()</text:p>
          <draw:enhanced-geometry svg:viewBox="0 0 21600 21600" draw:type="rectangle" draw:enhanced-path="M 0 0 L 21600 0 21600 21600 0 21600 0 0 Z N"/>
        </draw:custom-shape>
        <draw:custom-shape draw:style-name="gr24" draw:text-style-name="P7" draw:layer="layout" svg:width="10.668cm" svg:height="2.54cm" svg:x="2.016cm" svg:y="2.27cm">
          <text:p text:style-name="P7">RasterProduct::HandleImportRequest()</text:p>
          <draw:enhanced-geometry svg:viewBox="0 0 21600 21600" draw:type="rectangle" draw:enhanced-path="M 0 0 L 21600 0 21600 21600 0 21600 0 0 Z N"/>
        </draw:custom-shape>
        <draw:frame draw:style-name="gr39" draw:text-style-name="P14" draw:layer="layout" svg:width="10.668cm" svg:height="0.762cm" svg:x="1.254cm" svg:y="1.254cm">
          <draw:text-box>
            <text:p text:style-name="P1"><text:span text:style-name="T9">GEEnterprisePluginRasterImport-5.png</text:span></text:p>
          </draw:text-box>
        </draw:frame>
        <draw:custom-shape draw:style-name="gr20" draw:text-style-name="P15" draw:id="id30" draw:layer="layout" svg:width="2.032cm" svg:height="0.762cm" svg:x="5.699cm" svg:y="6.08cm">
          <text:p text:style-name="P7"><text:span text:style-name="T10">CombinedR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28" draw:layer="layout" svg:width="1.778cm" svg:height="0.762cm" svg:x="2.27cm" svg:y="2.778cm">
          <text:p text:style-name="P7">.kip</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29" draw:layer="layout" svg:width="2.286cm" svg:height="0.762cm" svg:x="5.572cm" svg:y="2.778cm">
          <text:p text:style-name="P7"><text:span text:style-name="T10">RasterProdu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4.048cm" svg:y1="3.159cm" svg:x2="5.572cm" svg:y2="3.159cm" draw:start-shape="id28" draw:start-glue-point="1" draw:end-shape="id29" draw:end-glue-point="3">
          <text:p text:style-name="P1"/>
        </draw:connector>
        <draw:connector draw:style-name="gr22" draw:text-style-name="P10" draw:layer="layout" draw:type="curve" draw:line-skew="1.344cm" svg:x1="6.715cm" svg:y1="6.842cm" svg:x2="2.27cm" svg:y2="4.175cm" draw:start-shape="id30" draw:start-glue-point="2" draw:end-shape="id31" draw:end-glue-point="3">
          <text:p text:style-name="P1"/>
        </draw:connector>
        <draw:connector draw:style-name="gr22" draw:text-style-name="P10" draw:layer="layout" draw:type="curve" draw:line-skew="1.852cm -0.328cm" svg:x1="6.715cm" svg:y1="6.842cm" svg:x2="2.27cm" svg:y2="3.159cm" draw:start-shape="id30" draw:start-glue-point="2" draw:end-shape="id28" draw:end-glue-point="3">
          <text:p text:style-name="P1"/>
        </draw:connector>
        <draw:connector draw:style-name="gr22" draw:text-style-name="P10" draw:layer="layout" draw:type="line" svg:x1="6.715cm" svg:y1="3.54cm" svg:x2="6.715cm" svg:y2="6.08cm" draw:start-shape="id29" draw:start-glue-point="2" draw:end-shape="id30" draw:end-glue-point="0">
          <text:p text:style-name="P1"/>
        </draw:connector>
        <draw:custom-shape draw:style-name="gr23" draw:text-style-name="P7" draw:id="id31" draw:layer="layout" svg:width="1.778cm" svg:height="0.762cm" svg:x="2.27cm" svg:y="3.794cm">
          <text:p text:style-name="P7">.kmp</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4.048cm" svg:y1="4.175cm" svg:x2="5.572cm" svg:y2="3.159cm" draw:start-shape="id31" draw:start-glue-point="1" draw:end-shape="id29" draw:end-glue-point="3">
          <text:p text:style-name="P1"/>
        </draw:connector>
        <draw:connector draw:style-name="gr21" draw:text-style-name="P10" draw:layer="layout" draw:type="curve" svg:x1="4.048cm" svg:y1="3.159cm" svg:x2="5.699cm" svg:y2="6.461cm" draw:end-shape="id30" draw:end-glue-point="3">
          <text:p text:style-name="P1"/>
        </draw:connector>
        <draw:connector draw:style-name="gr21" draw:text-style-name="P10" draw:layer="layout" draw:type="curve" svg:x1="4.048cm" svg:y1="4.175cm" svg:x2="5.699cm" svg:y2="6.461cm" draw:start-shape="id31" draw:start-glue-point="1" draw:end-shape="id30" draw:end-glue-point="3">
          <text:p text:style-name="P1"/>
        </draw:connector>
      </draw:page>
      <draw:page draw:name="page9" draw:style-name="dp1" draw:master-page-name="Default">
        <office:forms form:automatic-focus="false" form:apply-design-mode="false"/>
        <draw:custom-shape draw:style-name="gr55" draw:text-style-name="P7" draw:layer="layout" svg:width="10.922cm" svg:height="2.032cm" svg:x="6.08cm" svg:y="10.068cm">
          <text:p text:style-name="P7">PacketGen::UpdateChildren()</text:p>
          <draw:enhanced-geometry svg:viewBox="0 0 21600 21600" draw:type="rectangle" draw:enhanced-path="M 0 0 L 21600 0 21600 21600 0 21600 0 0 Z N"/>
        </draw:custom-shape>
        <draw:custom-shape draw:style-name="gr51" draw:text-style-name="P7" draw:layer="layout" svg:width="10.668cm" svg:height="4.318cm" svg:x="6.334cm" svg:y="4.734cm">
          <text:p text:style-name="P7">RasterProject::DelayedBuildChildren()</text:p>
          <draw:enhanced-geometry svg:viewBox="0 0 21600 21600" draw:mirror-horizontal="false" draw:mirror-vertical="false" draw:type="rectangle" draw:enhanced-path="M 0 0 L 21600 0 21600 21600 0 21600 0 0 Z N"/>
        </draw:custom-shape>
        <draw:custom-shape draw:style-name="gr24" draw:text-style-name="P7" draw:layer="layout" svg:width="10.16cm" svg:height="1.27cm" svg:x="6.842cm" svg:y="2.448cm">
          <text:p text:style-name="P7">RasterProject::HandleEditRequest()</text:p>
          <draw:enhanced-geometry svg:viewBox="0 0 21600 21600" draw:type="rectangle" draw:enhanced-path="M 0 0 L 21600 0 21600 21600 0 21600 0 0 Z N"/>
        </draw:custom-shape>
        <draw:frame draw:style-name="gr39" draw:text-style-name="P14" draw:layer="layout" svg:width="10.668cm" svg:height="0.762cm" svg:x="1.254cm" svg:y="1.254cm">
          <draw:text-box>
            <text:p text:style-name="P1"><text:span text:style-name="T9">GEEnterprisePluginRasterProject.png</text:span></text:p>
          </draw:text-box>
        </draw:frame>
        <draw:custom-shape draw:style-name="gr20" draw:text-style-name="P15" draw:id="id33" draw:layer="layout" svg:width="2.286cm" svg:height="0.762cm" svg:x="8.366cm" svg:y="2.702cm">
          <text:p text:style-name="P7"><text:span text:style-name="T10">RasterProjec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32" draw:layer="layout" svg:width="2.54cm" svg:height="0.762cm" svg:x="2.778cm" svg:y="2.702cm">
          <text:p text:style-name="P7"><text:span text:style-name="T10">RasterProduc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35" draw:layer="layout" svg:width="2.54cm" svg:height="0.762cm" svg:x="2.778cm" svg:y="4.734cm">
          <text:p text:style-name="P7"><text:span text:style-name="T10">RasterProduct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36" draw:layer="layout" svg:width="2.54cm" svg:height="0.762cm" svg:x="2.778cm" svg:y="3.718cm">
          <text:p text:style-name="P7"><text:span text:style-name="T10">RasterProduct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34" draw:layer="layout" svg:width="2.54cm" svg:height="0.762cm" svg:x="2.778cm" svg:y="5.75cm">
          <text:p text:style-name="P7"><text:span text:style-name="T10">RasterProduct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5.318cm" svg:y1="3.083cm" svg:x2="8.366cm" svg:y2="3.083cm" draw:start-shape="id32" draw:start-glue-point="1" draw:end-shape="id33" draw:end-glue-point="3">
          <text:p text:style-name="P1"/>
        </draw:connector>
        <draw:connector draw:style-name="gr21" draw:text-style-name="P10" draw:layer="layout" draw:type="curve" draw:line-skew="-0.509cm" svg:x1="5.318cm" svg:y1="6.131cm" svg:x2="8.366cm" svg:y2="3.083cm" draw:start-shape="id34" draw:start-glue-point="1" draw:end-shape="id33" draw:end-glue-point="3">
          <text:p text:style-name="P1"/>
        </draw:connector>
        <draw:connector draw:style-name="gr21" draw:text-style-name="P10" draw:layer="layout" draw:type="curve" draw:line-skew="-0.509cm" svg:x1="5.318cm" svg:y1="5.115cm" svg:x2="8.366cm" svg:y2="3.083cm" draw:start-shape="id35" draw:start-glue-point="1" draw:end-shape="id33" draw:end-glue-point="3">
          <text:p text:style-name="P1"/>
        </draw:connector>
        <draw:connector draw:style-name="gr21" draw:text-style-name="P10" draw:layer="layout" draw:type="curve" draw:line-skew="-0.509cm" svg:x1="5.318cm" svg:y1="4.099cm" svg:x2="8.366cm" svg:y2="3.083cm" draw:start-shape="id36" draw:end-shape="id33" draw:end-glue-point="3">
          <text:p text:style-name="P1"/>
        </draw:connector>
        <draw:custom-shape draw:style-name="gr23" draw:text-style-name="P7" draw:id="id39" draw:layer="layout" svg:width="2.286cm" svg:height="0.762cm" svg:x="12.684cm" svg:y="6.512cm">
          <text:p text:style-name="P7">RasterDBRoo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38" draw:layer="layout" svg:width="2.286cm" svg:height="0.762cm" svg:x="14.208cm" svg:y="5.496cm">
          <text:p text:style-name="P7">MapLayerJ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10" draw:layer="layout" draw:type="line" svg:x1="9.509cm" svg:y1="3.464cm" svg:x2="11.287cm" svg:y2="6.512cm" draw:start-shape="id33" draw:start-glue-point="2" draw:end-shape="id37" draw:end-glue-point="0">
          <text:p text:style-name="P1"/>
        </draw:connector>
        <draw:connector draw:style-name="gr22" draw:text-style-name="P10" draw:layer="layout" draw:type="line" svg:x1="9.509cm" svg:y1="3.464cm" svg:x2="15.351cm" svg:y2="5.496cm" draw:start-shape="id33" draw:start-glue-point="2" draw:end-shape="id38" draw:end-glue-point="0">
          <text:p text:style-name="P1"/>
        </draw:connector>
        <draw:connector draw:style-name="gr22" draw:text-style-name="P7" draw:layer="layout" draw:type="line" svg:x1="9.509cm" svg:y1="3.464cm" svg:x2="13.827cm" svg:y2="6.512cm" draw:start-shape="id33" draw:start-glue-point="2" draw:end-shape="id39" draw:end-glue-point="0">
          <text:p text:style-name="P1"/>
        </draw:connector>
        <draw:custom-shape draw:style-name="gr20" draw:text-style-name="P9" draw:id="id48" draw:layer="layout" svg:width="2.286cm" svg:height="0.762cm" svg:x="6.588cm" svg:y="4.988cm">
          <text:p text:style-name="P7"><text:span text:style-name="T4">PacketGen #1</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draw:id="id40" draw:layer="layout" svg:width="2.286cm" svg:height="0.762cm" svg:x="6.588cm" svg:y="8.036cm">
          <text:p text:style-name="P7"><text:span text:style-name="T4">PacketGen #4</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draw:id="id49" draw:layer="layout" svg:width="2.286cm" svg:height="0.762cm" svg:x="6.588cm" svg:y="7.02cm">
          <text:p text:style-name="P7"><text:span text:style-name="T4">PacketGen #3</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draw:id="id50" draw:layer="layout" svg:width="2.286cm" svg:height="0.762cm" svg:x="6.588cm" svg:y="6.004cm">
          <text:p text:style-name="P7"><text:span text:style-name="T4">PacketGen #2</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id="id41" draw:layer="layout" svg:width="2.54cm" svg:height="0.762cm" svg:x="6.588cm" svg:y="10.322cm">
          <text:p text:style-name="P7"><text:span text:style-name="T11">PacketLevel #4</text:span></text:p>
          <text:p text:style-name="P7"><text:span text:style-name="T11">(level 22) (blend)</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id="id43" draw:layer="layout" svg:width="2.54cm" svg:height="0.762cm" svg:x="10.906cm" svg:y="10.322cm">
          <text:p text:style-name="P7"><text:span text:style-name="T11"><text:s/></text:span><text:span text:style-name="T11">PacketLevel #4</text:span></text:p>
          <text:p text:style-name="P7"><text:span text:style-name="T11">(level 9) (minify)</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id="id42" draw:layer="layout" svg:width="2.54cm" svg:height="0.762cm" svg:x="14.208cm" svg:y="10.322cm">
          <text:p text:style-name="P7"><text:span text:style-name="T11">PacketLevel #4</text:span></text:p>
          <text:p text:style-name="P7"><text:span text:style-name="T11">(level 8) (minify)</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18" draw:layer="layout" svg:width="1.524cm" svg:height="1.102cm" svg:x="9.382cm" svg:y="9.814cm">
          <draw:text-box>
            <text:p text:style-name="P1"><text:span text:style-name="T12">. . .</text:span></text:p>
          </draw:text-box>
        </draw:frame>
        <draw:connector draw:style-name="gr22" draw:text-style-name="P10" draw:layer="layout" draw:type="line" svg:x1="7.731cm" svg:y1="8.798cm" svg:x2="7.858cm" svg:y2="10.322cm" draw:start-shape="id40" draw:start-glue-point="2" draw:end-shape="id41" draw:end-glue-point="0">
          <text:p text:style-name="P1"/>
        </draw:connector>
        <draw:connector draw:style-name="gr22" draw:text-style-name="P10" draw:layer="layout" draw:type="line" svg:x1="7.731cm" svg:y1="8.798cm" svg:x2="15.478cm" svg:y2="10.322cm" draw:start-shape="id40" draw:start-glue-point="2" draw:end-shape="id42" draw:end-glue-point="0">
          <text:p text:style-name="P1"/>
        </draw:connector>
        <draw:connector draw:style-name="gr22" draw:text-style-name="P10" draw:layer="layout" draw:type="line" svg:x1="7.731cm" svg:y1="8.798cm" svg:x2="12.176cm" svg:y2="10.322cm" draw:start-shape="id40" draw:start-glue-point="2" draw:end-shape="id43" draw:end-glue-point="0">
          <text:p text:style-name="P1"/>
        </draw:connector>
        <draw:custom-shape draw:style-name="gr20" draw:text-style-name="P15" draw:id="id44" draw:layer="layout" svg:width="2.54cm" svg:height="0.762cm" svg:x="2.778cm" svg:y="10.322cm">
          <text:p text:style-name="P7"><text:span text:style-name="T10">CombinedRP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45" draw:layer="layout" svg:width="2.54cm" svg:height="0.762cm" svg:x="2.778cm" svg:y="12.354cm">
          <text:p text:style-name="P7"><text:span text:style-name="T10">CombinedRP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46" draw:layer="layout" svg:width="2.54cm" svg:height="0.762cm" svg:x="2.778cm" svg:y="11.338cm">
          <text:p text:style-name="P7"><text:span text:style-name="T10">CombinedRP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5.318cm" svg:y1="10.703cm" svg:x2="6.588cm" svg:y2="10.703cm" draw:start-shape="id44" draw:end-shape="id41" draw:end-glue-point="3">
          <text:p text:style-name="P1"/>
        </draw:connector>
        <draw:connector draw:style-name="gr21" draw:text-style-name="P10" draw:layer="layout" draw:type="curve" svg:x1="5.318cm" svg:y1="12.735cm" svg:x2="6.588cm" svg:y2="10.703cm" draw:start-shape="id45" draw:start-glue-point="1" draw:end-shape="id41" draw:end-glue-point="3">
          <text:p text:style-name="P1"/>
        </draw:connector>
        <draw:connector draw:style-name="gr21" draw:text-style-name="P10" draw:layer="layout" draw:type="curve" svg:x1="5.318cm" svg:y1="11.719cm" svg:x2="6.588cm" svg:y2="10.703cm" draw:start-shape="id46" draw:start-glue-point="1" draw:end-shape="id41" draw:end-glue-point="3">
          <text:p text:style-name="P1"/>
        </draw:connector>
        <draw:connector draw:style-name="gr21" draw:text-style-name="P10" draw:layer="layout" draw:type="curve" svg:x1="13.446cm" svg:y1="10.703cm" svg:x2="14.208cm" svg:y2="10.703cm" draw:start-shape="id43" draw:start-glue-point="1" draw:end-shape="id42" draw:end-glue-point="3">
          <text:p text:style-name="P1"/>
        </draw:connector>
        <draw:connector draw:style-name="gr21" draw:text-style-name="P10" draw:layer="layout" draw:type="curve" draw:line-skew="3.174cm" svg:x1="5.318cm" svg:y1="12.735cm" svg:x2="14.208cm" svg:y2="10.703cm" draw:start-shape="id45" draw:start-glue-point="1" draw:end-shape="id42" draw:end-glue-point="3">
          <text:p text:style-name="P1"/>
        </draw:connector>
        <draw:g draw:id="id47">
          <draw:custom-shape draw:style-name="gr50" draw:text-style-name="P17" draw:layer="layout" svg:width="4.572cm" svg:height="0.762cm" svg:x="12.1cm" svg:y="12.43cm">
            <text:p text:style-name="P1"/>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4.572cm" svg:height="0.762cm" svg:x="12.176cm" svg:y="12.354cm">
            <text:p text:style-name="P7"><text:span text:style-name="T11">PacketLevel (level 9)</text:span></text:p>
            <text:p text:style-name="P7"><text:span text:style-name="T11">from overlapping PacketGens</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21" draw:text-style-name="P10" draw:layer="layout" draw:type="curve" svg:x1="14.424cm" svg:y1="12.354cm" svg:x2="15.478cm" svg:y2="11.084cm" draw:start-shape="id47" draw:start-glue-point="0" draw:end-shape="id42" draw:end-glue-point="2">
          <text:p text:style-name="P1"/>
        </draw:connector>
        <draw:custom-shape draw:style-name="gr23" draw:text-style-name="P7" draw:id="id37" draw:layer="layout" svg:width="2.286cm" svg:height="0.762cm" svg:x="10.144cm" svg:y="6.512cm">
          <text:p text:style-name="P7">RasterGEInde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8.874cm" svg:y1="5.369cm" svg:x2="10.144cm" svg:y2="6.893cm" draw:start-shape="id48" draw:start-glue-point="1" draw:end-shape="id37" draw:end-glue-point="3">
          <text:p text:style-name="P1"/>
        </draw:connector>
        <draw:connector draw:style-name="gr21" draw:text-style-name="P10" draw:layer="layout" draw:type="curve" svg:x1="8.874cm" svg:y1="8.417cm" svg:x2="10.144cm" svg:y2="6.893cm" draw:start-shape="id40" draw:start-glue-point="1" draw:end-shape="id37" draw:end-glue-point="3">
          <text:p text:style-name="P1"/>
        </draw:connector>
        <draw:connector draw:style-name="gr21" draw:text-style-name="P10" draw:layer="layout" draw:type="curve" svg:x1="8.874cm" svg:y1="7.401cm" svg:x2="10.144cm" svg:y2="6.893cm" draw:start-shape="id49" draw:start-glue-point="1" draw:end-shape="id37" draw:end-glue-point="3">
          <text:p text:style-name="P1"/>
        </draw:connector>
        <draw:connector draw:style-name="gr21" draw:text-style-name="P10" draw:layer="layout" draw:type="curve" svg:x1="8.874cm" svg:y1="6.385cm" svg:x2="10.144cm" svg:y2="6.893cm" draw:start-shape="id50" draw:start-glue-point="1" draw:end-shape="id37" draw:end-glue-point="3">
          <text:p text:style-name="P1"/>
        </draw:connector>
        <draw:connector draw:style-name="gr22" draw:text-style-name="P10" draw:layer="layout" draw:type="curve" draw:line-skew="-0.774cm" svg:x1="2.778cm" svg:y1="3.083cm" svg:x2="2.778cm" svg:y2="10.703cm" draw:start-shape="id32" draw:start-glue-point="3" draw:end-shape="id44" draw:end-glue-point="3">
          <text:p text:style-name="P1"/>
        </draw:connector>
        <draw:connector draw:style-name="gr22" draw:text-style-name="P10" draw:layer="layout" draw:type="curve" draw:line-skew="-0.387cm" svg:x1="2.778cm" svg:y1="6.131cm" svg:x2="2.778cm" svg:y2="12.735cm" draw:start-shape="id34" draw:start-glue-point="3" draw:end-shape="id45" draw:end-glue-point="3">
          <text:p text:style-name="P1"/>
        </draw:connector>
        <draw:connector draw:style-name="gr22" draw:text-style-name="P10" draw:layer="layout" draw:type="curve" draw:line-skew="-0.774cm" svg:x1="2.778cm" svg:y1="4.099cm" svg:x2="2.778cm" svg:y2="11.719cm" draw:start-shape="id36" draw:start-glue-point="3" draw:end-shape="id46" draw:end-glue-point="3">
          <text:p text:style-name="P1"/>
        </draw:connector>
        <draw:connector draw:style-name="gr21" draw:text-style-name="P10" draw:layer="layout" draw:type="curve" svg:x1="5.318cm" svg:y1="11.719cm" svg:x2="15.478cm" svg:y2="11.084cm" draw:start-shape="id46" draw:start-glue-point="1" draw:end-shape="id42" draw:end-glue-point="2">
          <text:p text:style-name="P1"/>
        </draw:connector>
        <draw:connector draw:style-name="gr21" draw:text-style-name="P10" draw:layer="layout" draw:type="curve" draw:line-skew="-4.335cm" svg:x1="5.318cm" svg:y1="10.703cm" svg:x2="15.478cm" svg:y2="11.084cm" draw:start-shape="id44" draw:start-glue-point="1" draw:end-shape="id42" draw:end-glue-point="2">
          <text:p text:style-name="P1"/>
        </draw:connector>
      </draw:page>
      <draw:page draw:name="page10" draw:style-name="dp1" draw:master-page-name="Default">
        <office:forms form:automatic-focus="false" form:apply-design-mode="false"/>
        <draw:custom-shape draw:style-name="gr30" draw:text-style-name="P10" draw:id="id51" draw:layer="layout" svg:width="2.54cm" svg:height="1.016cm" svg:x="5.572cm" svg:y="4.302cm">
          <text:p text:style-name="P7">fetcher</text:p>
          <draw:enhanced-geometry svg:viewBox="0 0 21600 21600" draw:type="rectangle" draw:enhanced-path="M 0 0 L 21600 0 21600 21600 0 21600 0 0 Z N"/>
        </draw:custom-shape>
        <draw:custom-shape draw:style-name="gr30" draw:text-style-name="P10" draw:id="id52" draw:layer="layout" svg:width="2.54cm" svg:height="1.016cm" svg:x="9.89cm" svg:y="6.334cm">
          <text:p text:style-name="P7">cached blend</text:p>
          <text:p text:style-name="P7">writer</text:p>
          <draw:enhanced-geometry svg:viewBox="0 0 21600 21600" draw:type="rectangle" draw:enhanced-path="M 0 0 L 21600 0 21600 21600 0 21600 0 0 Z N"/>
        </draw:custom-shape>
        <draw:connector draw:style-name="gr33" draw:text-style-name="P10" draw:layer="layout" draw:type="line" svg:x1="6.842cm" svg:y1="5.318cm" svg:x2="9.89cm" svg:y2="6.842cm" draw:start-shape="id51" draw:start-glue-point="2" draw:end-shape="id52" draw:end-glue-point="3">
          <text:p text:style-name="P1"/>
        </draw:connector>
        <draw:custom-shape draw:style-name="gr31" draw:text-style-name="P7" draw:id="id62" draw:layer="layout" svg:width="2.54cm" svg:height="1.016cm" svg:x="9.89cm" svg:y="4.302cm">
          <text:p text:style-name="P7">blender /</text:p>
          <text:p text:style-name="P7">merger</text:p>
          <draw:enhanced-geometry svg:viewBox="0 0 21600 21600" draw:type="rectangle" draw:enhanced-path="M 0 0 L 21600 0 21600 21600 0 21600 0 0 Z N"/>
        </draw:custom-shape>
        <draw:custom-shape draw:style-name="gr30" draw:text-style-name="P10" draw:id="id64" draw:layer="layout" svg:width="2.54cm" svg:height="1.016cm" svg:x="8.62cm" svg:y="2.27cm">
          <text:p text:style-name="P7">product tile</text:p>
          <text:p text:style-name="P7">reader</text:p>
          <draw:enhanced-geometry svg:viewBox="0 0 21600 21600" draw:type="rectangle" draw:enhanced-path="M 0 0 L 21600 0 21600 21600 0 21600 0 0 Z N"/>
        </draw:custom-shape>
        <draw:custom-shape draw:style-name="gr30" draw:text-style-name="P10" draw:id="id65" draw:layer="layout" svg:width="2.54cm" svg:height="1.016cm" svg:x="11.414cm" svg:y="2.27cm">
          <text:p text:style-name="P7">cached blend</text:p>
          <text:p text:style-name="P7">reader</text:p>
          <draw:enhanced-geometry svg:viewBox="0 0 21600 21600" draw:type="rectangle" draw:enhanced-path="M 0 0 L 21600 0 21600 21600 0 21600 0 0 Z N"/>
        </draw:custom-shape>
        <draw:g>
          <draw:custom-shape draw:style-name="gr56" draw:text-style-name="P7" draw:layer="layout" svg:width="2.032cm" svg:height="2.032cm" svg:x="1.508cm" svg:y="3.032cm">
            <text:p text:style-name="P7">Traverser::</text:p>
            <text:p text:style-name="P7">PrepLoop</text:p>
            <draw:enhanced-geometry svg:viewBox="0 0 21600 21600" draw:glue-points="10800 0 3160 3160 0 10800 3160 18440 10800 21600 18440 18440 21600 10800 18440 3160" draw:text-areas="3200 3200 18400 18400" draw:type="ellipse"/>
          </draw:custom-shape>
          <draw:line draw:style-name="gr57" draw:text-style-name="P10" draw:layer="layout" svg:x1="3.54cm" svg:y1="3.921cm" svg:x2="3.54cm" svg:y2="4.175cm">
            <text:p text:style-name="P1"/>
          </draw:line>
        </draw:g>
        <draw:line draw:style-name="gr5" draw:text-style-name="P4" draw:layer="layout" svg:x1="1.254cm" svg:y1="8.366cm" svg:x2="14.208cm" svg:y2="8.366cm">
          <text:p text:style-name="P1"/>
        </draw:line>
        <draw:g draw:id="id53">
          <draw:custom-shape draw:style-name="gr27" draw:text-style-name="P7" draw:layer="layout" svg:width="0.508cm" svg:height="1.524cm" svg:x="1.508cm" svg:y="7.858cm">
            <text:p text:style-name="P1"/>
            <draw:enhanced-geometry svg:viewBox="0 0 21600 21600" draw:type="rectangle" draw:enhanced-path="M 0 0 L 21600 0 21600 21600 0 21600 0 0 Z N"/>
          </draw:custom-shape>
          <draw:custom-shape draw:style-name="gr58" draw:text-style-name="P7" draw:layer="layout" svg:width="0.508cm" svg:height="1.524cm" svg:x="1.508cm" svg:y="7.858cm">
            <text:p text:style-name="P7">prepEmpty</text:p>
            <draw:enhanced-geometry svg:viewBox="0 0 21600 21600" draw:type="rectangle" draw:enhanced-path="M 0 0 L 21600 0 21600 21600 0 21600 0 0 Z N"/>
          </draw:custom-shape>
        </draw:g>
        <draw:g draw:id="id55">
          <draw:custom-shape draw:style-name="gr27" draw:text-style-name="P7" draw:layer="layout" svg:width="0.508cm" svg:height="1.524cm" svg:x="5.572cm" svg:y="7.858cm">
            <text:p text:style-name="P1"/>
            <draw:enhanced-geometry svg:viewBox="0 0 21600 21600" draw:type="rectangle" draw:enhanced-path="M 0 0 L 21600 0 21600 21600 0 21600 0 0 Z N"/>
          </draw:custom-shape>
          <draw:custom-shape draw:style-name="gr59" draw:text-style-name="P7" draw:layer="layout" svg:width="0.508cm" svg:height="1.524cm" svg:x="5.572cm" svg:y="7.858cm">
            <text:p text:style-name="P7">prepFull</text:p>
            <draw:enhanced-geometry svg:viewBox="0 0 21600 21600" draw:type="rectangle" draw:enhanced-path="M 0 0 L 21600 0 21600 21600 0 21600 0 0 Z N"/>
          </draw:custom-shape>
        </draw:g>
        <draw:custom-shape draw:style-name="gr60" draw:text-style-name="P7" draw:id="id54" draw:layer="layout" svg:width="1.524cm" svg:height="1.016cm" svg:x="3.032cm" svg:y="6.334cm">
          <text:p text:style-name="P7">PrepItem</text:p>
          <draw:enhanced-geometry svg:viewBox="0 0 21600 21600" draw:type="rectangle" draw:enhanced-path="M 0 0 L 21600 0 21600 21600 0 21600 0 0 Z N"/>
        </draw:custom-shape>
        <draw:connector draw:style-name="gr33" draw:text-style-name="P10" draw:layer="layout" draw:type="curve" svg:x1="1.762cm" svg:y1="7.858cm" svg:x2="3.032cm" svg:y2="6.842cm" draw:start-shape="id53" draw:start-glue-point="0" draw:end-shape="id54" draw:end-glue-point="3">
          <text:p text:style-name="P1"/>
        </draw:connector>
        <draw:connector draw:style-name="gr33" draw:text-style-name="P10" draw:layer="layout" draw:type="curve" svg:x1="4.556cm" svg:y1="6.842cm" svg:x2="5.826cm" svg:y2="7.858cm" draw:start-shape="id54" draw:start-glue-point="1" draw:end-shape="id55" draw:end-glue-point="0">
          <text:p text:style-name="P1"/>
        </draw:connector>
        <draw:g>
          <draw:g>
            <draw:custom-shape draw:style-name="gr29" draw:text-style-name="P7" draw:layer="layout" svg:width="2.032cm" svg:height="2.032cm" svg:x="2.016cm" svg:y="11.414cm">
              <text:p text:style-name="P1"/>
              <draw:enhanced-geometry svg:viewBox="0 0 21600 21600" draw:glue-points="10800 0 3160 3160 0 10800 3160 18440 10800 21600 18440 18440 21600 10800 18440 3160" draw:text-areas="3200 3200 18400 18400" draw:type="ellipse"/>
            </draw:custom-shape>
            <draw:line draw:style-name="gr26" draw:text-style-name="P10" draw:layer="layout" svg:x1="4.048cm" svg:y1="12.303cm" svg:x2="4.048cm" svg:y2="12.557cm">
              <text:p text:style-name="P1"/>
            </draw:line>
          </draw:g>
          <draw:g>
            <draw:custom-shape draw:style-name="gr29" draw:text-style-name="P7" draw:layer="layout" svg:width="2.032cm" svg:height="2.032cm" svg:x="1.762cm" svg:y="11.668cm">
              <text:p text:style-name="P1"/>
              <draw:enhanced-geometry svg:viewBox="0 0 21600 21600" draw:glue-points="10800 0 3160 3160 0 10800 3160 18440 10800 21600 18440 18440 21600 10800 18440 3160" draw:text-areas="3200 3200 18400 18400" draw:type="ellipse"/>
            </draw:custom-shape>
            <draw:line draw:style-name="gr26" draw:text-style-name="P10" draw:layer="layout" svg:x1="3.794cm" svg:y1="12.557cm" svg:x2="3.794cm" svg:y2="12.811cm">
              <text:p text:style-name="P1"/>
            </draw:line>
          </draw:g>
          <draw:g>
            <draw:custom-shape draw:style-name="gr25" draw:text-style-name="P7" draw:layer="layout" svg:width="2.032cm" svg:height="2.032cm" svg:x="1.508cm" svg:y="11.922cm">
              <text:p text:style-name="P7">Traverser::</text:p>
              <text:p text:style-name="P7">WorkLoop</text:p>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26" draw:text-style-name="P10" draw:layer="layout" svg:x1="3.54cm" svg:y1="12.811cm" svg:x2="3.54cm" svg:y2="13.065cm">
              <text:p text:style-name="P1"/>
            </draw:line>
          </draw:g>
        </draw:g>
        <draw:custom-shape draw:style-name="gr60" draw:text-style-name="P7" draw:id="id56" draw:layer="layout" svg:width="1.524cm" svg:height="1.016cm" svg:x="3.032cm" svg:y="9.89cm">
          <text:p text:style-name="P7">PrepItem</text:p>
          <draw:enhanced-geometry svg:viewBox="0 0 21600 21600" draw:mirror-vertical="false" draw:mirror-horizontal="false" draw:type="rectangle" draw:enhanced-path="M 0 0 L 21600 0 21600 21600 0 21600 0 0 Z N"/>
        </draw:custom-shape>
        <draw:connector draw:style-name="gr33" draw:text-style-name="P10" draw:layer="layout" draw:type="curve" svg:x1="5.826cm" svg:y1="9.382cm" svg:x2="4.556cm" svg:y2="10.398cm" draw:start-shape="id55" draw:start-glue-point="2" draw:end-shape="id56" draw:end-glue-point="1">
          <text:p text:style-name="P1"/>
        </draw:connector>
        <draw:connector draw:style-name="gr33" draw:text-style-name="P10" draw:layer="layout" draw:type="curve" svg:x1="3.032cm" svg:y1="10.398cm" svg:x2="1.762cm" svg:y2="9.382cm" draw:start-shape="id56" draw:start-glue-point="3" draw:end-shape="id53" draw:end-glue-point="2">
          <text:p text:style-name="P1"/>
        </draw:connector>
        <draw:line draw:style-name="gr5" draw:text-style-name="P4" draw:layer="layout" svg:x1="1.254cm" svg:y1="15.986cm" svg:x2="14.208cm" svg:y2="15.986cm">
          <text:p text:style-name="P1"/>
        </draw:line>
        <draw:g draw:id="id57">
          <draw:custom-shape draw:style-name="gr27" draw:text-style-name="P7" draw:layer="layout" svg:width="0.508cm" svg:height="1.524cm" svg:x="1.508cm" svg:y="15.478cm">
            <text:p text:style-name="P1"/>
            <draw:enhanced-geometry svg:viewBox="0 0 21600 21600" draw:type="rectangle" draw:enhanced-path="M 0 0 L 21600 0 21600 21600 0 21600 0 0 Z N"/>
          </draw:custom-shape>
          <draw:custom-shape draw:style-name="gr58" draw:text-style-name="P7" draw:layer="layout" svg:width="0.508cm" svg:height="1.524cm" svg:x="1.508cm" svg:y="15.478cm">
            <text:p text:style-name="P7">workEmpty</text:p>
            <draw:enhanced-geometry svg:viewBox="0 0 21600 21600" draw:type="rectangle" draw:enhanced-path="M 0 0 L 21600 0 21600 21600 0 21600 0 0 Z N"/>
          </draw:custom-shape>
        </draw:g>
        <draw:g draw:id="id59">
          <draw:custom-shape draw:style-name="gr27" draw:text-style-name="P7" draw:layer="layout" svg:width="0.508cm" svg:height="1.524cm" svg:x="5.572cm" svg:y="15.478cm">
            <text:p text:style-name="P1"/>
            <draw:enhanced-geometry svg:viewBox="0 0 21600 21600" draw:type="rectangle" draw:enhanced-path="M 0 0 L 21600 0 21600 21600 0 21600 0 0 Z N"/>
          </draw:custom-shape>
          <draw:custom-shape draw:style-name="gr59" draw:text-style-name="P7" draw:layer="layout" svg:width="0.508cm" svg:height="1.524cm" svg:x="5.572cm" svg:y="15.478cm">
            <text:p text:style-name="P7">workFull</text:p>
            <draw:enhanced-geometry svg:viewBox="0 0 21600 21600" draw:type="rectangle" draw:enhanced-path="M 0 0 L 21600 0 21600 21600 0 21600 0 0 Z N"/>
          </draw:custom-shape>
        </draw:g>
        <draw:custom-shape draw:style-name="gr60" draw:text-style-name="P7" draw:id="id58" draw:layer="layout" svg:width="1.524cm" svg:height="1.016cm" svg:x="3.032cm" svg:y="14.208cm">
          <text:p text:style-name="P7">WorkItem</text:p>
          <draw:enhanced-geometry svg:viewBox="0 0 21600 21600" draw:type="rectangle" draw:enhanced-path="M 0 0 L 21600 0 21600 21600 0 21600 0 0 Z N"/>
        </draw:custom-shape>
        <draw:connector draw:style-name="gr33" draw:text-style-name="P10" draw:layer="layout" draw:type="curve" svg:x1="1.762cm" svg:y1="15.478cm" svg:x2="3.032cm" svg:y2="14.716cm" draw:start-shape="id57" draw:start-glue-point="0" draw:end-shape="id58" draw:end-glue-point="3">
          <text:p text:style-name="P1"/>
        </draw:connector>
        <draw:connector draw:style-name="gr33" draw:text-style-name="P10" draw:layer="layout" draw:type="curve" svg:x1="4.556cm" svg:y1="14.716cm" svg:x2="5.826cm" svg:y2="15.478cm" draw:start-shape="id58" draw:start-glue-point="1" draw:end-shape="id59" draw:end-glue-point="0">
          <text:p text:style-name="P1"/>
        </draw:connector>
        <draw:custom-shape draw:style-name="gr60" draw:text-style-name="P7" draw:id="id60" draw:layer="layout" svg:width="1.524cm" svg:height="1.016cm" svg:x="3.032cm" svg:y="17.51cm">
          <text:p text:style-name="P7">WorkItem</text:p>
          <draw:enhanced-geometry svg:viewBox="0 0 21600 21600" draw:type="rectangle" draw:enhanced-path="M 0 0 L 21600 0 21600 21600 0 21600 0 0 Z N"/>
        </draw:custom-shape>
        <draw:connector draw:style-name="gr33" draw:text-style-name="P10" draw:layer="layout" draw:type="curve" svg:x1="5.826cm" svg:y1="17.002cm" svg:x2="4.556cm" svg:y2="18.018cm" draw:start-shape="id59" draw:start-glue-point="2" draw:end-shape="id60" draw:end-glue-point="1">
          <text:p text:style-name="P1"/>
        </draw:connector>
        <draw:connector draw:style-name="gr33" draw:text-style-name="P10" draw:layer="layout" draw:type="curve" svg:x1="3.032cm" svg:y1="18.018cm" svg:x2="1.762cm" svg:y2="17.002cm" draw:start-shape="id60" draw:start-glue-point="3" draw:end-shape="id57" draw:end-glue-point="2">
          <text:p text:style-name="P1"/>
        </draw:connector>
        <draw:frame draw:style-name="gr46" draw:text-style-name="P1" draw:id="id61" draw:layer="layout" svg:width="4.572cm" svg:height="0.508cm" svg:x="4.302cm" svg:y="12.176cm">
          <draw:text-box>
            <text:p text:style-name="P1">workItem-&gt;DoWork(prepItem)</text:p>
          </draw:text-box>
        </draw:frame>
        <draw:connector draw:style-name="gr33" draw:text-style-name="P10" draw:layer="layout" draw:type="line" svg:x1="3.794cm" svg:y1="10.906cm" svg:x2="6.588cm" svg:y2="12.176cm" draw:start-shape="id56" draw:start-glue-point="2" draw:end-shape="id61" draw:end-glue-point="0">
          <text:p text:style-name="P1"/>
        </draw:connector>
        <draw:connector draw:style-name="gr33" draw:text-style-name="P10" draw:layer="layout" draw:type="line" svg:x1="6.588cm" svg:y1="12.684cm" svg:x2="3.794cm" svg:y2="14.208cm" draw:start-shape="id61" draw:start-glue-point="2" draw:end-shape="id58" draw:end-glue-point="0">
          <text:p text:style-name="P1"/>
        </draw:connector>
        <draw:frame draw:style-name="gr46" draw:text-style-name="P1" draw:layer="layout" svg:width="4.572cm" svg:height="0.508cm" svg:x="3.794cm" svg:y="3.794cm">
          <draw:text-box>
            <text:p text:style-name="P1">fetcher-&gt;Fetch(prepItem-&gt;tile)</text:p>
          </draw:text-box>
        </draw:frame>
        <draw:connector draw:style-name="gr33" draw:text-style-name="P10" draw:layer="layout" draw:type="line" svg:x1="9.89cm" svg:y1="4.81cm" svg:x2="8.112cm" svg:y2="4.81cm" draw:start-shape="id62" draw:end-shape="id51">
          <text:p text:style-name="P1"/>
        </draw:connector>
        <draw:connector draw:style-name="gr33" draw:text-style-name="P10" draw:layer="layout" draw:type="line" svg:x1="6.842cm" svg:y1="5.318cm" svg:x2="3.794cm" svg:y2="6.334cm" draw:start-shape="id51" draw:start-glue-point="2" draw:end-shape="id54" draw:end-glue-point="0">
          <text:p text:style-name="P1"/>
        </draw:connector>
        <draw:g>
          <draw:custom-shape draw:style-name="gr25" draw:text-style-name="P7" draw:layer="layout" svg:width="2.032cm" svg:height="2.032cm" svg:x="1.508cm" svg:y="19.034cm">
            <text:p text:style-name="P7">Traverser::</text:p>
            <text:p text:style-name="P7">WriteLoop</text:p>
            <draw:enhanced-geometry svg:viewBox="0 0 21600 21600" draw:glue-points="10800 0 3160 3160 0 10800 3160 18440 10800 21600 18440 18440 21600 10800 18440 3160" draw:text-areas="3200 3200 18400 18400" draw:type="ellipse"/>
          </draw:custom-shape>
          <draw:line draw:style-name="gr26" draw:text-style-name="P10" draw:layer="layout" svg:x1="3.54cm" svg:y1="19.923cm" svg:x2="3.54cm" svg:y2="20.177cm">
            <text:p text:style-name="P1"/>
          </draw:line>
        </draw:g>
        <draw:frame draw:style-name="gr46" draw:text-style-name="P1" draw:id="id63" draw:layer="layout" svg:width="3.048cm" svg:height="0.508cm" svg:x="4.048cm" svg:y="19.796cm">
          <draw:text-box>
            <text:p text:style-name="P1">workItem-&gt;DoWrite()</text:p>
          </draw:text-box>
        </draw:frame>
        <draw:connector draw:style-name="gr33" draw:text-style-name="P10" draw:layer="layout" draw:type="line" svg:x1="3.794cm" svg:y1="18.526cm" svg:x2="5.572cm" svg:y2="19.796cm" draw:start-shape="id60" draw:start-glue-point="2" draw:end-shape="id63" draw:end-glue-point="0">
          <text:p text:style-name="P1"/>
        </draw:connector>
        <draw:connector draw:style-name="gr33" draw:text-style-name="P10" draw:layer="layout" draw:type="line" svg:x1="9.89cm" svg:y1="3.286cm" svg:x2="11.16cm" svg:y2="4.302cm" draw:start-shape="id64" draw:start-glue-point="2" draw:end-shape="id62" draw:end-glue-point="0">
          <text:p text:style-name="P1"/>
        </draw:connector>
        <draw:connector draw:style-name="gr33" draw:text-style-name="P10" draw:layer="layout" draw:type="line" svg:x1="12.684cm" svg:y1="3.286cm" svg:x2="11.16cm" svg:y2="4.302cm" draw:start-shape="id65" draw:start-glue-point="2" draw:end-shape="id62" draw:end-glue-point="0">
          <text:p text:style-name="P1"/>
        </draw:connector>
        <draw:custom-shape draw:style-name="gr30" draw:text-style-name="P10" draw:layer="layout" svg:width="3.048cm" svg:height="1.016cm" svg:x="11.414cm" svg:y="22.844cm">
          <text:p text:style-name="P7">templated on</text:p>
          <text:p text:style-name="P7">tiletype</text:p>
          <draw:enhanced-geometry svg:viewBox="0 0 21600 21600" draw:type="rectangle" draw:enhanced-path="M 0 0 L 21600 0 21600 21600 0 21600 0 0 Z N"/>
        </draw:custom-shape>
        <draw:custom-shape draw:style-name="gr31" draw:text-style-name="P7" draw:layer="layout" svg:width="3.048cm" svg:height="1.016cm" svg:x="11.414cm" svg:y="24.114cm">
          <text:p text:style-name="P7">different classes for</text:p>
          <text:p text:style-name="P7">blender &amp; merger</text:p>
          <draw:enhanced-geometry svg:viewBox="0 0 21600 21600" draw:type="rectangle" draw:enhanced-path="M 0 0 L 21600 0 21600 21600 0 21600 0 0 Z N"/>
        </draw:custom-shape>
        <draw:custom-shape draw:style-name="gr61" draw:text-style-name="P7" draw:layer="layout" svg:width="3.048cm" svg:height="1.016cm" svg:x="11.414cm" svg:y="25.384cm">
          <text:p text:style-name="P7">different classes for</text:p>
          <text:p text:style-name="P7">imagery &amp; tmesh</text:p>
          <draw:enhanced-geometry svg:viewBox="0 0 21600 21600" draw:type="rectangle" draw:enhanced-path="M 0 0 L 21600 0 21600 21600 0 21600 0 0 Z N"/>
        </draw:custom-shape>
        <draw:frame draw:style-name="gr62" draw:text-style-name="P19" draw:layer="layout" svg:width="5.334cm" svg:height="2.032cm" svg:x="8.874cm" svg:y="11.668cm">
          <draw:text-box>
            <text:list text:style-name="L1">
              <text:list-item>
                <text:p text:style-name="P19"><text:s/>Imagery cuts into 256x256 tiles and jpeg compresses</text:p>
              </text:list-item>
            </text:list>
            <text:list text:style-name="L1">
              <text:list-item>
                <text:p text:style-name="P19"><text:s/>Tmesh cuts into 33x33 (or smaller) heighmaps, triangulates, &amp; decimates</text:p>
              </text:list-item>
            </text:list>
          </draw:text-box>
        </draw:frame>
        <draw:frame draw:style-name="gr46" draw:text-style-name="P14" draw:layer="layout" svg:width="10.668cm" svg:height="0.508cm" svg:x="1.254cm" svg:y="1.254cm">
          <draw:text-box>
            <text:p text:style-name="P1"><text:span text:style-name="T9">GEEnterpriseAppPacketgen-1.png</text:span></text:p>
          </draw:text-box>
        </draw:frame>
        <draw:frame draw:style-name="gr46" draw:text-style-name="P14" draw:layer="layout" svg:width="10.668cm" svg:height="0.508cm" svg:x="8.874cm" svg:y="21.828cm">
          <draw:text-box>
            <text:p text:style-name="P1"><text:span text:style-name="T9">GEEnterpriseAppPacketgenLegend.png</text:span></text:p>
          </draw:text-box>
        </draw:frame>
        <draw:connector draw:style-name="gr63" draw:text-style-name="P10" draw:layer="layout" draw:type="line" svg:x1="10.731cm" svg:y1="23.508cm" svg:x2="8.476cm" svg:y2="23.508cm">
          <text:p text:style-name="P7">Data flow</text:p>
        </draw:connector>
        <draw:g>
          <draw:custom-shape draw:style-name="gr25" draw:text-style-name="P7" draw:layer="layout" svg:width="1.524cm" svg:height="1.524cm" svg:x="8.874cm" svg:y="24.368cm">
            <text:p text:style-name="P7">thread</text:p>
            <draw:enhanced-geometry svg:viewBox="0 0 21600 21600" draw:glue-points="10800 0 3160 3160 0 10800 3160 18440 10800 21600 18440 18440 21600 10800 18440 3160" draw:text-areas="3200 3200 18400 18400" draw:type="ellipse"/>
          </draw:custom-shape>
          <draw:line draw:style-name="gr26" draw:text-style-name="P10" draw:layer="layout" svg:x1="10.398cm" svg:y1="25.035cm" svg:x2="10.398cm" svg:y2="25.226cm">
            <text:p text:style-name="P1"/>
          </draw:line>
        </draw:g>
      </draw:page>
      <draw:page draw:name="page11" draw:style-name="dp1" draw:master-page-name="Default">
        <office:forms form:automatic-focus="false" form:apply-design-mode="false"/>
        <draw:custom-shape draw:style-name="gr24" draw:text-style-name="P7" draw:layer="layout" svg:width="12.7cm" svg:height="4.318cm" svg:x="6.588cm" svg:y="8.62cm">
          <text:p text:style-name="P7">VectorProject::UpdateChildren()</text:p>
          <draw:enhanced-geometry svg:viewBox="0 0 21600 21600" draw:mirror-horizontal="false" draw:mirror-vertical="false" draw:type="rectangle" draw:enhanced-path="M 0 0 L 21600 0 21600 21600 0 21600 0 0 Z N"/>
        </draw:custom-shape>
        <draw:connector draw:style-name="gr21" draw:text-style-name="P10" draw:layer="layout" draw:type="curve" draw:line-skew="0cm -0.255cm" svg:x1="13.192cm" svg:y1="15.351cm" svg:x2="11.922cm" svg:y2="10.525cm" draw:start-shape="id66" draw:start-glue-point="1" draw:end-shape="id67" draw:end-glue-point="3">
          <text:p text:style-name="P1"/>
        </draw:connector>
        <draw:connector draw:style-name="gr21" draw:text-style-name="P10" draw:layer="layout" draw:type="curve" draw:line-skew="0cm -0.382cm" svg:x1="13.446cm" svg:y1="15.605cm" svg:x2="11.922cm" svg:y2="10.525cm" draw:start-shape="id68" draw:start-glue-point="1" draw:end-shape="id67" draw:end-glue-point="3">
          <text:p text:style-name="P1"/>
        </draw:connector>
        <draw:custom-shape draw:style-name="gr64" draw:text-style-name="P7" draw:layer="layout" svg:width="12.7cm" svg:height="3.556cm" svg:x="7.096cm" svg:y="14.716cm">
          <text:p text:style-name="P1"/>
          <draw:enhanced-geometry svg:viewBox="0 0 21600 21600" draw:type="rectangle" draw:enhanced-path="M 0 0 L 21600 0 21600 21600 0 21600 0 0 Z N"/>
        </draw:custom-shape>
        <draw:custom-shape draw:style-name="gr50" draw:text-style-name="P7" draw:id="id68" draw:layer="layout" svg:width="2.286cm" svg:height="0.762cm" svg:x="11.16cm" svg:y="15.224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13.446cm" svg:y1="15.605cm" svg:x2="16.24cm" svg:y2="10.525cm" draw:start-shape="id68" draw:start-glue-point="1" draw:end-shape="id69" draw:end-glue-point="3">
          <text:p text:style-name="P1"/>
        </draw:connector>
        <draw:custom-shape draw:style-name="gr64" draw:text-style-name="P7" draw:layer="layout" svg:width="12.7cm" svg:height="3.556cm" svg:x="6.842cm" svg:y="14.462cm">
          <text:p text:style-name="P1"/>
          <draw:enhanced-geometry svg:viewBox="0 0 21600 21600" draw:type="rectangle" draw:enhanced-path="M 0 0 L 21600 0 21600 21600 0 21600 0 0 Z N"/>
        </draw:custom-shape>
        <draw:custom-shape draw:style-name="gr50" draw:text-style-name="P7" draw:id="id66" draw:layer="layout" svg:width="2.286cm" svg:height="0.762cm" svg:x="10.906cm" svg:y="14.97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13.192cm" svg:y1="15.351cm" svg:x2="16.24cm" svg:y2="10.525cm" draw:start-shape="id66" draw:start-glue-point="1" draw:end-shape="id69" draw:end-glue-point="3">
          <text:p text:style-name="P1"/>
        </draw:connector>
        <draw:custom-shape draw:style-name="gr24" draw:text-style-name="P7" draw:layer="layout" svg:width="12.7cm" svg:height="3.556cm" svg:x="6.588cm" svg:y="14.208cm">
          <text:p text:style-name="P7">VectorLayer::UpdateChildren()</text:p>
          <draw:enhanced-geometry svg:viewBox="0 0 21600 21600" draw:type="rectangle" draw:enhanced-path="M 0 0 L 21600 0 21600 21600 0 21600 0 0 Z N"/>
        </draw:custom-shape>
        <draw:custom-shape draw:style-name="gr24" draw:text-style-name="P7" draw:layer="layout" svg:width="10.668cm" svg:height="1.524cm" svg:x="2.016cm" svg:y="2.27cm">
          <text:p text:style-name="P7">VectorProduct::HandleImportRequest()</text:p>
          <draw:enhanced-geometry svg:viewBox="0 0 21600 21600" draw:type="rectangle" draw:enhanced-path="M 0 0 L 21600 0 21600 21600 0 21600 0 0 Z N"/>
        </draw:custom-shape>
        <draw:frame draw:style-name="gr39" draw:text-style-name="P14" draw:layer="layout" svg:width="10.668cm" svg:height="0.762cm" svg:x="1.254cm" svg:y="1.254cm">
          <draw:text-box>
            <text:p text:style-name="P1"><text:span text:style-name="T9">GEEnterprisePluginVectorImport.png</text:span></text:p>
          </draw:text-box>
        </draw:frame>
        <draw:custom-shape draw:style-name="gr23" draw:text-style-name="P7" draw:id="id70" draw:layer="layout" svg:width="1.778cm" svg:height="0.762cm" svg:x="2.27cm" svg:y="2.778cm">
          <text:p text:style-name="P7">Sour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4.048cm" svg:y1="3.159cm" svg:x2="5.826cm" svg:y2="3.159cm" draw:start-shape="id70" draw:start-glue-point="1" draw:end-shape="id71" draw:end-glue-point="3">
          <text:p text:style-name="P1"/>
        </draw:connector>
        <draw:custom-shape draw:style-name="gr23" draw:text-style-name="P7" draw:id="id71" draw:layer="layout" svg:width="2.286cm" svg:height="0.762cm" svg:x="5.826cm" svg:y="2.778cm">
          <text:p text:style-name="P7">VectorProduc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12.7cm" svg:height="1.27cm" svg:x="6.588cm" svg:y="6.334cm">
          <text:p text:style-name="P7">VectorProject::HandleEditRequest()</text:p>
          <draw:enhanced-geometry svg:viewBox="0 0 21600 21600" draw:type="rectangle" draw:enhanced-path="M 0 0 L 21600 0 21600 21600 0 21600 0 0 Z N"/>
        </draw:custom-shape>
        <draw:custom-shape draw:style-name="gr20" draw:text-style-name="P15" draw:id="id73" draw:layer="layout" svg:width="2.286cm" svg:height="0.762cm" svg:x="9.89cm" svg:y="6.588cm">
          <text:p text:style-name="P7"><text:span text:style-name="T10">VectorProjec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72" draw:layer="layout" svg:width="2.54cm" svg:height="0.762cm" svg:x="1.508cm" svg:y="6.588cm">
          <text:p text:style-name="P7"><text:span text:style-name="T10">VectorProduc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75" draw:layer="layout" svg:width="2.54cm" svg:height="0.762cm" svg:x="1.508cm" svg:y="10.144cm">
          <text:p text:style-name="P7"><text:span text:style-name="T10">VectorProduct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76" draw:layer="layout" svg:width="2.54cm" svg:height="0.762cm" svg:x="1.508cm" svg:y="8.366cm">
          <text:p text:style-name="P7"><text:span text:style-name="T10">VectorProduct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74" draw:layer="layout" svg:width="2.54cm" svg:height="0.762cm" svg:x="1.508cm" svg:y="12.176cm">
          <text:p text:style-name="P7"><text:span text:style-name="T10">VectorProduct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4.048cm" svg:y1="6.969cm" svg:x2="9.89cm" svg:y2="6.969cm" draw:start-shape="id72" draw:start-glue-point="1" draw:end-shape="id73" draw:end-glue-point="3">
          <text:p text:style-name="P1"/>
        </draw:connector>
        <draw:connector draw:style-name="gr21" draw:text-style-name="P10" draw:layer="layout" draw:type="curve" draw:line-skew="-1.017cm" svg:x1="4.048cm" svg:y1="12.557cm" svg:x2="9.89cm" svg:y2="6.969cm" draw:start-shape="id74" draw:start-glue-point="1" draw:end-shape="id73" draw:end-glue-point="3">
          <text:p text:style-name="P1"/>
        </draw:connector>
        <draw:connector draw:style-name="gr21" draw:text-style-name="P10" draw:layer="layout" draw:type="curve" draw:line-skew="-0.763cm" svg:x1="4.048cm" svg:y1="10.525cm" svg:x2="9.89cm" svg:y2="6.969cm" draw:start-shape="id75" draw:start-glue-point="1" draw:end-shape="id73" draw:end-glue-point="3">
          <text:p text:style-name="P1"/>
        </draw:connector>
        <draw:connector draw:style-name="gr21" draw:text-style-name="P10" draw:layer="layout" draw:type="curve" draw:line-skew="-0.191cm" svg:x1="4.048cm" svg:y1="8.747cm" svg:x2="9.89cm" svg:y2="6.969cm" draw:start-shape="id76" draw:end-shape="id73" draw:end-glue-point="3">
          <text:p text:style-name="P1"/>
        </draw:connector>
        <draw:custom-shape draw:style-name="gr23" draw:text-style-name="P7" draw:id="id69" draw:layer="layout" svg:width="2.286cm" svg:height="0.762cm" svg:x="16.24cm" svg:y="10.144cm">
          <text:p text:style-name="P7">VectorDBRoo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10" draw:layer="layout" draw:type="line" svg:x1="11.033cm" svg:y1="7.35cm" svg:x2="13.065cm" svg:y2="10.144cm" draw:start-shape="id73" draw:start-glue-point="2" draw:end-shape="id67" draw:end-glue-point="0">
          <text:p text:style-name="P1"/>
        </draw:connector>
        <draw:connector draw:style-name="gr22" draw:text-style-name="P7" draw:layer="layout" draw:type="line" svg:x1="11.033cm" svg:y1="7.35cm" svg:x2="17.383cm" svg:y2="10.144cm" draw:start-shape="id73" draw:start-glue-point="2" draw:end-shape="id69" draw:end-glue-point="0">
          <text:p text:style-name="P1"/>
        </draw:connector>
        <draw:custom-shape draw:style-name="gr20" draw:text-style-name="P9" draw:id="id77" draw:layer="layout" svg:width="2.286cm" svg:height="0.762cm" svg:x="7.35cm" svg:y="8.874cm">
          <text:p text:style-name="P7"><text:span text:style-name="T4">VectorLayer #1</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draw:id="id80" draw:layer="layout" svg:width="2.286cm" svg:height="0.762cm" svg:x="7.35cm" svg:y="11.922cm">
          <text:p text:style-name="P7"><text:span text:style-name="T4">VectorLayer #4</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draw:id="id79" draw:layer="layout" svg:width="2.286cm" svg:height="0.762cm" svg:x="7.35cm" svg:y="10.906cm">
          <text:p text:style-name="P7"><text:span text:style-name="T4">VectorLayer #3</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draw:id="id78" draw:layer="layout" svg:width="2.286cm" svg:height="0.762cm" svg:x="7.35cm" svg:y="9.89cm">
          <text:p text:style-name="P7"><text:span text:style-name="T4">VectorLayer #2</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67" draw:layer="layout" svg:width="2.286cm" svg:height="0.762cm" svg:x="11.922cm" svg:y="10.144cm">
          <text:p text:style-name="P7">VectorGEInde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14" draw:layer="layout" svg:width="10.668cm" svg:height="0.762cm" svg:x="1.254cm" svg:y="5.064cm">
          <draw:text-box>
            <text:p text:style-name="P1"><text:span text:style-name="T9">GEEnterprisePluginVectorProject.png</text:span></text:p>
          </draw:text-box>
        </draw:frame>
        <draw:connector draw:style-name="gr21" draw:text-style-name="P10" draw:layer="layout" draw:type="curve" svg:x1="4.048cm" svg:y1="6.969cm" svg:x2="7.35cm" svg:y2="9.255cm" draw:start-shape="id72" draw:start-glue-point="1" draw:end-shape="id77" draw:end-glue-point="3">
          <text:p text:style-name="P1"/>
        </draw:connector>
        <draw:connector draw:style-name="gr21" draw:text-style-name="P10" draw:layer="layout" draw:type="curve" svg:x1="4.048cm" svg:y1="8.747cm" svg:x2="7.35cm" svg:y2="10.271cm" draw:start-shape="id76" draw:start-glue-point="1" draw:end-shape="id78" draw:end-glue-point="3">
          <text:p text:style-name="P1"/>
        </draw:connector>
        <draw:connector draw:style-name="gr21" draw:text-style-name="P10" draw:layer="layout" draw:type="curve" svg:x1="4.048cm" svg:y1="10.525cm" svg:x2="7.35cm" svg:y2="11.287cm" draw:start-shape="id75" draw:start-glue-point="1" draw:end-shape="id79" draw:end-glue-point="3">
          <text:p text:style-name="P1"/>
        </draw:connector>
        <draw:connector draw:style-name="gr21" draw:text-style-name="P10" draw:layer="layout" draw:type="curve" draw:line-skew="-0.382cm" svg:x1="4.048cm" svg:y1="12.557cm" svg:x2="7.35cm" svg:y2="12.303cm" draw:start-shape="id74" draw:start-glue-point="1" draw:end-shape="id80" draw:end-glue-point="3">
          <text:p text:style-name="P1"/>
        </draw:connector>
        <draw:custom-shape draw:style-name="gr23" draw:text-style-name="P7" draw:id="id81" draw:layer="layout" svg:width="2.286cm" svg:height="0.762cm" svg:x="7.371cm" svg:y="16.748cm">
          <text:p text:style-name="P7">VectorQuery #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82" draw:layer="layout" svg:width="2.286cm" svg:height="0.762cm" svg:x="10.652cm" svg:y="14.716cm">
          <text:p text:style-name="P7">VectorFuse #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83" draw:layer="layout" svg:width="2.286cm" svg:height="0.762cm" svg:x="14.462cm" svg:y="15.478cm">
          <text:p text:style-name="P7">VectorPOI #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draw:line-skew="-0.413cm" svg:x1="4.048cm" svg:y1="12.557cm" svg:x2="7.371cm" svg:y2="17.129cm" draw:start-shape="id74" draw:start-glue-point="1" draw:end-shape="id81" draw:end-glue-point="3">
          <text:p text:style-name="P1"/>
        </draw:connector>
        <draw:connector draw:style-name="gr21" draw:text-style-name="P10" draw:layer="layout" draw:type="curve" draw:line-skew="-1.938cm" svg:x1="4.048cm" svg:y1="12.557cm" svg:x2="10.652cm" svg:y2="15.097cm" draw:start-shape="id74" draw:start-glue-point="1" draw:end-shape="id82" draw:end-glue-point="3">
          <text:p text:style-name="P1"/>
        </draw:connector>
        <draw:connector draw:style-name="gr21" draw:text-style-name="P10" draw:layer="layout" draw:type="curve" svg:x1="9.657cm" svg:y1="17.129cm" svg:x2="10.652cm" svg:y2="15.097cm" draw:start-shape="id81" draw:start-glue-point="1" draw:end-shape="id82" draw:end-glue-point="3">
          <text:p text:style-name="P1"/>
        </draw:connector>
        <draw:connector draw:style-name="gr21" draw:text-style-name="P10" draw:layer="layout" draw:type="curve" draw:line-skew="-3.377cm" svg:x1="4.048cm" svg:y1="12.557cm" svg:x2="14.462cm" svg:y2="15.859cm" draw:start-shape="id74" draw:start-glue-point="1" draw:end-shape="id83" draw:end-glue-point="3">
          <text:p text:style-name="P1"/>
        </draw:connector>
        <draw:connector draw:style-name="gr21" draw:text-style-name="P10" draw:layer="layout" draw:type="curve" svg:x1="9.657cm" svg:y1="17.129cm" svg:x2="14.462cm" svg:y2="15.859cm" draw:start-shape="id81" draw:start-glue-point="1" draw:end-shape="id83">
          <text:p text:style-name="P1"/>
        </draw:connector>
        <draw:connector draw:style-name="gr22" draw:text-style-name="P10" draw:layer="layout" draw:type="line" svg:x1="8.493cm" svg:y1="12.684cm" svg:x2="8.514cm" svg:y2="16.748cm" draw:start-shape="id80" draw:start-glue-point="2" draw:end-shape="id81" draw:end-glue-point="0">
          <text:p text:style-name="P1"/>
        </draw:connector>
        <draw:connector draw:style-name="gr22" draw:text-style-name="P10" draw:layer="layout" draw:type="line" svg:x1="8.493cm" svg:y1="12.684cm" svg:x2="15.605cm" svg:y2="15.478cm" draw:start-shape="id80" draw:start-glue-point="2" draw:end-shape="id83" draw:end-glue-point="0">
          <text:p text:style-name="P1"/>
        </draw:connector>
        <draw:connector draw:style-name="gr22" draw:text-style-name="P10" draw:layer="layout" draw:type="line" svg:x1="8.493cm" svg:y1="12.684cm" svg:x2="11.795cm" svg:y2="14.716cm" draw:start-shape="id80" draw:start-glue-point="2" draw:end-shape="id82" draw:end-glue-point="0">
          <text:p text:style-name="P1"/>
        </draw:connector>
        <draw:connector draw:style-name="gr21" draw:text-style-name="P10" draw:layer="layout" draw:type="curve" svg:x1="12.938cm" svg:y1="15.097cm" svg:x2="11.922cm" svg:y2="10.525cm" draw:start-shape="id82" draw:start-glue-point="1" draw:end-shape="id67" draw:end-glue-point="3">
          <text:p text:style-name="P1"/>
        </draw:connector>
        <draw:connector draw:style-name="gr21" draw:text-style-name="P10" draw:layer="layout" draw:type="curve" svg:x1="12.938cm" svg:y1="15.097cm" svg:x2="11.922cm" svg:y2="10.525cm" draw:start-shape="id82" draw:start-glue-point="1" draw:end-shape="id67" draw:end-glue-point="3">
          <text:p text:style-name="P1"/>
        </draw:connector>
        <draw:connector draw:style-name="gr21" draw:text-style-name="P10" draw:layer="layout" draw:type="curve" svg:x1="12.938cm" svg:y1="15.097cm" svg:x2="16.24cm" svg:y2="10.525cm" draw:start-shape="id82" draw:start-glue-point="1" draw:end-shape="id69" draw:end-glue-point="3">
          <text:p text:style-name="P1"/>
        </draw:connector>
        <draw:connector draw:style-name="gr22" draw:text-style-name="P10" draw:layer="layout" draw:type="line" svg:x1="11.033cm" svg:y1="7.35cm" svg:x2="8.493cm" svg:y2="8.874cm" draw:start-shape="id73" draw:start-glue-point="2" draw:end-shape="id77" draw:end-glue-point="0">
          <text:p text:style-name="P1"/>
        </draw:connector>
        <draw:connector draw:style-name="gr22" draw:text-style-name="P10" draw:layer="layout" draw:type="line" svg:x1="11.033cm" svg:y1="7.35cm" svg:x2="8.493cm" svg:y2="9.89cm" draw:start-shape="id73" draw:start-glue-point="2" draw:end-shape="id78" draw:end-glue-point="0">
          <text:p text:style-name="P1"/>
        </draw:connector>
        <draw:connector draw:style-name="gr22" draw:text-style-name="P10" draw:layer="layout" draw:type="line" svg:x1="11.033cm" svg:y1="7.35cm" svg:x2="8.493cm" svg:y2="11.922cm" draw:start-shape="id73" draw:start-glue-point="2" draw:end-shape="id80" draw:end-glue-point="0">
          <text:p text:style-name="P1"/>
        </draw:connector>
        <draw:connector draw:style-name="gr22" draw:text-style-name="P10" draw:layer="layout" draw:type="line" svg:x1="11.033cm" svg:y1="7.35cm" svg:x2="8.493cm" svg:y2="10.906cm" draw:start-shape="id73" draw:start-glue-point="2" draw:end-shape="id79" draw:end-glue-point="0">
          <text:p text:style-name="P1"/>
        </draw:connector>
      </draw:page>
      <draw:page draw:name="page12" draw:style-name="dp1" draw:master-page-name="Default">
        <office:forms form:automatic-focus="false" form:apply-design-mode="false"/>
        <draw:custom-shape draw:style-name="gr24" draw:text-style-name="P7" draw:layer="layout" svg:width="7.366cm" svg:height="2.032cm" svg:x="12.684cm" svg:y="14.208cm">
          <text:p text:style-name="P7">Database::HandleEditRequest()</text:p>
          <draw:enhanced-geometry svg:viewBox="0 0 21600 21600" draw:type="rectangle" draw:enhanced-path="M 0 0 L 21600 0 21600 21600 0 21600 0 0 Z N"/>
        </draw:custom-shape>
        <draw:custom-shape draw:style-name="gr51" draw:text-style-name="P7" draw:layer="layout" svg:width="10.922cm" svg:height="4.572cm" svg:x="9.128cm" svg:y="17.256cm">
          <text:p text:style-name="P7">Database::DelayedUpdateChildren()</text:p>
          <draw:enhanced-geometry svg:viewBox="0 0 21600 21600" draw:type="rectangle" draw:enhanced-path="M 0 0 L 21600 0 21600 21600 0 21600 0 0 Z N"/>
        </draw:custom-shape>
        <draw:custom-shape draw:style-name="gr51" draw:text-style-name="P20" draw:layer="layout" svg:width="14.732cm" svg:height="6.858cm" svg:x="5.064cm" svg:y="5.826cm">
          <text:p text:style-name="P20">Database::DelayedBuildChildren()</text:p>
          <draw:enhanced-geometry svg:viewBox="0 0 21600 21600" draw:type="rectangle" draw:enhanced-path="M 0 0 L 21600 0 21600 21600 0 21600 0 0 Z N"/>
        </draw:custom-shape>
        <draw:custom-shape draw:style-name="gr24" draw:text-style-name="P7" draw:layer="layout" svg:width="12.954cm" svg:height="3.048cm" svg:x="6.842cm" svg:y="2.27cm">
          <text:p text:style-name="P20">Database::HandleEditRequest()</text:p>
          <text:p text:style-name="P20">Database::HandleNewRequest()</text:p>
          <text:p text:style-name="P20">Database::HandleModifyRequest()</text:p>
          <draw:enhanced-geometry svg:viewBox="0 0 21600 21600" draw:type="rectangle" draw:enhanced-path="M 0 0 L 21600 0 21600 21600 0 21600 0 0 Z N"/>
        </draw:custom-shape>
        <draw:custom-shape draw:style-name="gr20" draw:text-style-name="P15" draw:id="id95" draw:layer="layout" svg:width="2.54cm" svg:height="0.762cm" svg:x="2.27cm" svg:y="2.702cm">
          <text:p text:style-name="P7"><text:span text:style-name="T10">RasterProject</text:span></text:p>
          <text:p text:style-name="P7"><text:span text:style-name="T10">(terr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84" draw:layer="layout" svg:width="2.54cm" svg:height="0.762cm" svg:x="2.27cm" svg:y="3.794cm">
          <text:p text:style-name="P7"><text:span text:style-name="T10">RasterProject</text:span></text:p>
          <text:p text:style-name="P7"><text:span text:style-name="T10">(image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86" draw:layer="layout" svg:width="2.54cm" svg:height="0.762cm" svg:x="2.27cm" svg:y="4.81cm">
          <text:p text:style-name="P7"><text:span text:style-name="T10">VectorProjec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85" draw:layer="layout" svg:width="2.286cm" svg:height="0.762cm" svg:x="15.732cm" svg:y="3.794cm">
          <text:p text:style-name="P7"><text:span text:style-name="T10">Datab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87" draw:layer="layout" svg:width="2.54cm" svg:height="0.762cm" svg:x="2.27cm" svg:y="7.35cm">
          <text:p text:style-name="P7">RasterGEIndex</text:p>
          <text:p text:style-name="P7">(terra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90" draw:layer="layout" svg:width="2.54cm" svg:height="0.762cm" svg:x="2.27cm" svg:y="10.398cm">
          <text:p text:style-name="P7">RasterGEIndex</text:p>
          <text:p text:style-name="P7">(image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92" draw:layer="layout" svg:width="2.54cm" svg:height="0.762cm" svg:x="2.27cm" svg:y="11.414cm">
          <text:p text:style-name="P7">VectorGEInde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89" draw:layer="layout" svg:width="2.54cm" svg:height="0.762cm" svg:x="7.858cm" svg:y="6.334cm">
          <text:p text:style-name="P7">RasterGEIndex</text:p>
          <text:p text:style-name="P7">(super samp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88" draw:layer="layout" svg:width="2.54cm" svg:height="0.762cm" svg:x="6.588cm" svg:y="9.128cm">
          <text:p text:style-name="P7">CombinedTerrai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91" draw:layer="layout" svg:width="2.54cm" svg:height="0.762cm" svg:x="11.414cm" svg:y="9.128cm">
          <text:p text:style-name="P7">QTPack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93" draw:layer="layout" svg:width="2.54cm" svg:height="0.762cm" svg:x="12.938cm" svg:y="11.414cm">
          <text:p text:style-name="P7">UnifiedInde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id="id94" draw:layer="layout" svg:width="2.54cm" svg:height="0.762cm" svg:x="17.002cm" svg:y="11.414cm">
          <text:p text:style-name="P7">GED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14" draw:layer="layout" svg:width="10.668cm" svg:height="0.762cm" svg:x="1.254cm" svg:y="1.254cm">
          <draw:text-box>
            <text:p text:style-name="P1"><text:span text:style-name="T9">GEEnterprisePluginDatabase-1.png</text:span></text:p>
          </draw:text-box>
        </draw:frame>
        <draw:connector draw:style-name="gr21" draw:text-style-name="P10" draw:layer="layout" draw:type="curve" svg:x1="4.81cm" svg:y1="4.175cm" svg:x2="15.732cm" svg:y2="4.175cm" draw:start-shape="id84" draw:start-glue-point="1" draw:end-shape="id85" draw:end-glue-point="3">
          <text:p text:style-name="P1"/>
        </draw:connector>
        <draw:connector draw:style-name="gr21" draw:text-style-name="P10" draw:layer="layout" draw:type="curve" draw:line-skew="-1.017cm" svg:x1="4.81cm" svg:y1="5.191cm" svg:x2="15.732cm" svg:y2="4.175cm" draw:start-shape="id86" draw:start-glue-point="1" draw:end-shape="id85" draw:end-glue-point="3">
          <text:p text:style-name="P1"/>
        </draw:connector>
        <draw:connector draw:style-name="gr21" draw:text-style-name="P10" draw:layer="layout" draw:type="curve" draw:line-skew="-0.255cm" svg:x1="4.81cm" svg:y1="7.731cm" svg:x2="6.588cm" svg:y2="9.509cm" draw:start-shape="id87" draw:start-glue-point="1" draw:end-shape="id88" draw:end-glue-point="3">
          <text:p text:style-name="P1"/>
        </draw:connector>
        <draw:connector draw:style-name="gr21" draw:text-style-name="P10" draw:layer="layout" draw:type="curve" draw:line-skew="-0.047cm -0.255cm -0.547cm" svg:x1="10.398cm" svg:y1="6.715cm" svg:x2="6.588cm" svg:y2="9.509cm" draw:start-shape="id89" draw:start-glue-point="1" draw:end-shape="id88" draw:end-glue-point="3">
          <text:p text:style-name="P1"/>
        </draw:connector>
        <draw:connector draw:style-name="gr21" draw:text-style-name="P10" draw:layer="layout" draw:type="curve" draw:line-skew="1.618cm" svg:x1="4.81cm" svg:y1="10.779cm" svg:x2="11.414cm" svg:y2="9.509cm" draw:start-shape="id90" draw:start-glue-point="1" draw:end-shape="id91" draw:end-glue-point="3">
          <text:p text:style-name="P1"/>
        </draw:connector>
        <draw:connector draw:style-name="gr21" draw:text-style-name="P10" draw:layer="layout" draw:type="curve" draw:line-skew="1.46cm" svg:x1="4.81cm" svg:y1="11.795cm" svg:x2="11.414cm" svg:y2="9.509cm" draw:start-shape="id92" draw:start-glue-point="1" draw:end-shape="id91" draw:end-glue-point="3">
          <text:p text:style-name="P1"/>
        </draw:connector>
        <draw:connector draw:style-name="gr21" draw:text-style-name="P10" draw:layer="layout" draw:type="curve" svg:x1="9.128cm" svg:y1="9.509cm" svg:x2="11.414cm" svg:y2="9.509cm" draw:start-shape="id88" draw:start-glue-point="1" draw:end-shape="id91" draw:end-glue-point="3">
          <text:p text:style-name="P1"/>
        </draw:connector>
        <draw:connector draw:style-name="gr21" draw:text-style-name="P10" draw:layer="layout" draw:type="curve" draw:line-skew="-1.447cm" svg:x1="9.128cm" svg:y1="9.509cm" svg:x2="12.938cm" svg:y2="11.795cm" draw:start-shape="id88" draw:end-shape="id93" draw:end-glue-point="3">
          <text:p text:style-name="P1"/>
        </draw:connector>
        <draw:connector draw:style-name="gr21" draw:text-style-name="P10" draw:layer="layout" draw:type="curve" draw:line-skew="0cm 0cm -0.645cm" svg:x1="13.954cm" svg:y1="9.509cm" svg:x2="12.938cm" svg:y2="11.795cm" draw:start-shape="id91" draw:start-glue-point="1" draw:end-shape="id93" draw:end-glue-point="3">
          <text:p text:style-name="P1"/>
        </draw:connector>
        <draw:connector draw:style-name="gr21" draw:text-style-name="P10" draw:layer="layout" draw:type="curve" draw:line-skew="0.761cm" svg:x1="4.81cm" svg:y1="10.779cm" svg:x2="12.938cm" svg:y2="11.795cm" draw:start-shape="id90" draw:start-glue-point="1" draw:end-shape="id93" draw:end-glue-point="3">
          <text:p text:style-name="P1"/>
        </draw:connector>
        <draw:connector draw:style-name="gr21" draw:text-style-name="P10" draw:layer="layout" draw:type="curve" svg:x1="4.81cm" svg:y1="11.795cm" svg:x2="12.938cm" svg:y2="11.795cm" draw:start-shape="id92" draw:start-glue-point="1" draw:end-shape="id93" draw:end-glue-point="3">
          <text:p text:style-name="P1"/>
        </draw:connector>
        <draw:connector draw:style-name="gr21" draw:text-style-name="P10" draw:layer="layout" draw:type="curve" svg:x1="15.478cm" svg:y1="11.795cm" svg:x2="17.002cm" svg:y2="11.795cm" draw:start-shape="id93" draw:start-glue-point="1" draw:end-shape="id94" draw:end-glue-point="3">
          <text:p text:style-name="P1"/>
        </draw:connector>
        <draw:connector draw:style-name="gr22" draw:text-style-name="P10" draw:layer="layout" draw:type="curve" svg:x1="2.27cm" svg:y1="3.083cm" svg:x2="2.27cm" svg:y2="7.731cm" draw:start-shape="id95" draw:start-glue-point="3" draw:end-shape="id87" draw:end-glue-point="3">
          <text:p text:style-name="P1"/>
        </draw:connector>
        <draw:connector draw:style-name="gr22" draw:text-style-name="P10" draw:layer="layout" draw:type="curve" draw:line-skew="-0.266cm" svg:x1="2.27cm" svg:y1="4.175cm" svg:x2="2.27cm" svg:y2="10.779cm" draw:start-shape="id84" draw:start-glue-point="3" draw:end-shape="id90" draw:end-glue-point="3">
          <text:p text:style-name="P1"/>
        </draw:connector>
        <draw:connector draw:style-name="gr22" draw:text-style-name="P10" draw:layer="layout" draw:type="curve" draw:line-skew="-0.387cm" svg:x1="2.27cm" svg:y1="5.191cm" svg:x2="2.27cm" svg:y2="11.795cm" draw:start-shape="id86" draw:start-glue-point="3" draw:end-shape="id92" draw:end-glue-point="3">
          <text:p text:style-name="P1"/>
        </draw:connector>
        <draw:connector draw:style-name="gr21" draw:text-style-name="P10" draw:layer="layout" draw:type="curve" svg:x1="4.81cm" svg:y1="3.083cm" svg:x2="15.732cm" svg:y2="4.175cm" draw:start-shape="id95" draw:start-glue-point="1" draw:end-shape="id85" draw:end-glue-point="3">
          <text:p text:style-name="P1"/>
        </draw:connector>
        <draw:connector draw:style-name="gr22" draw:text-style-name="P10" draw:layer="layout" draw:type="line" svg:x1="16.875cm" svg:y1="4.556cm" svg:x2="9.128cm" svg:y2="6.334cm" draw:start-shape="id85" draw:start-glue-point="2" draw:end-shape="id89" draw:end-glue-point="0">
          <text:p text:style-name="P1"/>
        </draw:connector>
        <draw:connector draw:style-name="gr22" draw:text-style-name="P10" draw:layer="layout" draw:type="line" svg:x1="16.875cm" svg:y1="4.556cm" svg:x2="7.858cm" svg:y2="9.128cm" draw:start-shape="id85" draw:start-glue-point="2" draw:end-shape="id88" draw:end-glue-point="0">
          <text:p text:style-name="P1"/>
        </draw:connector>
        <draw:connector draw:style-name="gr22" draw:text-style-name="P10" draw:layer="layout" draw:type="line" svg:x1="16.875cm" svg:y1="4.556cm" svg:x2="12.684cm" svg:y2="9.128cm" draw:start-shape="id85" draw:start-glue-point="2" draw:end-shape="id91" draw:end-glue-point="0">
          <text:p text:style-name="P1"/>
        </draw:connector>
        <draw:connector draw:style-name="gr22" draw:text-style-name="P10" draw:layer="layout" draw:type="line" svg:x1="16.875cm" svg:y1="4.556cm" svg:x2="14.208cm" svg:y2="11.414cm" draw:start-shape="id85" draw:start-glue-point="2" draw:end-shape="id93" draw:end-glue-point="0">
          <text:p text:style-name="P1"/>
        </draw:connector>
        <draw:connector draw:style-name="gr22" draw:text-style-name="P10" draw:layer="layout" draw:type="line" svg:x1="16.875cm" svg:y1="4.556cm" svg:x2="18.272cm" svg:y2="11.414cm" draw:start-shape="id85" draw:start-glue-point="2" draw:end-shape="id94" draw:end-glue-point="0">
          <text:p text:style-name="P1"/>
        </draw:connector>
        <draw:custom-shape draw:style-name="gr65" draw:text-style-name="P10" draw:id="id96" draw:layer="layout" svg:width="1.778cm" svg:height="1.27cm" svg:x="5.318cm" svg:y="6.08cm">
          <text:p text:style-name="P7">MORE</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1" draw:text-style-name="P10" draw:layer="layout" draw:type="curve" svg:x1="7.096cm" svg:y1="6.715cm" svg:x2="7.858cm" svg:y2="6.715cm" draw:start-shape="id96" draw:start-glue-point="1" draw:end-shape="id89" draw:end-glue-point="3">
          <text:p text:style-name="P1"/>
        </draw:connector>
        <draw:frame draw:style-name="gr39" draw:text-style-name="P14" draw:layer="layout" svg:width="10.668cm" svg:height="0.762cm" svg:x="1cm" svg:y="13.192cm">
          <draw:text-box>
            <text:p text:style-name="P1"><text:span text:style-name="T9">GEEnterprisePluginDatabase-2.png</text:span></text:p>
          </draw:text-box>
        </draw:frame>
        <draw:custom-shape draw:style-name="gr20" draw:text-style-name="P15" draw:id="id97" draw:layer="layout" svg:width="2.286cm" svg:height="0.762cm" svg:x="15.224cm" svg:y="14.97cm">
          <text:p text:style-name="P7"><text:span text:style-name="T10">Datab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0" draw:id="id98" draw:layer="layout" svg:width="1.778cm" svg:height="1.27cm" svg:x="17.764cm" svg:y="19.034cm">
          <text:p text:style-name="P7">MORE</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2" draw:text-style-name="P10" draw:layer="layout" draw:type="line" svg:x1="16.367cm" svg:y1="15.732cm" svg:x2="18.653cm" svg:y2="19.034cm" draw:start-shape="id97" draw:start-glue-point="2" draw:end-shape="id98" draw:end-glue-point="0">
          <text:p text:style-name="P1"/>
        </draw:connector>
        <draw:custom-shape draw:style-name="gr23" draw:text-style-name="P7" draw:id="id99" draw:layer="layout" svg:width="2.54cm" svg:height="0.762cm" svg:x="14.208cm" svg:y="19.288cm">
          <text:p text:style-name="P7">RasterGEIndex</text:p>
          <text:p text:style-name="P7">(super samp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10" draw:layer="layout" draw:type="line" svg:x1="16.367cm" svg:y1="15.732cm" svg:x2="15.478cm" svg:y2="19.288cm" draw:start-shape="id97" draw:start-glue-point="2" draw:end-shape="id99" draw:end-glue-point="0">
          <text:p text:style-name="P1"/>
        </draw:connector>
        <draw:custom-shape draw:style-name="gr20" draw:text-style-name="P9" draw:id="id100" draw:layer="layout" svg:width="2.286cm" svg:height="0.762cm" svg:x="9.636cm" svg:y="17.764cm">
          <text:p text:style-name="P7"><text:span text:style-name="T4">PacketGen #A</text:span></text:p>
          <text:p text:style-name="P7"><text:span text:style-name="T4">(supersample)</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draw:id="id101" draw:layer="layout" svg:width="2.286cm" svg:height="0.762cm" svg:x="9.636cm" svg:y="20.812cm">
          <text:p text:style-name="P7"><text:span text:style-name="T4">PacketGen #D</text:span></text:p>
          <text:p text:style-name="P7"><text:span text:style-name="T4">(supersample)</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draw:id="id102" draw:layer="layout" svg:width="2.286cm" svg:height="0.762cm" svg:x="9.636cm" svg:y="19.796cm">
          <text:p text:style-name="P7"><text:span text:style-name="T4">PacketGen #C</text:span></text:p>
          <text:p text:style-name="P7"><text:span text:style-name="T4">(supersample)</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draw:id="id103" draw:layer="layout" svg:width="2.286cm" svg:height="0.762cm" svg:x="9.636cm" svg:y="18.78cm">
          <text:p text:style-name="P7"><text:span text:style-name="T4">PacketGen #B</text:span></text:p>
          <text:p text:style-name="P7"><text:span text:style-name="T4">(supersample)</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11.922cm" svg:y1="18.145cm" svg:x2="14.208cm" svg:y2="19.669cm" draw:start-shape="id100" draw:start-glue-point="1" draw:end-shape="id99" draw:end-glue-point="3">
          <text:p text:style-name="P1"/>
        </draw:connector>
        <draw:connector draw:style-name="gr21" draw:text-style-name="P10" draw:layer="layout" draw:type="curve" svg:x1="11.922cm" svg:y1="21.193cm" svg:x2="14.208cm" svg:y2="19.669cm" draw:start-shape="id101" draw:end-shape="id99" draw:end-glue-point="3">
          <text:p text:style-name="P1"/>
        </draw:connector>
        <draw:connector draw:style-name="gr21" draw:text-style-name="P10" draw:layer="layout" draw:type="curve" svg:x1="11.922cm" svg:y1="20.177cm" svg:x2="14.208cm" svg:y2="19.669cm" draw:start-shape="id102" draw:start-glue-point="1" draw:end-shape="id99" draw:end-glue-point="3">
          <text:p text:style-name="P1"/>
        </draw:connector>
        <draw:connector draw:style-name="gr21" draw:text-style-name="P10" draw:layer="layout" draw:type="curve" svg:x1="11.922cm" svg:y1="19.161cm" svg:x2="14.208cm" svg:y2="19.669cm" draw:start-shape="id103" draw:start-glue-point="1" draw:end-shape="id99" draw:end-glue-point="3">
          <text:p text:style-name="P1"/>
        </draw:connector>
        <draw:custom-shape draw:style-name="gr20" draw:text-style-name="P15" draw:id="id104" draw:layer="layout" svg:width="2.54cm" svg:height="0.762cm" svg:x="6.842cm" svg:y="14.462cm">
          <text:p text:style-name="P7"><text:span text:style-name="T10">RasterProject</text:span></text:p>
          <text:p text:style-name="P7"><text:span text:style-name="T10">(terr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draw:line-skew="-0.89cm" svg:x1="9.382cm" svg:y1="14.843cm" svg:x2="15.224cm" svg:y2="15.351cm" draw:start-shape="id104" draw:start-glue-point="1" draw:end-shape="id97" draw:end-glue-point="3">
          <text:p text:style-name="P1"/>
        </draw:connector>
        <draw:custom-shape draw:style-name="gr20" draw:text-style-name="P15" draw:id="id105" draw:layer="layout" svg:width="2.54cm" svg:height="0.762cm" svg:x="2.524cm" svg:y="14.462cm">
          <text:p text:style-name="P7"><text:span text:style-name="T10">RasterProduct #1</text:span></text:p>
          <text:p text:style-name="P7"><text:span text:style-name="T10">(terr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107" draw:layer="layout" svg:width="2.54cm" svg:height="0.762cm" svg:x="2.524cm" svg:y="16.494cm">
          <text:p text:style-name="P7"><text:span text:style-name="T10">RasterProduct #3</text:span></text:p>
          <text:p text:style-name="P7"><text:span text:style-name="T10">(terr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106" draw:layer="layout" svg:width="2.54cm" svg:height="0.762cm" svg:x="2.524cm" svg:y="15.478cm">
          <text:p text:style-name="P7"><text:span text:style-name="T10">RasterProduct #2</text:span></text:p>
          <text:p text:style-name="P7"><text:span text:style-name="T10">(terr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108" draw:layer="layout" svg:width="2.54cm" svg:height="0.762cm" svg:x="2.524cm" svg:y="17.51cm">
          <text:p text:style-name="P7"><text:span text:style-name="T10">RasterProduct #4</text:span></text:p>
          <text:p text:style-name="P7"><text:span text:style-name="T10">(terr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5.064cm" svg:y1="14.843cm" svg:x2="6.842cm" svg:y2="14.843cm" draw:start-shape="id105" draw:start-glue-point="1" draw:end-shape="id104" draw:end-glue-point="3">
          <text:p text:style-name="P1"/>
        </draw:connector>
        <draw:connector draw:style-name="gr21" draw:text-style-name="P10" draw:layer="layout" draw:type="curve" draw:line-skew="-0.382cm" svg:x1="5.064cm" svg:y1="15.859cm" svg:x2="6.842cm" svg:y2="14.843cm" draw:start-shape="id106" draw:start-glue-point="1" draw:end-shape="id104" draw:end-glue-point="3">
          <text:p text:style-name="P1"/>
        </draw:connector>
        <draw:connector draw:style-name="gr21" draw:text-style-name="P10" draw:layer="layout" draw:type="curve" draw:line-skew="-0.382cm" svg:x1="5.064cm" svg:y1="16.875cm" svg:x2="6.842cm" svg:y2="14.843cm" draw:start-shape="id107" draw:start-glue-point="1" draw:end-shape="id104" draw:end-glue-point="3">
          <text:p text:style-name="P1"/>
        </draw:connector>
        <draw:connector draw:style-name="gr21" draw:text-style-name="P10" draw:layer="layout" draw:type="curve" draw:line-skew="-0.382cm" svg:x1="5.064cm" svg:y1="17.891cm" svg:x2="6.842cm" svg:y2="14.843cm" draw:start-shape="id108" draw:start-glue-point="1" draw:end-shape="id104" draw:end-glue-point="3">
          <text:p text:style-name="P1"/>
        </draw:connector>
        <draw:custom-shape draw:style-name="gr20" draw:text-style-name="P15" draw:id="id111" draw:layer="layout" svg:width="2.54cm" svg:height="0.762cm" svg:x="2.524cm" svg:y="22.336cm">
          <text:p text:style-name="P7"><text:span text:style-name="T10">CombinedRP #1</text:span></text:p>
          <text:p text:style-name="P7"><text:span text:style-name="T10">(terr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109" draw:layer="layout" svg:width="2.54cm" svg:height="0.762cm" svg:x="2.524cm" svg:y="24.368cm">
          <text:p text:style-name="P7"><text:span text:style-name="T10">CombinedRP #4</text:span></text:p>
          <text:p text:style-name="P7"><text:span text:style-name="T10">(terr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110" draw:layer="layout" svg:width="2.54cm" svg:height="0.762cm" svg:x="2.524cm" svg:y="23.352cm">
          <text:p text:style-name="P7"><text:span text:style-name="T10">CombinedRP #2</text:span></text:p>
          <text:p text:style-name="P7"><text:span text:style-name="T10">(terr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10" draw:layer="layout" draw:type="curve" draw:line-skew="-0.52cm" svg:x1="2.524cm" svg:y1="17.891cm" svg:x2="2.524cm" svg:y2="24.749cm" draw:start-shape="id108" draw:start-glue-point="3" draw:end-shape="id109" draw:end-glue-point="3">
          <text:p text:style-name="P1"/>
        </draw:connector>
        <draw:connector draw:style-name="gr22" draw:text-style-name="P10" draw:layer="layout" draw:type="curve" draw:line-skew="-0.266cm" svg:x1="2.524cm" svg:y1="15.859cm" svg:x2="2.524cm" svg:y2="23.733cm" draw:start-shape="id106" draw:start-glue-point="3" draw:end-shape="id110" draw:end-glue-point="3">
          <text:p text:style-name="P1"/>
        </draw:connector>
        <draw:connector draw:style-name="gr22" draw:text-style-name="P10" draw:layer="layout" draw:type="curve" draw:line-skew="-0.52cm" svg:x1="2.524cm" svg:y1="14.843cm" svg:x2="2.524cm" svg:y2="22.717cm" draw:start-shape="id105" draw:start-glue-point="3" draw:end-shape="id111" draw:end-glue-point="3">
          <text:p text:style-name="P1"/>
        </draw:connector>
        <draw:custom-shape draw:style-name="gr51" draw:text-style-name="P7" draw:layer="layout" svg:width="10.922cm" svg:height="2.032cm" svg:x="9.128cm" svg:y="22.676cm">
          <text:p text:style-name="P7">PacketGen::UpdateChildren()</text:p>
          <draw:enhanced-geometry svg:viewBox="0 0 21600 21600" draw:type="rectangle" draw:enhanced-path="M 0 0 L 21600 0 21600 21600 0 21600 0 0 Z N"/>
        </draw:custom-shape>
        <draw:custom-shape draw:style-name="gr23" draw:text-style-name="P17" draw:id="id112" draw:layer="layout" svg:width="2.54cm" svg:height="0.762cm" svg:x="9.636cm" svg:y="22.93cm">
          <text:p text:style-name="P7"><text:span text:style-name="T11">PacketLevel #D</text:span></text:p>
          <text:p text:style-name="P7"><text:span text:style-name="T11">(level 22) (blend)</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18" draw:layer="layout" svg:width="1.524cm" svg:height="1.102cm" svg:x="15.478cm" svg:y="22.59cm">
          <draw:text-box>
            <text:p text:style-name="P1"><text:span text:style-name="T12">. . .</text:span></text:p>
          </draw:text-box>
        </draw:frame>
        <draw:custom-shape draw:style-name="gr23" draw:text-style-name="P17" draw:id="id113" draw:layer="layout" svg:width="2.54cm" svg:height="0.762cm" svg:x="12.684cm" svg:y="22.93cm">
          <text:p text:style-name="P7"><text:span text:style-name="T11">PacketLevel #D</text:span></text:p>
          <text:p text:style-name="P7"><text:span text:style-name="T11">(level 21) (blend)</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id="id114" draw:layer="layout" svg:width="2.54cm" svg:height="0.762cm" svg:x="17.256cm" svg:y="22.93cm">
          <text:p text:style-name="P7"><text:span text:style-name="T11">PacketLevel #D</text:span></text:p>
          <text:p text:style-name="P7"><text:span text:style-name="T11">(level 17) (blend)</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svg:x1="5.064cm" svg:y1="22.717cm" svg:x2="9.636cm" svg:y2="23.311cm" draw:start-shape="id111" draw:start-glue-point="1" draw:end-shape="id112" draw:end-glue-point="3">
          <text:p text:style-name="P1"/>
        </draw:connector>
        <draw:connector draw:style-name="gr21" draw:text-style-name="P10" draw:layer="layout" draw:type="curve" draw:line-skew="-0.636cm" svg:x1="5.064cm" svg:y1="24.749cm" svg:x2="9.636cm" svg:y2="23.311cm" draw:start-shape="id109" draw:start-glue-point="1" draw:end-shape="id112" draw:end-glue-point="3">
          <text:p text:style-name="P1"/>
        </draw:connector>
        <draw:connector draw:style-name="gr21" draw:text-style-name="P10" draw:layer="layout" draw:type="curve" svg:x1="5.064cm" svg:y1="24.749cm" svg:x2="13.954cm" svg:y2="23.692cm" draw:start-shape="id109" draw:start-glue-point="1" draw:end-shape="id113" draw:end-glue-point="2">
          <text:p text:style-name="P1"/>
        </draw:connector>
        <draw:connector draw:style-name="gr21" draw:text-style-name="P10" draw:layer="layout" draw:type="curve" draw:line-skew="-2.445cm 0.182cm" svg:x1="5.064cm" svg:y1="23.733cm" svg:x2="13.954cm" svg:y2="23.692cm" draw:start-shape="id110" draw:start-glue-point="1" draw:end-shape="id113" draw:end-glue-point="2">
          <text:p text:style-name="P1"/>
        </draw:connector>
        <draw:connector draw:style-name="gr21" draw:text-style-name="P10" draw:layer="layout" draw:type="curve" draw:line-skew="-2.995cm 0.182cm" svg:x1="5.064cm" svg:y1="22.717cm" svg:x2="13.954cm" svg:y2="23.692cm" draw:start-shape="id111" draw:start-glue-point="1" draw:end-shape="id113" draw:end-glue-point="2">
          <text:p text:style-name="P1"/>
        </draw:connector>
        <draw:connector draw:style-name="gr22" draw:text-style-name="P10" draw:layer="layout" draw:type="line" svg:x1="10.779cm" svg:y1="21.574cm" svg:x2="10.906cm" svg:y2="22.93cm" draw:start-shape="id101" draw:start-glue-point="2" draw:end-shape="id112" draw:end-glue-point="0">
          <text:p text:style-name="P1"/>
        </draw:connector>
        <draw:connector draw:style-name="gr22" draw:text-style-name="P10" draw:layer="layout" draw:type="line" svg:x1="10.779cm" svg:y1="21.574cm" svg:x2="18.526cm" svg:y2="22.93cm" draw:start-shape="id101" draw:start-glue-point="2" draw:end-shape="id114" draw:end-glue-point="0">
          <text:p text:style-name="P1"/>
        </draw:connector>
        <draw:connector draw:style-name="gr22" draw:text-style-name="P10" draw:layer="layout" draw:type="line" svg:x1="10.779cm" svg:y1="21.574cm" svg:x2="13.954cm" svg:y2="22.93cm" draw:start-shape="id101" draw:start-glue-point="2" draw:end-shape="id113" draw:end-glue-point="0">
          <text:p text:style-name="P1"/>
        </draw:connector>
        <draw:custom-shape draw:style-name="gr20" draw:text-style-name="P15" draw:id="id116" draw:layer="layout" svg:width="2.54cm" svg:height="0.762cm" svg:x="9.636cm" svg:y="15.732cm">
          <text:p text:style-name="P7"><text:span text:style-name="T10">RasterProject</text:span></text:p>
          <text:p text:style-name="P7"><text:span text:style-name="T10">(image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115" draw:layer="layout" svg:width="2.54cm" svg:height="0.762cm" svg:x="5.572cm" svg:y="17.764cm">
          <text:p text:style-name="P7"><text:span text:style-name="T10">RasterProduct #A</text:span></text:p>
          <text:p text:style-name="P7"><text:span text:style-name="T10">(imagerg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118" draw:layer="layout" svg:width="2.54cm" svg:height="0.762cm" svg:x="5.572cm" svg:y="19.796cm">
          <text:p text:style-name="P7"><text:span text:style-name="T10">RasterProduct #C</text:span></text:p>
          <text:p text:style-name="P7"><text:span text:style-name="T10">(image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117" draw:layer="layout" svg:width="2.54cm" svg:height="0.762cm" svg:x="5.572cm" svg:y="18.78cm">
          <text:p text:style-name="P7"><text:span text:style-name="T10">RasterProduct #B</text:span></text:p>
          <text:p text:style-name="P7"><text:span text:style-name="T10">(image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id="id119" draw:layer="layout" svg:width="2.54cm" svg:height="0.762cm" svg:x="5.572cm" svg:y="20.812cm">
          <text:p text:style-name="P7"><text:span text:style-name="T10">RasterProduct #D</text:span></text:p>
          <text:p text:style-name="P7"><text:span text:style-name="T10">(image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0" draw:layer="layout" draw:type="curve" draw:line-skew="-0.255cm" svg:x1="8.112cm" svg:y1="18.145cm" svg:x2="9.636cm" svg:y2="16.113cm" draw:start-shape="id115" draw:start-glue-point="1" draw:end-shape="id116" draw:end-glue-point="3">
          <text:p text:style-name="P1"/>
        </draw:connector>
        <draw:connector draw:style-name="gr21" draw:text-style-name="P10" draw:layer="layout" draw:type="curve" draw:line-skew="-0.382cm" svg:x1="8.112cm" svg:y1="19.161cm" svg:x2="9.636cm" svg:y2="16.113cm" draw:start-shape="id117" draw:start-glue-point="1" draw:end-shape="id116" draw:end-glue-point="3">
          <text:p text:style-name="P1"/>
        </draw:connector>
        <draw:connector draw:style-name="gr21" draw:text-style-name="P10" draw:layer="layout" draw:type="curve" draw:line-skew="-0.382cm" svg:x1="8.112cm" svg:y1="20.177cm" svg:x2="9.636cm" svg:y2="16.113cm" draw:start-shape="id118" draw:start-glue-point="1" draw:end-shape="id116" draw:end-glue-point="3">
          <text:p text:style-name="P1"/>
        </draw:connector>
        <draw:connector draw:style-name="gr21" draw:text-style-name="P10" draw:layer="layout" draw:type="curve" draw:line-skew="-0.382cm" svg:x1="8.112cm" svg:y1="21.193cm" svg:x2="9.636cm" svg:y2="16.113cm" draw:start-shape="id119" draw:start-glue-point="1" draw:end-shape="id116" draw:end-glue-point="3">
          <text:p text:style-name="P1"/>
        </draw:connector>
        <draw:connector draw:style-name="gr21" draw:text-style-name="P10" draw:layer="layout" draw:type="curve" draw:line-skew="-0.509cm" svg:x1="12.176cm" svg:y1="16.113cm" svg:x2="15.224cm" svg:y2="15.351cm" draw:start-shape="id116" draw:start-glue-point="1" draw:end-shape="id97" draw:end-glue-point="3">
          <text:p text:style-name="P1"/>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305cm" draw:rotation="0"/>
    <draw:fill-image draw:name="Bitmape_20_1" draw:display-name="Bitmape 1" xlink:href="Pictures/10000000000000200000002000309F1C.png" xlink:type="simple" xlink:show="embed" xlink:actuate="onLoad"/>
    <draw:marker draw:name="Arrow" svg:viewBox="0 0 20 30" svg:d="m10 0-10 30h20z"/>
    <draw:marker draw:name="Double_20_Arrow" draw:display-name="Double Arrow" svg:viewBox="0 0 1131 1918" svg:d="m737 1131h394l-564-1131-567 1131h398l-398 787h1131z"/>
    <draw:marker draw:name="Rounded_20_short_20_Arrow" draw:display-name="Rounded short Arrow" svg:viewBox="0 0 1013 1130" svg:d="m1009 1050-449-1008-22-30-29-12-34 12-21 26-449 1012-5 13v8l5 21 12 21 17 13 21 4h903l21-4 21-13 9-21 4-21v-8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zxx" style:country-asian="none" style:font-family-complex="'Albany AMT'"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draw:textarea-vertical-align="top"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9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32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normal"/>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ocess_20_Line" style:display-name="Process Line" style:family="graphic" style:parent-style-name="standard">
      <style:graphic-properties draw:marker-end="Arrow" draw:marker-end-width="0.3cm" draw:textarea-vertical-align="bottom" draw:fit-to-contour="false" fo:padding-top="0.127cm" fo:padding-bottom="-0.508cm"/>
      <style:paragraph-properties fo:text-align="center"/>
      <style:text-properties fo:font-size="12pt"/>
    </style:style>
    <style:style style:name="Disk_20_File" style:display-name="Disk File" style:family="graphic" style:parent-style-name="standard">
      <style:graphic-properties draw:textarea-horizontal-align="justify" draw:textarea-vertical-align="bottom" draw:auto-grow-height="false" fo:padding-bottom="-0.635cm"/>
      <style:paragraph-properties fo:text-align="center">
        <style:tab-stops/>
      </style:paragraph-properties>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creation-date>2008-01-10T09:20:34</meta:creation-date>
    <dc:date>2008-04-18T09:41:43</dc:date>
    <meta:editing-cycles>71</meta:editing-cycles>
    <meta:editing-duration>P1DT9H22M25S</meta:editing-duration>
    <meta:user-defined meta:name="Info 1"/>
    <meta:user-defined meta:name="Info 2"/>
    <meta:user-defined meta:name="Info 3"/>
    <meta:user-defined meta:name="Info 4"/>
    <meta:document-statistic meta:object-count="530"/>
  </office:meta>
</office:document-meta>
</file>